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/>
    <style:font-face style:name="Liberation Sans1" svg:font-family="'Liberation Sans1'" style:font-family-generic="swiss"/>
    <style:font-face style:name="Liberation Sans" svg:font-family="'Liberation Sans'" style:font-family-generic="swiss" style:font-pitch="variable"/>
    <style:font-face style:name="Liberation Sans11" svg:font-family="'Liberation Sans1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1.0335in"/>
    </style:style>
    <style:style style:name="co3" style:family="table-column">
      <style:table-column-properties fo:break-before="auto" style:column-width="0.83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archive_5f_set-_5f_upto_5f_1000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fo:color="#000000" style:font-name="Liberation Sans1" fo:font-size="11pt" fo:font-weight="bold" style:text-underline-style="none" style:text-underline-color="font-color" fo:font-style="normal" style:text-outline="false" fo:text-shadow="none" style:text-position="0%" style:font-name-complex="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1" fo:font-size="11pt" style:text-underline-style="none" style:text-underline-color="font-color" fo:font-style="normal" style:text-outline="false" fo:text-shadow="none" style:text-position="0%" style:font-name-complex="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chive_set-_upto_1000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09" table:default-cell-style-name="ce1"/>
        <table:table-row table:style-name="ro1">
          <table:table-cell office:value-type="string" calcext:value-type="string">
            <text:p>Last Week</text:p>
          </table:table-cell>
          <table:table-cell office:value-type="string" calcext:value-type="string">
            <text:p>2min</text:p>
          </table:table-cell>
          <table:table-cell table:style-name="Default"/>
          <table:table-cell/>
          <table:table-cell office:value-type="string" calcext:value-type="string">
            <text:p>Last Week</text:p>
          </table:table-cell>
          <table:table-cell office:value-type="string" calcext:value-type="string">
            <text:p>Winnowing</text:p>
          </table:table-cell>
          <table:table-cell table:style-name="Default"/>
          <table:table-cell/>
          <table:table-cell office:value-type="string" calcext:value-type="string">
            <text:p>Last Week</text:p>
          </table:table-cell>
          <table:table-cell office:value-type="string" calcext:value-type="string">
            <text:p>TDDD</text:p>
          </table:table-cell>
          <table:table-cell table:style-name="Default"/>
          <table:table-cell/>
          <table:table-cell office:value-type="string" calcext:value-type="string">
            <text:p>Last Week</text:p>
          </table:table-cell>
          <table:table-cell office:value-type="string" calcext:value-type="string">
            <text:p>KR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.956178572616" calcext:value-type="float">
            <text:p>222.9561785726</text:p>
          </table:table-cell>
          <table:table-cell office:value-type="float" office:value="0.950164921272591" calcext:value-type="float">
            <text:p>0.95016492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7996982326422" calcext:value-type="float">
            <text:p>49.7996982326</text:p>
          </table:table-cell>
          <table:table-cell office:value-type="float" office:value="0.968345320607876" calcext:value-type="float">
            <text:p>0.96834532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5.392460633144" calcext:value-type="float">
            <text:p>195.3924606331</text:p>
          </table:table-cell>
          <table:table-cell office:value-type="float" office:value="0.946300310420683" calcext:value-type="float">
            <text:p>0.94630031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276004730161" calcext:value-type="float">
            <text:p>112.2760047302</text:p>
          </table:table-cell>
          <table:table-cell office:value-type="float" office:value="0.95535255590153" calcext:value-type="float">
            <text:p>0.9553525559</text:p>
          </table:table-cell>
          <table:table-cell table:number-columns-repeated="100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.711796243544" calcext:value-type="float">
            <text:p>342.7117962435</text:p>
          </table:table-cell>
          <table:table-cell office:value-type="float" office:value="0.944774780773542" calcext:value-type="float">
            <text:p>0.944774780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4.9224911327855" calcext:value-type="float">
            <text:p>74.9224911328</text:p>
          </table:table-cell>
          <table:table-cell office:value-type="float" office:value="0.963191440998711" calcext:value-type="float">
            <text:p>0.96319144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2.799591294456" calcext:value-type="float">
            <text:p>302.7995912945</text:p>
          </table:table-cell>
          <table:table-cell office:value-type="float" office:value="0.938322906589341" calcext:value-type="float">
            <text:p>0.938322906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1.871110997554" calcext:value-type="float">
            <text:p>171.8711109976</text:p>
          </table:table-cell>
          <table:table-cell office:value-type="float" office:value="0.949703034982855" calcext:value-type="float">
            <text:p>0.949703035</text:p>
          </table:table-cell>
          <table:table-cell table:number-columns-repeated="2"/>
          <table:table-cell>
            <draw:frame table:end-cell-address="'archive_set-_upto_1000'.X20" table:end-x="0.7913in" table:end-y="0.0268in" draw:z-index="0" draw:name="Chart 4" draw:style-name="gr1" draw:text-style-name="P1" svg:width="5.5028in" svg:height="2.998in" svg:x="0.2933in" svg:y="0.1953in">
              <draw:object draw:notify-on-update-of-ranges="'archive_set-_upto_1000'.O3:'archive_set-_upto_1000'.O21 'archive_set-_upto_1000'.N3:'archive_set-_upto_1000'.N21 'archive_set-_upto_1000'.G3:'archive_set-_upto_1000'.G41 'archive_set-_upto_1000'.F3:'archive_set-_upto_1000'.F41 'archive_set-_upto_1000'.C3:'archive_set-_upto_1000'.C21 'archive_set-_upto_1000'.B3:'archive_set-_upto_1000'.B21 'archive_set-_upto_1000'.K3:'archive_set-_upto_1000'.K21 'archive_set-_upto_1000'.J3:'archive_set-_upto_1000'.J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0.554050838862" calcext:value-type="float">
            <text:p>490.5540508389</text:p>
          </table:table-cell>
          <table:table-cell office:value-type="float" office:value="0.94070618851171" calcext:value-type="float">
            <text:p>0.94070618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.90833097634" calcext:value-type="float">
            <text:p>100.9083309763</text:p>
          </table:table-cell>
          <table:table-cell office:value-type="float" office:value="0.95942258884797" calcext:value-type="float">
            <text:p>0.95942258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6.822257665519" calcext:value-type="float">
            <text:p>396.8222576655</text:p>
          </table:table-cell>
          <table:table-cell office:value-type="float" office:value="0.93363153522569" calcext:value-type="float">
            <text:p>0.933631535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3.197553352225" calcext:value-type="float">
            <text:p>223.1975533522</text:p>
          </table:table-cell>
          <table:table-cell office:value-type="float" office:value="0.946151199150525" calcext:value-type="float">
            <text:p>0.9461511992</text:p>
          </table:table-cell>
          <table:table-cell table:number-columns-repeated="100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0.100883086466" calcext:value-type="float">
            <text:p>620.1008830865</text:p>
          </table:table-cell>
          <table:table-cell office:value-type="float" office:value="0.938018954162516" calcext:value-type="float">
            <text:p>0.938018954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722671906704" calcext:value-type="float">
            <text:p>122.7226719067</text:p>
          </table:table-cell>
          <table:table-cell office:value-type="float" office:value="0.956362689686572" calcext:value-type="float">
            <text:p>0.956362689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16.944143977135" calcext:value-type="float">
            <text:p>516.9441439771</text:p>
          </table:table-cell>
          <table:table-cell office:value-type="float" office:value="0.903037154087288" calcext:value-type="float">
            <text:p>0.903037154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34.977374722037" calcext:value-type="float">
            <text:p>334.977374722</text:p>
          </table:table-cell>
          <table:table-cell office:value-type="float" office:value="0.943672916051999" calcext:value-type="float">
            <text:p>0.9436729161</text:p>
          </table:table-cell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6.959848485857" calcext:value-type="float">
            <text:p>736.9598484859</text:p>
          </table:table-cell>
          <table:table-cell office:value-type="float" office:value="0.936339738563851" calcext:value-type="float">
            <text:p>0.936339738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177044421785" calcext:value-type="float">
            <text:p>144.1770444218</text:p>
          </table:table-cell>
          <table:table-cell office:value-type="float" office:value="0.953841856821833" calcext:value-type="float">
            <text:p>0.953841856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38.256853301516" calcext:value-type="float">
            <text:p>638.2568533015</text:p>
          </table:table-cell>
          <table:table-cell office:value-type="float" office:value="0.919101621681526" calcext:value-type="float">
            <text:p>0.919101621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0.770491656675" calcext:value-type="float">
            <text:p>410.7704916567</text:p>
          </table:table-cell>
          <table:table-cell office:value-type="float" office:value="0.939594012026528" calcext:value-type="float">
            <text:p>0.939594012</text:p>
          </table:table-cell>
          <table:table-cell table:number-columns-repeated="100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2.617660153586" calcext:value-type="float">
            <text:p>882.6176601536</text:p>
          </table:table-cell>
          <table:table-cell office:value-type="float" office:value="0.934458411750608" calcext:value-type="float">
            <text:p>0.934458411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447591769359" calcext:value-type="float">
            <text:p>167.4475917694</text:p>
          </table:table-cell>
          <table:table-cell office:value-type="float" office:value="0.951813983183764" calcext:value-type="float">
            <text:p>0.951813983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32.980272502196" calcext:value-type="float">
            <text:p>732.9802725022</text:p>
          </table:table-cell>
          <table:table-cell office:value-type="float" office:value="0.912836301284656" calcext:value-type="float">
            <text:p>0.912836301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56.274980222268" calcext:value-type="float">
            <text:p>456.2749802223</text:p>
          </table:table-cell>
          <table:table-cell office:value-type="float" office:value="0.936490002467789" calcext:value-type="float">
            <text:p>0.9364900025</text:p>
          </table:table-cell>
          <table:table-cell table:number-columns-repeated="100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7.36306427341" calcext:value-type="float">
            <text:p>1077.3630642734</text:p>
          </table:table-cell>
          <table:table-cell office:value-type="float" office:value="0.932129140047202" calcext:value-type="float">
            <text:p>0.9321291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.048506309993" calcext:value-type="float">
            <text:p>191.04850631</text:p>
          </table:table-cell>
          <table:table-cell office:value-type="float" office:value="0.950152869118407" calcext:value-type="float">
            <text:p>0.950152869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51.078925966256" calcext:value-type="float">
            <text:p>851.0789259663</text:p>
          </table:table-cell>
          <table:table-cell office:value-type="float" office:value="0.90493107041666" calcext:value-type="float">
            <text:p>0.904931070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18.329078509553" calcext:value-type="float">
            <text:p>618.3290785096</text:p>
          </table:table-cell>
          <table:table-cell office:value-type="float" office:value="0.937352516361392" calcext:value-type="float">
            <text:p>0.9373525164</text:p>
          </table:table-cell>
          <table:table-cell table:number-columns-repeated="100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42.01034655293" calcext:value-type="float">
            <text:p>1242.0103465529</text:p>
          </table:table-cell>
          <table:table-cell office:value-type="float" office:value="0.92440332526064" calcext:value-type="float">
            <text:p>0.9244033253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2.733166817326" calcext:value-type="float">
            <text:p>212.7331668173</text:p>
          </table:table-cell>
          <table:table-cell office:value-type="float" office:value="0.94850744320208" calcext:value-type="float">
            <text:p>0.948507443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75.823874586797" calcext:value-type="float">
            <text:p>875.8238745868</text:p>
          </table:table-cell>
          <table:table-cell office:value-type="float" office:value="0.916202490837705" calcext:value-type="float">
            <text:p>0.916202490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07.644660659655" calcext:value-type="float">
            <text:p>507.6446606597</text:p>
          </table:table-cell>
          <table:table-cell office:value-type="float" office:value="0.936293133415135" calcext:value-type="float">
            <text:p>0.9362931334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7.96673744536" calcext:value-type="float">
            <text:p>1357.9667374454</text:p>
          </table:table-cell>
          <table:table-cell office:value-type="float" office:value="0.923306075567785" calcext:value-type="float">
            <text:p>0.92330607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6.504724013487" calcext:value-type="float">
            <text:p>236.5047240135</text:p>
          </table:table-cell>
          <table:table-cell office:value-type="float" office:value="0.947259610575275" calcext:value-type="float">
            <text:p>0.947259610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52.32398553951" calcext:value-type="float">
            <text:p>1052.3239855395</text:p>
          </table:table-cell>
          <table:table-cell office:value-type="float" office:value="0.921306727913244" calcext:value-type="float">
            <text:p>0.921306727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3.9809511237" calcext:value-type="float">
            <text:p>733.9809511237</text:p>
          </table:table-cell>
          <table:table-cell office:value-type="float" office:value="0.936463452515287" calcext:value-type="float">
            <text:p>0.9364634525</text:p>
          </table:table-cell>
          <table:table-cell table:number-columns-repeated="100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87.26485989389" calcext:value-type="float">
            <text:p>1487.2648598939</text:p>
          </table:table-cell>
          <table:table-cell office:value-type="float" office:value="0.921814358302961" calcext:value-type="float">
            <text:p>0.921814358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59.031718813475" calcext:value-type="float">
            <text:p>259.0317188135</text:p>
          </table:table-cell>
          <table:table-cell office:value-type="float" office:value="0.94607495592313" calcext:value-type="float">
            <text:p>0.9460749559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53.08096738053" calcext:value-type="float">
            <text:p>1153.0809673805</text:p>
          </table:table-cell>
          <table:table-cell office:value-type="float" office:value="0.914053693581588" calcext:value-type="float">
            <text:p>0.914053693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77.600847647169" calcext:value-type="float">
            <text:p>677.6008476472</text:p>
          </table:table-cell>
          <table:table-cell office:value-type="float" office:value="0.932977115076399" calcext:value-type="float">
            <text:p>0.9329771151</text:p>
          </table:table-cell>
          <table:table-cell table:number-columns-repeated="100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12.8403120203" calcext:value-type="float">
            <text:p>1612.8403120203</text:p>
          </table:table-cell>
          <table:table-cell office:value-type="float" office:value="0.920472069765076" calcext:value-type="float">
            <text:p>0.920472069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8.840500812588" calcext:value-type="float">
            <text:p>278.8405008126</text:p>
          </table:table-cell>
          <table:table-cell office:value-type="float" office:value="0.945177523080259" calcext:value-type="float">
            <text:p>0.94517752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32.44381530568" calcext:value-type="float">
            <text:p>1332.4438153057</text:p>
          </table:table-cell>
          <table:table-cell office:value-type="float" office:value="0.916606140404994" calcext:value-type="float">
            <text:p>0.916606140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0.021753793401" calcext:value-type="float">
            <text:p>970.0217537934</text:p>
          </table:table-cell>
          <table:table-cell office:value-type="float" office:value="0.931491289766003" calcext:value-type="float">
            <text:p>0.9314912898</text:p>
          </table:table-cell>
          <table:table-cell table:number-columns-repeated="100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36.6892201638" calcext:value-type="float">
            <text:p>1736.6892201638</text:p>
          </table:table-cell>
          <table:table-cell office:value-type="float" office:value="0.91942287809184" calcext:value-type="float">
            <text:p>0.919422878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0.370941899752" calcext:value-type="float">
            <text:p>300.3709418998</text:p>
          </table:table-cell>
          <table:table-cell office:value-type="float" office:value="0.944260149484841" calcext:value-type="float">
            <text:p>0.9442601495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60.85751197621" calcext:value-type="float">
            <text:p>1360.8575119762</text:p>
          </table:table-cell>
          <table:table-cell office:value-type="float" office:value="0.920841275580238" calcext:value-type="float">
            <text:p>0.920841275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9.107309672716" calcext:value-type="float">
            <text:p>769.1073096727</text:p>
          </table:table-cell>
          <table:table-cell office:value-type="float" office:value="0.933131546478652" calcext:value-type="float">
            <text:p>0.9331315465</text:p>
          </table:table-cell>
          <table:table-cell table:number-columns-repeated="100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31.28538506062" calcext:value-type="float">
            <text:p>1831.2853850606</text:p>
          </table:table-cell>
          <table:table-cell office:value-type="float" office:value="0.919018838500644" calcext:value-type="float">
            <text:p>0.919018838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9.043558651922" calcext:value-type="float">
            <text:p>319.0435586519</text:p>
          </table:table-cell>
          <table:table-cell office:value-type="float" office:value="0.943535474739394" calcext:value-type="float">
            <text:p>0.943535474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08.0352219093" calcext:value-type="float">
            <text:p>1508.0352219093</text:p>
          </table:table-cell>
          <table:table-cell office:value-type="float" office:value="0.902432174465861" calcext:value-type="float">
            <text:p>0.902432174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25.01713757806" calcext:value-type="float">
            <text:p>1025.0171375781</text:p>
          </table:table-cell>
          <table:table-cell office:value-type="float" office:value="0.92933007775391" calcext:value-type="float">
            <text:p>0.9293300778</text:p>
          </table:table-cell>
          <table:table-cell table:number-columns-repeated="100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47.5519015765" calcext:value-type="float">
            <text:p>1947.5519015765</text:p>
          </table:table-cell>
          <table:table-cell office:value-type="float" office:value="0.918607184032052" calcext:value-type="float">
            <text:p>0.91860718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8.068417065119" calcext:value-type="float">
            <text:p>338.0684170651</text:p>
          </table:table-cell>
          <table:table-cell office:value-type="float" office:value="0.942820371787035" calcext:value-type="float">
            <text:p>0.942820371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586.18391975449" calcext:value-type="float">
            <text:p>1586.1839197545</text:p>
          </table:table-cell>
          <table:table-cell office:value-type="float" office:value="0.90009043855159" calcext:value-type="float">
            <text:p>0.900090438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42.26525345812" calcext:value-type="float">
            <text:p>1042.2652534581</text:p>
          </table:table-cell>
          <table:table-cell office:value-type="float" office:value="0.929399219212168" calcext:value-type="float">
            <text:p>0.9293992192</text:p>
          </table:table-cell>
          <table:table-cell table:number-columns-repeated="100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66.76344787032" calcext:value-type="float">
            <text:p>2066.7634478703</text:p>
          </table:table-cell>
          <table:table-cell office:value-type="float" office:value="0.918140747434491" calcext:value-type="float">
            <text:p>0.918140747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4.802809501482" calcext:value-type="float">
            <text:p>354.8028095015</text:p>
          </table:table-cell>
          <table:table-cell office:value-type="float" office:value="0.942186439391245" calcext:value-type="float">
            <text:p>0.942186439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23.68730315341" calcext:value-type="float">
            <text:p>1823.6873031534</text:p>
          </table:table-cell>
          <table:table-cell office:value-type="float" office:value="0.899774071656175" calcext:value-type="float">
            <text:p>0.899774071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7.58848534634" calcext:value-type="float">
            <text:p>1357.5884853463</text:p>
          </table:table-cell>
          <table:table-cell office:value-type="float" office:value="0.931440463491451" calcext:value-type="float">
            <text:p>0.9314404635</text:p>
          </table:table-cell>
          <table:table-cell table:number-columns-repeated="100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60.27886421368" calcext:value-type="float">
            <text:p>2160.2788642137</text:p>
          </table:table-cell>
          <table:table-cell office:value-type="float" office:value="0.917880700441224" calcext:value-type="float">
            <text:p>0.9178807004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7.53489930071" calcext:value-type="float">
            <text:p>377.5348993007</text:p>
          </table:table-cell>
          <table:table-cell office:value-type="float" office:value="0.940377942817735" calcext:value-type="float">
            <text:p>0.940377942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54.50745845584" calcext:value-type="float">
            <text:p>1754.5074584558</text:p>
          </table:table-cell>
          <table:table-cell office:value-type="float" office:value="0.89817857325889" calcext:value-type="float">
            <text:p>0.898178573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2.05351146849" calcext:value-type="float">
            <text:p>1032.0535114685</text:p>
          </table:table-cell>
          <table:table-cell office:value-type="float" office:value="0.932774774009801" calcext:value-type="float">
            <text:p>0.932774774</text:p>
          </table:table-cell>
          <table:table-cell table:number-columns-repeated="100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92.60847738292" calcext:value-type="float">
            <text:p>2392.6084773829</text:p>
          </table:table-cell>
          <table:table-cell office:value-type="float" office:value="0.915917516749883" calcext:value-type="float">
            <text:p>0.915917516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98.854600758689" calcext:value-type="float">
            <text:p>398.8546007587</text:p>
          </table:table-cell>
          <table:table-cell office:value-type="float" office:value="0.939861164142412" calcext:value-type="float">
            <text:p>0.939861164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33.66832701645" calcext:value-type="float">
            <text:p>2033.6683270165</text:p>
          </table:table-cell>
          <table:table-cell office:value-type="float" office:value="0.897185403271027" calcext:value-type="float">
            <text:p>0.897185403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68.45420868037" calcext:value-type="float">
            <text:p>1768.4542086804</text:p>
          </table:table-cell>
          <table:table-cell office:value-type="float" office:value="0.921264641465955" calcext:value-type="float">
            <text:p>0.9212646415</text:p>
          </table:table-cell>
          <table:table-cell table:number-columns-repeated="100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29.51400184836" calcext:value-type="float">
            <text:p>2529.5140018484</text:p>
          </table:table-cell>
          <table:table-cell office:value-type="float" office:value="0.915606155619762" calcext:value-type="float">
            <text:p>0.915606155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19.830225547716" calcext:value-type="float">
            <text:p>419.8302255477</text:p>
          </table:table-cell>
          <table:table-cell office:value-type="float" office:value="0.939070532504143" calcext:value-type="float">
            <text:p>0.9390705325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926.97015324861" calcext:value-type="float">
            <text:p>1926.9701532486</text:p>
          </table:table-cell>
          <table:table-cell office:value-type="float" office:value="0.900800988544521" calcext:value-type="float">
            <text:p>0.9008009885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6.61836452245" calcext:value-type="float">
            <text:p>1066.6183645225</text:p>
          </table:table-cell>
          <table:table-cell office:value-type="float" office:value="0.929724095320012" calcext:value-type="float">
            <text:p>0.9297240953</text:p>
          </table:table-cell>
          <table:table-cell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31.23556498241" calcext:value-type="float">
            <text:p>2631.2355649824</text:p>
          </table:table-cell>
          <table:table-cell office:value-type="float" office:value="0.915339558638433" calcext:value-type="float">
            <text:p>0.915339558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383397809981" calcext:value-type="float">
            <text:p>439.38339781</text:p>
          </table:table-cell>
          <table:table-cell office:value-type="float" office:value="0.938498037116647" calcext:value-type="float">
            <text:p>0.938498037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57.36698572352" calcext:value-type="float">
            <text:p>2257.3669857235</text:p>
          </table:table-cell>
          <table:table-cell office:value-type="float" office:value="0.896031788191358" calcext:value-type="float">
            <text:p>0.896031788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5.87937349935" calcext:value-type="float">
            <text:p>1645.8793734994</text:p>
          </table:table-cell>
          <table:table-cell office:value-type="float" office:value="0.924619654605448" calcext:value-type="float">
            <text:p>0.9246196546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office:value-type="float" office:value="1050" calcext:value-type="float">
            <text:p>1050</text:p>
          </table:table-cell>
          <table:table-cell office:value-type="float" office:value="462.730382391381" calcext:value-type="float">
            <text:p>462.7303823914</text:p>
          </table:table-cell>
          <table:table-cell office:value-type="float" office:value="0.937679773098672" calcext:value-type="float">
            <text:p>0.9376797731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>
            <draw:frame table:end-cell-address="'archive_set-_upto_1000'.X37" table:end-x="0.2709in" table:end-y="0.1102in" draw:z-index="1" draw:name="Chart 5" draw:style-name="gr1" draw:text-style-name="P1" svg:width="5.5862in" svg:height="2.998in" svg:x="0.5236in" svg:y="0.0819in">
              <draw:object draw:notify-on-update-of-ranges="'archive_set-_upto_1000'.O25:'archive_set-_upto_1000'.O43 'archive_set-_upto_1000'.N25:'archive_set-_upto_1000'.N43 'archive_set-_upto_1000'.G47:'archive_set-_upto_1000'.G85 'archive_set-_upto_1000'.F47:'archive_set-_upto_1000'.F85 'archive_set-_upto_1000'.C25:'archive_set-_upto_1000'.C43 'archive_set-_upto_1000'.B25:'archive_set-_upto_1000'.B43 'archive_set-_upto_1000'.K25:'archive_set-_upto_1000'.K43 'archive_set-_upto_1000'.J25:'archive_set-_upto_1000'.J4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st Month</text:p>
          </table:table-cell>
          <table:table-cell table:style-name="Default" table:number-columns-repeated="2"/>
          <table:table-cell/>
          <table:table-cell office:value-type="float" office:value="1100" calcext:value-type="float">
            <text:p>1100</text:p>
          </table:table-cell>
          <table:table-cell office:value-type="float" office:value="481.125893315726" calcext:value-type="float">
            <text:p>481.1258933157</text:p>
          </table:table-cell>
          <table:table-cell office:value-type="float" office:value="0.937210502931014" calcext:value-type="float">
            <text:p>0.9372105029</text:p>
          </table:table-cell>
          <table:table-cell/>
          <table:table-cell office:value-type="string" calcext:value-type="string">
            <text:p>Last Month</text:p>
          </table:table-cell>
          <table:table-cell table:style-name="Default" table:number-columns-repeated="2"/>
          <table:table-cell/>
          <table:table-cell office:value-type="string" calcext:value-type="string">
            <text:p>Last Month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503.526048886785" calcext:value-type="float">
            <text:p>503.5260488868</text:p>
          </table:table-cell>
          <table:table-cell office:value-type="float" office:value="0.936779057141598" calcext:value-type="float">
            <text:p>0.9367790571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.956178572616" calcext:value-type="float">
            <text:p>222.9561785726</text:p>
          </table:table-cell>
          <table:table-cell office:value-type="float" office:value="0.889050589466033" calcext:value-type="float">
            <text:p>0.889050589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521.42292866964" calcext:value-type="float">
            <text:p>521.4229286696</text:p>
          </table:table-cell>
          <table:table-cell office:value-type="float" office:value="0.936335112742724" calcext:value-type="float">
            <text:p>0.93633511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5.392460633144" calcext:value-type="float">
            <text:p>195.3924606331</text:p>
          </table:table-cell>
          <table:table-cell office:value-type="float" office:value="0.885721909222058" calcext:value-type="float">
            <text:p>0.88572190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276004730161" calcext:value-type="float">
            <text:p>112.2760047302</text:p>
          </table:table-cell>
          <table:table-cell office:value-type="float" office:value="0.89831973141878" calcext:value-type="float">
            <text:p>0.8983197314</text:p>
          </table:table-cell>
          <table:table-cell table:number-columns-repeated="100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.711796243544" calcext:value-type="float">
            <text:p>342.7117962435</text:p>
          </table:table-cell>
          <table:table-cell office:value-type="float" office:value="0.879265511502508" calcext:value-type="float">
            <text:p>0.8792655115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548.482301874285" calcext:value-type="float">
            <text:p>548.4823018743</text:p>
          </table:table-cell>
          <table:table-cell office:value-type="float" office:value="0.935855853831166" calcext:value-type="float">
            <text:p>0.935855853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2.799591294456" calcext:value-type="float">
            <text:p>302.7995912945</text:p>
          </table:table-cell>
          <table:table-cell office:value-type="float" office:value="0.873097833878622" calcext:value-type="float">
            <text:p>0.87309783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1.871110997554" calcext:value-type="float">
            <text:p>171.8711109976</text:p>
          </table:table-cell>
          <table:table-cell office:value-type="float" office:value="0.888193563435537" calcext:value-type="float">
            <text:p>0.8881935634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0.554050838862" calcext:value-type="float">
            <text:p>490.5540508389</text:p>
          </table:table-cell>
          <table:table-cell office:value-type="float" office:value="0.87147138185703" calcext:value-type="float">
            <text:p>0.8714713819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565.522575284637" calcext:value-type="float">
            <text:p>565.5225752846</text:p>
          </table:table-cell>
          <table:table-cell office:value-type="float" office:value="0.935491157760817" calcext:value-type="float">
            <text:p>0.93549115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6.822257665519" calcext:value-type="float">
            <text:p>396.8222576655</text:p>
          </table:table-cell>
          <table:table-cell office:value-type="float" office:value="0.865791971892038" calcext:value-type="float">
            <text:p>0.86579197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3.197553352225" calcext:value-type="float">
            <text:p>223.1975533522</text:p>
          </table:table-cell>
          <table:table-cell office:value-type="float" office:value="0.881100563353129" calcext:value-type="float">
            <text:p>0.8811005634</text:p>
          </table:table-cell>
          <table:table-cell table:number-columns-repeated="100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0.100883086466" calcext:value-type="float">
            <text:p>620.1008830865</text:p>
          </table:table-cell>
          <table:table-cell office:value-type="float" office:value="0.86691129080757" calcext:value-type="float">
            <text:p>0.8669112908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587.692722527739" calcext:value-type="float">
            <text:p>587.6927225277</text:p>
          </table:table-cell>
          <table:table-cell office:value-type="float" office:value="0.935106931648737" calcext:value-type="float">
            <text:p>0.935106931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16.944143977135" calcext:value-type="float">
            <text:p>516.9441439771</text:p>
          </table:table-cell>
          <table:table-cell office:value-type="float" office:value="0.833387718091278" calcext:value-type="float">
            <text:p>0.833387718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34.977374722037" calcext:value-type="float">
            <text:p>334.977374722</text:p>
          </table:table-cell>
          <table:table-cell office:value-type="float" office:value="0.877390771352319" calcext:value-type="float">
            <text:p>0.8773907714</text:p>
          </table:table-cell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6.959848485857" calcext:value-type="float">
            <text:p>736.9598484859</text:p>
          </table:table-cell>
          <table:table-cell office:value-type="float" office:value="0.86395118373522" calcext:value-type="float">
            <text:p>0.863951183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607.889474509447" calcext:value-type="float">
            <text:p>607.8894745094</text:p>
          </table:table-cell>
          <table:table-cell office:value-type="float" office:value="0.93473217829146" calcext:value-type="float">
            <text:p>0.934732178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38.256853301516" calcext:value-type="float">
            <text:p>638.2568533015</text:p>
          </table:table-cell>
          <table:table-cell office:value-type="float" office:value="0.846891155764152" calcext:value-type="float">
            <text:p>0.846891155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0.770491656675" calcext:value-type="float">
            <text:p>410.7704916567</text:p>
          </table:table-cell>
          <table:table-cell office:value-type="float" office:value="0.869304859299523" calcext:value-type="float">
            <text:p>0.8693048593</text:p>
          </table:table-cell>
          <table:table-cell table:number-columns-repeated="100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2.617660153586" calcext:value-type="float">
            <text:p>882.6176601536</text:p>
          </table:table-cell>
          <table:table-cell office:value-type="float" office:value="0.860928803032714" calcext:value-type="float">
            <text:p>0.860928803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626.447605543986" calcext:value-type="float">
            <text:p>626.447605544</text:p>
          </table:table-cell>
          <table:table-cell office:value-type="float" office:value="0.93443244061911" calcext:value-type="float">
            <text:p>0.934432440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32.980272502196" calcext:value-type="float">
            <text:p>732.9802725022</text:p>
          </table:table-cell>
          <table:table-cell office:value-type="float" office:value="0.83861569017416" calcext:value-type="float">
            <text:p>0.838615690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56.274980222268" calcext:value-type="float">
            <text:p>456.2749802223</text:p>
          </table:table-cell>
          <table:table-cell office:value-type="float" office:value="0.864181722590279" calcext:value-type="float">
            <text:p>0.8641817226</text:p>
          </table:table-cell>
          <table:table-cell table:number-columns-repeated="100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7.36306427341" calcext:value-type="float">
            <text:p>1077.3630642734</text:p>
          </table:table-cell>
          <table:table-cell office:value-type="float" office:value="0.857088175314823" calcext:value-type="float">
            <text:p>0.857088175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646.309461545805" calcext:value-type="float">
            <text:p>646.3094615458</text:p>
          </table:table-cell>
          <table:table-cell office:value-type="float" office:value="0.934070795327182" calcext:value-type="float">
            <text:p>0.934070795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51.078925966256" calcext:value-type="float">
            <text:p>851.0789259663</text:p>
          </table:table-cell>
          <table:table-cell office:value-type="float" office:value="0.832124955117498" calcext:value-type="float">
            <text:p>0.832124955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18.329078509553" calcext:value-type="float">
            <text:p>618.3290785096</text:p>
          </table:table-cell>
          <table:table-cell office:value-type="float" office:value="0.865633385045719" calcext:value-type="float">
            <text:p>0.865633385</text:p>
          </table:table-cell>
          <table:table-cell table:number-columns-repeated="100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42.01034655293" calcext:value-type="float">
            <text:p>1242.0103465529</text:p>
          </table:table-cell>
          <table:table-cell office:value-type="float" office:value="0.848801003091198" calcext:value-type="float">
            <text:p>0.8488010031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666.870186126164" calcext:value-type="float">
            <text:p>666.8701861262</text:p>
          </table:table-cell>
          <table:table-cell office:value-type="float" office:value="0.933711055139455" calcext:value-type="float">
            <text:p>0.933711055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75.823874586797" calcext:value-type="float">
            <text:p>875.8238745868</text:p>
          </table:table-cell>
          <table:table-cell office:value-type="float" office:value="0.843272406363989" calcext:value-type="float">
            <text:p>0.843272406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07.644660659655" calcext:value-type="float">
            <text:p>507.6446606597</text:p>
          </table:table-cell>
          <table:table-cell office:value-type="float" office:value="0.864489739639483" calcext:value-type="float">
            <text:p>0.8644897396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7.96673744536" calcext:value-type="float">
            <text:p>1357.9667374454</text:p>
          </table:table-cell>
          <table:table-cell office:value-type="float" office:value="0.847006528665422" calcext:value-type="float">
            <text:p>0.8470065287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693.247334644351" calcext:value-type="float">
            <text:p>693.2473346444</text:p>
          </table:table-cell>
          <table:table-cell office:value-type="float" office:value="0.933472763546353" calcext:value-type="float">
            <text:p>0.933472763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52.32398553951" calcext:value-type="float">
            <text:p>1052.3239855395</text:p>
          </table:table-cell>
          <table:table-cell office:value-type="float" office:value="0.846423741981376" calcext:value-type="float">
            <text:p>0.84642374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3.9809511237" calcext:value-type="float">
            <text:p>733.9809511237</text:p>
          </table:table-cell>
          <table:table-cell office:value-type="float" office:value="0.86394237035131" calcext:value-type="float">
            <text:p>0.8639423704</text:p>
          </table:table-cell>
          <table:table-cell table:number-columns-repeated="100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87.26485989389" calcext:value-type="float">
            <text:p>1487.2648598939</text:p>
          </table:table-cell>
          <table:table-cell office:value-type="float" office:value="0.845064903209556" calcext:value-type="float">
            <text:p>0.8450649032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715.798169776994" calcext:value-type="float">
            <text:p>715.798169777</text:p>
          </table:table-cell>
          <table:table-cell office:value-type="float" office:value="0.933132608378071" calcext:value-type="float">
            <text:p>0.933132608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53.08096738053" calcext:value-type="float">
            <text:p>1153.0809673805</text:p>
          </table:table-cell>
          <table:table-cell office:value-type="float" office:value="0.840472631236847" calcext:value-type="float">
            <text:p>0.840472631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77.600847647169" calcext:value-type="float">
            <text:p>677.6008476472</text:p>
          </table:table-cell>
          <table:table-cell office:value-type="float" office:value="0.859597772777411" calcext:value-type="float">
            <text:p>0.8595977728</text:p>
          </table:table-cell>
          <table:table-cell table:number-columns-repeated="100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12.8403120203" calcext:value-type="float">
            <text:p>1612.8403120203</text:p>
          </table:table-cell>
          <table:table-cell office:value-type="float" office:value="0.843277135412683" calcext:value-type="float">
            <text:p>0.8432771354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742.014506866439" calcext:value-type="float">
            <text:p>742.0145068664</text:p>
          </table:table-cell>
          <table:table-cell office:value-type="float" office:value="0.932899290026134" calcext:value-type="float">
            <text:p>0.9328992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32.44381530568" calcext:value-type="float">
            <text:p>1332.4438153057</text:p>
          </table:table-cell>
          <table:table-cell office:value-type="float" office:value="0.839524359811039" calcext:value-type="float">
            <text:p>0.839524359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0.021753793401" calcext:value-type="float">
            <text:p>970.0217537934</text:p>
          </table:table-cell>
          <table:table-cell office:value-type="float" office:value="0.855517541960265" calcext:value-type="float">
            <text:p>0.855517542</text:p>
          </table:table-cell>
          <table:table-cell table:number-columns-repeated="100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36.6892201638" calcext:value-type="float">
            <text:p>1736.6892201638</text:p>
          </table:table-cell>
          <table:table-cell office:value-type="float" office:value="0.841716092342424" calcext:value-type="float">
            <text:p>0.8417160923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764.597336355126" calcext:value-type="float">
            <text:p>764.5973363551</text:p>
          </table:table-cell>
          <table:table-cell office:value-type="float" office:value="0.932600433625237" calcext:value-type="float">
            <text:p>0.932600433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60.85751197621" calcext:value-type="float">
            <text:p>1360.8575119762</text:p>
          </table:table-cell>
          <table:table-cell office:value-type="float" office:value="0.843035360109839" calcext:value-type="float">
            <text:p>0.843035360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9.107309672716" calcext:value-type="float">
            <text:p>769.1073096727</text:p>
          </table:table-cell>
          <table:table-cell office:value-type="float" office:value="0.858514479738659" calcext:value-type="float">
            <text:p>0.8585144797</text:p>
          </table:table-cell>
          <table:table-cell table:number-columns-repeated="100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31.28538506062" calcext:value-type="float">
            <text:p>1831.2853850606</text:p>
          </table:table-cell>
          <table:table-cell office:value-type="float" office:value="0.841070388806978" calcext:value-type="float">
            <text:p>0.8410703888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789.666970147106" calcext:value-type="float">
            <text:p>789.6669701471</text:p>
          </table:table-cell>
          <table:table-cell office:value-type="float" office:value="0.93222707624379" calcext:value-type="float">
            <text:p>0.932227076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08.0352219093" calcext:value-type="float">
            <text:p>1508.0352219093</text:p>
          </table:table-cell>
          <table:table-cell office:value-type="float" office:value="0.824740659173346" calcext:value-type="float">
            <text:p>0.824740659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25.01713757806" calcext:value-type="float">
            <text:p>1025.0171375781</text:p>
          </table:table-cell>
          <table:table-cell office:value-type="float" office:value="0.851573340674294" calcext:value-type="float">
            <text:p>0.8515733407</text:p>
          </table:table-cell>
          <table:table-cell table:number-columns-repeated="100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47.5519015765" calcext:value-type="float">
            <text:p>1947.5519015765</text:p>
          </table:table-cell>
          <table:table-cell office:value-type="float" office:value="0.84046600028816" calcext:value-type="float">
            <text:p>0.8404660003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818.190420425378" calcext:value-type="float">
            <text:p>818.1904204254</text:p>
          </table:table-cell>
          <table:table-cell office:value-type="float" office:value="0.931965268377828" calcext:value-type="float">
            <text:p>0.931965268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586.18391975449" calcext:value-type="float">
            <text:p>1586.1839197545</text:p>
          </table:table-cell>
          <table:table-cell office:value-type="float" office:value="0.823262347677966" calcext:value-type="float">
            <text:p>0.823262347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42.26525345812" calcext:value-type="float">
            <text:p>1042.2652534581</text:p>
          </table:table-cell>
          <table:table-cell office:value-type="float" office:value="0.852686120770364" calcext:value-type="float">
            <text:p>0.8526861208</text:p>
          </table:table-cell>
          <table:table-cell table:number-columns-repeated="100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66.76344787032" calcext:value-type="float">
            <text:p>2066.7634478703</text:p>
          </table:table-cell>
          <table:table-cell office:value-type="float" office:value="0.839802837984891" calcext:value-type="float">
            <text:p>0.83980283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836.782858308541" calcext:value-type="float">
            <text:p>836.7828583085</text:p>
          </table:table-cell>
          <table:table-cell office:value-type="float" office:value="0.931780036190398" calcext:value-type="float">
            <text:p>0.931780036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23.68730315341" calcext:value-type="float">
            <text:p>1823.6873031534</text:p>
          </table:table-cell>
          <table:table-cell office:value-type="float" office:value="0.823250753077637" calcext:value-type="float">
            <text:p>0.823250753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7.58848534634" calcext:value-type="float">
            <text:p>1357.5884853463</text:p>
          </table:table-cell>
          <table:table-cell office:value-type="float" office:value="0.855489134677669" calcext:value-type="float">
            <text:p>0.8554891347</text:p>
          </table:table-cell>
          <table:table-cell table:number-columns-repeated="100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60.27886421368" calcext:value-type="float">
            <text:p>2160.2788642137</text:p>
          </table:table-cell>
          <table:table-cell office:value-type="float" office:value="0.839350172096448" calcext:value-type="float">
            <text:p>0.8393501721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855.73828787259" calcext:value-type="float">
            <text:p>855.7382878726</text:p>
          </table:table-cell>
          <table:table-cell office:value-type="float" office:value="0.931590089249502" calcext:value-type="float">
            <text:p>0.931590089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54.50745845584" calcext:value-type="float">
            <text:p>1754.5074584558</text:p>
          </table:table-cell>
          <table:table-cell office:value-type="float" office:value="0.823712541030366" calcext:value-type="float">
            <text:p>0.82371254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2.05351146849" calcext:value-type="float">
            <text:p>1032.0535114685</text:p>
          </table:table-cell>
          <table:table-cell office:value-type="float" office:value="0.858446483657409" calcext:value-type="float">
            <text:p>0.8584464837</text:p>
          </table:table-cell>
          <table:table-cell table:number-columns-repeated="100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92.60847738292" calcext:value-type="float">
            <text:p>2392.6084773829</text:p>
          </table:table-cell>
          <table:table-cell office:value-type="float" office:value="0.836070138914138" calcext:value-type="float">
            <text:p>0.836070138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85.596982225488" calcext:value-type="float">
            <text:p>885.5969822255</text:p>
          </table:table-cell>
          <table:table-cell office:value-type="float" office:value="0.931300811990296" calcext:value-type="float">
            <text:p>0.93130081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33.66832701645" calcext:value-type="float">
            <text:p>2033.6683270165</text:p>
          </table:table-cell>
          <table:table-cell office:value-type="float" office:value="0.819835583459956" calcext:value-type="float">
            <text:p>0.819835583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68.45420868037" calcext:value-type="float">
            <text:p>1768.4542086804</text:p>
          </table:table-cell>
          <table:table-cell office:value-type="float" office:value="0.842600536776338" calcext:value-type="float">
            <text:p>0.8426005368</text:p>
          </table:table-cell>
          <table:table-cell table:number-columns-repeated="100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29.51400184836" calcext:value-type="float">
            <text:p>2529.5140018484</text:p>
          </table:table-cell>
          <table:table-cell office:value-type="float" office:value="0.835544796008548" calcext:value-type="float">
            <text:p>0.835544796</text:p>
          </table:table-cell>
          <table:table-cell/>
          <table:table-cell table:style-name="Default" table:number-columns-repeated="3"/>
          <table:table-cell/>
          <table:table-cell office:value-type="float" office:value="950" calcext:value-type="float">
            <text:p>950</text:p>
          </table:table-cell>
          <table:table-cell office:value-type="float" office:value="1926.97015324861" calcext:value-type="float">
            <text:p>1926.9701532486</text:p>
          </table:table-cell>
          <table:table-cell office:value-type="float" office:value="0.824976979647704" calcext:value-type="float">
            <text:p>0.824976979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6.61836452245" calcext:value-type="float">
            <text:p>1066.6183645225</text:p>
          </table:table-cell>
          <table:table-cell office:value-type="float" office:value="0.854410531382687" calcext:value-type="float">
            <text:p>0.8544105314</text:p>
          </table:table-cell>
          <table:table-cell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31.23556498241" calcext:value-type="float">
            <text:p>2631.2355649824</text:p>
          </table:table-cell>
          <table:table-cell office:value-type="float" office:value="0.835210094388764" calcext:value-type="float">
            <text:p>0.8352100944</text:p>
          </table:table-cell>
          <table:table-cell/>
          <table:table-cell table:style-name="Default" table:number-columns-repeated="3"/>
          <table:table-cell/>
          <table:table-cell office:value-type="float" office:value="1000" calcext:value-type="float">
            <text:p>1000</text:p>
          </table:table-cell>
          <table:table-cell office:value-type="float" office:value="2257.36698572352" calcext:value-type="float">
            <text:p>2257.3669857235</text:p>
          </table:table-cell>
          <table:table-cell office:value-type="float" office:value="0.817763094360636" calcext:value-type="float">
            <text:p>0.817763094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5.87937349935" calcext:value-type="float">
            <text:p>1645.8793734994</text:p>
          </table:table-cell>
          <table:table-cell office:value-type="float" office:value="0.844072042199307" calcext:value-type="float">
            <text:p>0.8440720422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Last Year</text:p>
          </table:table-cell>
          <table:table-cell table:style-name="Default" table:number-columns-repeated="2"/>
          <table:table-cell/>
          <table:table-cell office:value-type="string" calcext:value-type="string">
            <text:p>Last Month</text:p>
          </table:table-cell>
          <table:table-cell table:style-name="Default" table:number-columns-repeated="2"/>
          <table:table-cell/>
          <table:table-cell office:value-type="string" calcext:value-type="string">
            <text:p>Last Year</text:p>
          </table:table-cell>
          <table:table-cell table:style-name="Default" table:number-columns-repeated="2"/>
          <table:table-cell/>
          <table:table-cell office:value-type="string" calcext:value-type="string">
            <text:p>Last Year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.956178572616" calcext:value-type="float">
            <text:p>222.9561785726</text:p>
          </table:table-cell>
          <table:table-cell office:value-type="float" office:value="0.416198386585356" calcext:value-type="float">
            <text:p>0.41619838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7996982326422" calcext:value-type="float">
            <text:p>49.7996982326</text:p>
          </table:table-cell>
          <table:table-cell office:value-type="float" office:value="0.924928507808199" calcext:value-type="float">
            <text:p>0.92492850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5.392460633144" calcext:value-type="float">
            <text:p>195.3924606331</text:p>
          </table:table-cell>
          <table:table-cell office:value-type="float" office:value="0.418634688005043" calcext:value-type="float">
            <text:p>0.4186346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276004730161" calcext:value-type="float">
            <text:p>112.2760047302</text:p>
          </table:table-cell>
          <table:table-cell office:value-type="float" office:value="0.451778043448194" calcext:value-type="float">
            <text:p>0.4517780434</text:p>
          </table:table-cell>
          <table:table-cell table:number-columns-repeated="2"/>
          <table:table-cell>
            <draw:frame table:end-cell-address="'archive_set-_upto_1000'.Y62" table:end-x="0.2811in" table:end-y="0.1622in" draw:z-index="2" draw:name="Chart 6" draw:style-name="gr1" draw:text-style-name="P1" svg:width="5.5862in" svg:height="2.9972in" svg:x="0.5331in" svg:y="0.1339in">
              <draw:object draw:notify-on-update-of-ranges="'archive_set-_upto_1000'.O47:'archive_set-_upto_1000'.O65 'archive_set-_upto_1000'.N47:'archive_set-_upto_1000'.N65 'archive_set-_upto_1000'.G89:'archive_set-_upto_1000'.G127 'archive_set-_upto_1000'.F89:'archive_set-_upto_1000'.F127 'archive_set-_upto_1000'.C47:'archive_set-_upto_1000'.C65 'archive_set-_upto_1000'.B47:'archive_set-_upto_1000'.B65 'archive_set-_upto_1000'.K47:'archive_set-_upto_1000'.K65 'archive_set-_upto_1000'.J47:'archive_set-_upto_1000'.J6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.711796243544" calcext:value-type="float">
            <text:p>342.7117962435</text:p>
          </table:table-cell>
          <table:table-cell office:value-type="float" office:value="0.379904062476326" calcext:value-type="float">
            <text:p>0.37990406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4.9224911327855" calcext:value-type="float">
            <text:p>74.9224911328</text:p>
          </table:table-cell>
          <table:table-cell office:value-type="float" office:value="0.914258268038351" calcext:value-type="float">
            <text:p>0.91425826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2.799591294456" calcext:value-type="float">
            <text:p>302.7995912945</text:p>
          </table:table-cell>
          <table:table-cell office:value-type="float" office:value="0.372944739881036" calcext:value-type="float">
            <text:p>0.37294473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1.871110997554" calcext:value-type="float">
            <text:p>171.8711109976</text:p>
          </table:table-cell>
          <table:table-cell office:value-type="float" office:value="0.411720939995334" calcext:value-type="float">
            <text:p>0.41172094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0.554050838862" calcext:value-type="float">
            <text:p>490.5540508389</text:p>
          </table:table-cell>
          <table:table-cell office:value-type="float" office:value="0.341801013574054" calcext:value-type="float">
            <text:p>0.341801013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.90833097634" calcext:value-type="float">
            <text:p>100.9083309763</text:p>
          </table:table-cell>
          <table:table-cell office:value-type="float" office:value="0.906486911402834" calcext:value-type="float">
            <text:p>0.906486911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6.822257665519" calcext:value-type="float">
            <text:p>396.8222576655</text:p>
          </table:table-cell>
          <table:table-cell office:value-type="float" office:value="0.349901172035856" calcext:value-type="float">
            <text:p>0.34990117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3.197553352225" calcext:value-type="float">
            <text:p>223.1975533522</text:p>
          </table:table-cell>
          <table:table-cell office:value-type="float" office:value="0.379335918955925" calcext:value-type="float">
            <text:p>0.379335919</text:p>
          </table:table-cell>
          <table:table-cell table:number-columns-repeated="100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0.100883086466" calcext:value-type="float">
            <text:p>620.1008830865</text:p>
          </table:table-cell>
          <table:table-cell office:value-type="float" office:value="0.326982721261819" calcext:value-type="float">
            <text:p>0.326982721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722671906704" calcext:value-type="float">
            <text:p>122.7226719067</text:p>
          </table:table-cell>
          <table:table-cell office:value-type="float" office:value="0.900440126113296" calcext:value-type="float">
            <text:p>0.900440126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16.944143977135" calcext:value-type="float">
            <text:p>516.9441439771</text:p>
          </table:table-cell>
          <table:table-cell office:value-type="float" office:value="0.314352772832818" calcext:value-type="float">
            <text:p>0.314352772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34.977374722037" calcext:value-type="float">
            <text:p>334.977374722</text:p>
          </table:table-cell>
          <table:table-cell office:value-type="float" office:value="0.376569983107663" calcext:value-type="float">
            <text:p>0.3765699831</text:p>
          </table:table-cell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6.959848485857" calcext:value-type="float">
            <text:p>736.9598484859</text:p>
          </table:table-cell>
          <table:table-cell office:value-type="float" office:value="0.315736881050904" calcext:value-type="float">
            <text:p>0.315736881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177044421785" calcext:value-type="float">
            <text:p>144.1770444218</text:p>
          </table:table-cell>
          <table:table-cell office:value-type="float" office:value="0.895646853537088" calcext:value-type="float">
            <text:p>0.895646853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38.256853301516" calcext:value-type="float">
            <text:p>638.2568533015</text:p>
          </table:table-cell>
          <table:table-cell office:value-type="float" office:value="0.294519889262748" calcext:value-type="float">
            <text:p>0.29451988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0.770491656675" calcext:value-type="float">
            <text:p>410.7704916567</text:p>
          </table:table-cell>
          <table:table-cell office:value-type="float" office:value="0.326168240083924" calcext:value-type="float">
            <text:p>0.3261682401</text:p>
          </table:table-cell>
          <table:table-cell table:number-columns-repeated="100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2.617660153586" calcext:value-type="float">
            <text:p>882.6176601536</text:p>
          </table:table-cell>
          <table:table-cell office:value-type="float" office:value="0.305178634413179" calcext:value-type="float">
            <text:p>0.305178634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447591769359" calcext:value-type="float">
            <text:p>167.4475917694</text:p>
          </table:table-cell>
          <table:table-cell office:value-type="float" office:value="0.892124025918982" calcext:value-type="float">
            <text:p>0.892124025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32.980272502196" calcext:value-type="float">
            <text:p>732.9802725022</text:p>
          </table:table-cell>
          <table:table-cell office:value-type="float" office:value="0.282344779822797" calcext:value-type="float">
            <text:p>0.282344779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56.274980222268" calcext:value-type="float">
            <text:p>456.2749802223</text:p>
          </table:table-cell>
          <table:table-cell office:value-type="float" office:value="0.305625536298657" calcext:value-type="float">
            <text:p>0.3056255363</text:p>
          </table:table-cell>
          <table:table-cell table:number-columns-repeated="100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7.36306427341" calcext:value-type="float">
            <text:p>1077.3630642734</text:p>
          </table:table-cell>
          <table:table-cell office:value-type="float" office:value="0.2894690850135" calcext:value-type="float">
            <text:p>0.28946908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.048506309993" calcext:value-type="float">
            <text:p>191.04850631</text:p>
          </table:table-cell>
          <table:table-cell office:value-type="float" office:value="0.88887732801815" calcext:value-type="float">
            <text:p>0.88887732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51.078925966256" calcext:value-type="float">
            <text:p>851.0789259663</text:p>
          </table:table-cell>
          <table:table-cell office:value-type="float" office:value="0.28108450799342" calcext:value-type="float">
            <text:p>0.28108450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18.329078509553" calcext:value-type="float">
            <text:p>618.3290785096</text:p>
          </table:table-cell>
          <table:table-cell office:value-type="float" office:value="0.308577540530858" calcext:value-type="float">
            <text:p>0.3085775405</text:p>
          </table:table-cell>
          <table:table-cell table:number-columns-repeated="100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42.01034655293" calcext:value-type="float">
            <text:p>1242.0103465529</text:p>
          </table:table-cell>
          <table:table-cell office:value-type="float" office:value="0.27753515942805" calcext:value-type="float">
            <text:p>0.277535159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2.733166817326" calcext:value-type="float">
            <text:p>212.7331668173</text:p>
          </table:table-cell>
          <table:table-cell office:value-type="float" office:value="0.885978072531095" calcext:value-type="float">
            <text:p>0.885978072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75.823874586797" calcext:value-type="float">
            <text:p>875.8238745868</text:p>
          </table:table-cell>
          <table:table-cell office:value-type="float" office:value="0.289147707842327" calcext:value-type="float">
            <text:p>0.289147707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07.644660659655" calcext:value-type="float">
            <text:p>507.6446606597</text:p>
          </table:table-cell>
          <table:table-cell office:value-type="float" office:value="0.316387456938135" calcext:value-type="float">
            <text:p>0.3163874569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7.96673744536" calcext:value-type="float">
            <text:p>1357.9667374454</text:p>
          </table:table-cell>
          <table:table-cell office:value-type="float" office:value="0.273126083406264" calcext:value-type="float">
            <text:p>0.273126083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6.504724013487" calcext:value-type="float">
            <text:p>236.5047240135</text:p>
          </table:table-cell>
          <table:table-cell office:value-type="float" office:value="0.883620705580976" calcext:value-type="float">
            <text:p>0.88362070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52.32398553951" calcext:value-type="float">
            <text:p>1052.3239855395</text:p>
          </table:table-cell>
          <table:table-cell office:value-type="float" office:value="0.292187980916282" calcext:value-type="float">
            <text:p>0.292187980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3.9809511237" calcext:value-type="float">
            <text:p>733.9809511237</text:p>
          </table:table-cell>
          <table:table-cell office:value-type="float" office:value="0.322937308488977" calcext:value-type="float">
            <text:p>0.3229373085</text:p>
          </table:table-cell>
          <table:table-cell table:number-columns-repeated="100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87.26485989389" calcext:value-type="float">
            <text:p>1487.2648598939</text:p>
          </table:table-cell>
          <table:table-cell office:value-type="float" office:value="0.262845752215985" calcext:value-type="float">
            <text:p>0.262845752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59.031718813475" calcext:value-type="float">
            <text:p>259.0317188135</text:p>
          </table:table-cell>
          <table:table-cell office:value-type="float" office:value="0.881471868985794" calcext:value-type="float">
            <text:p>0.881471869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53.08096738053" calcext:value-type="float">
            <text:p>1153.0809673805</text:p>
          </table:table-cell>
          <table:table-cell office:value-type="float" office:value="0.283685673008367" calcext:value-type="float">
            <text:p>0.28368567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77.600847647169" calcext:value-type="float">
            <text:p>677.6008476472</text:p>
          </table:table-cell>
          <table:table-cell office:value-type="float" office:value="0.303179707406775" calcext:value-type="float">
            <text:p>0.3031797074</text:p>
          </table:table-cell>
          <table:table-cell table:number-columns-repeated="100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12.8403120203" calcext:value-type="float">
            <text:p>1612.8403120203</text:p>
          </table:table-cell>
          <table:table-cell office:value-type="float" office:value="0.258373575383011" calcext:value-type="float">
            <text:p>0.25837357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8.840500812588" calcext:value-type="float">
            <text:p>278.8405008126</text:p>
          </table:table-cell>
          <table:table-cell office:value-type="float" office:value="0.879873353987267" calcext:value-type="float">
            <text:p>0.8798733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32.44381530568" calcext:value-type="float">
            <text:p>1332.4438153057</text:p>
          </table:table-cell>
          <table:table-cell office:value-type="float" office:value="0.26004579301201" calcext:value-type="float">
            <text:p>0.26004579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0.021753793401" calcext:value-type="float">
            <text:p>970.0217537934</text:p>
          </table:table-cell>
          <table:table-cell office:value-type="float" office:value="0.269871828248373" calcext:value-type="float">
            <text:p>0.2698718282</text:p>
          </table:table-cell>
          <table:table-cell table:number-columns-repeated="100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36.6892201638" calcext:value-type="float">
            <text:p>1736.6892201638</text:p>
          </table:table-cell>
          <table:table-cell office:value-type="float" office:value="0.255676418955581" calcext:value-type="float">
            <text:p>0.25567641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0.370941899752" calcext:value-type="float">
            <text:p>300.3709418998</text:p>
          </table:table-cell>
          <table:table-cell office:value-type="float" office:value="0.878060263244475" calcext:value-type="float">
            <text:p>0.878060263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60.85751197621" calcext:value-type="float">
            <text:p>1360.8575119762</text:p>
          </table:table-cell>
          <table:table-cell office:value-type="float" office:value="0.24479826149111" calcext:value-type="float">
            <text:p>0.2447982615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9.107309672716" calcext:value-type="float">
            <text:p>769.1073096727</text:p>
          </table:table-cell>
          <table:table-cell office:value-type="float" office:value="0.290412340157775" calcext:value-type="float">
            <text:p>0.2904123402</text:p>
          </table:table-cell>
          <table:table-cell table:number-columns-repeated="100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31.28538506062" calcext:value-type="float">
            <text:p>1831.2853850606</text:p>
          </table:table-cell>
          <table:table-cell office:value-type="float" office:value="0.253712325778918" calcext:value-type="float">
            <text:p>0.253712325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9.043558651922" calcext:value-type="float">
            <text:p>319.0435586519</text:p>
          </table:table-cell>
          <table:table-cell office:value-type="float" office:value="0.87675936056986" calcext:value-type="float">
            <text:p>0.876759360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08.0352219093" calcext:value-type="float">
            <text:p>1508.0352219093</text:p>
          </table:table-cell>
          <table:table-cell office:value-type="float" office:value="0.233656271242354" calcext:value-type="float">
            <text:p>0.233656271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25.01713757806" calcext:value-type="float">
            <text:p>1025.0171375781</text:p>
          </table:table-cell>
          <table:table-cell office:value-type="float" office:value="0.247738353757483" calcext:value-type="float">
            <text:p>0.2477383538</text:p>
          </table:table-cell>
          <table:table-cell table:number-columns-repeated="100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47.5519015765" calcext:value-type="float">
            <text:p>1947.5519015765</text:p>
          </table:table-cell>
          <table:table-cell office:value-type="float" office:value="0.251599536257422" calcext:value-type="float">
            <text:p>0.2515995363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8.068417065119" calcext:value-type="float">
            <text:p>338.0684170651</text:p>
          </table:table-cell>
          <table:table-cell office:value-type="float" office:value="0.875494351887449" calcext:value-type="float">
            <text:p>0.875494351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586.18391975449" calcext:value-type="float">
            <text:p>1586.1839197545</text:p>
          </table:table-cell>
          <table:table-cell office:value-type="float" office:value="0.232925407598581" calcext:value-type="float">
            <text:p>0.232925407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42.26525345812" calcext:value-type="float">
            <text:p>1042.2652534581</text:p>
          </table:table-cell>
          <table:table-cell office:value-type="float" office:value="0.264329206238147" calcext:value-type="float">
            <text:p>0.2643292062</text:p>
          </table:table-cell>
          <table:table-cell table:number-columns-repeated="100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66.76344787032" calcext:value-type="float">
            <text:p>2066.7634478703</text:p>
          </table:table-cell>
          <table:table-cell office:value-type="float" office:value="0.249849668669168" calcext:value-type="float">
            <text:p>0.249849668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4.802809501482" calcext:value-type="float">
            <text:p>354.8028095015</text:p>
          </table:table-cell>
          <table:table-cell office:value-type="float" office:value="0.874309271563026" calcext:value-type="float">
            <text:p>0.874309271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23.68730315341" calcext:value-type="float">
            <text:p>1823.6873031534</text:p>
          </table:table-cell>
          <table:table-cell office:value-type="float" office:value="0.229968095727255" calcext:value-type="float">
            <text:p>0.229968095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7.58848534634" calcext:value-type="float">
            <text:p>1357.5884853463</text:p>
          </table:table-cell>
          <table:table-cell office:value-type="float" office:value="0.26822230067725" calcext:value-type="float">
            <text:p>0.2682223007</text:p>
          </table:table-cell>
          <table:table-cell table:number-columns-repeated="100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60.27886421368" calcext:value-type="float">
            <text:p>2160.2788642137</text:p>
          </table:table-cell>
          <table:table-cell office:value-type="float" office:value="0.248301277856157" calcext:value-type="float">
            <text:p>0.2483012779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7.53489930071" calcext:value-type="float">
            <text:p>377.5348993007</text:p>
          </table:table-cell>
          <table:table-cell office:value-type="float" office:value="0.871559022269882" calcext:value-type="float">
            <text:p>0.871559022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54.50745845584" calcext:value-type="float">
            <text:p>1754.5074584558</text:p>
          </table:table-cell>
          <table:table-cell office:value-type="float" office:value="0.25870540501542" calcext:value-type="float">
            <text:p>0.25870540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2.05351146849" calcext:value-type="float">
            <text:p>1032.0535114685</text:p>
          </table:table-cell>
          <table:table-cell office:value-type="float" office:value="0.297067292475972" calcext:value-type="float">
            <text:p>0.2970672925</text:p>
          </table:table-cell>
          <table:table-cell table:number-columns-repeated="100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92.60847738292" calcext:value-type="float">
            <text:p>2392.6084773829</text:p>
          </table:table-cell>
          <table:table-cell office:value-type="float" office:value="0.230272169727562" calcext:value-type="float">
            <text:p>0.230272169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98.854600758689" calcext:value-type="float">
            <text:p>398.8546007587</text:p>
          </table:table-cell>
          <table:table-cell office:value-type="float" office:value="0.870621105418885" calcext:value-type="float">
            <text:p>0.870621105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33.66832701645" calcext:value-type="float">
            <text:p>2033.6683270165</text:p>
          </table:table-cell>
          <table:table-cell office:value-type="float" office:value="0.219255507914765" calcext:value-type="float">
            <text:p>0.219255507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68.45420868037" calcext:value-type="float">
            <text:p>1768.4542086804</text:p>
          </table:table-cell>
          <table:table-cell office:value-type="float" office:value="0.233608090455374" calcext:value-type="float">
            <text:p>0.2336080905</text:p>
          </table:table-cell>
          <table:table-cell table:number-columns-repeated="100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29.51400184836" calcext:value-type="float">
            <text:p>2529.5140018484</text:p>
          </table:table-cell>
          <table:table-cell office:value-type="float" office:value="0.224646805569581" calcext:value-type="float">
            <text:p>0.224646805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19.830225547716" calcext:value-type="float">
            <text:p>419.8302255477</text:p>
          </table:table-cell>
          <table:table-cell office:value-type="float" office:value="0.869368201239841" calcext:value-type="float">
            <text:p>0.869368201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926.97015324861" calcext:value-type="float">
            <text:p>1926.9701532486</text:p>
          </table:table-cell>
          <table:table-cell office:value-type="float" office:value="0.253271760329848" calcext:value-type="float">
            <text:p>0.253271760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6.61836452245" calcext:value-type="float">
            <text:p>1066.6183645225</text:p>
          </table:table-cell>
          <table:table-cell office:value-type="float" office:value="0.285956854099546" calcext:value-type="float">
            <text:p>0.2859568541</text:p>
          </table:table-cell>
          <table:table-cell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31.23556498241" calcext:value-type="float">
            <text:p>2631.2355649824</text:p>
          </table:table-cell>
          <table:table-cell office:value-type="float" office:value="0.223339851047189" calcext:value-type="float">
            <text:p>0.22333985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383397809981" calcext:value-type="float">
            <text:p>439.38339781</text:p>
          </table:table-cell>
          <table:table-cell office:value-type="float" office:value="0.868517642746161" calcext:value-type="float">
            <text:p>0.868517642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57.36698572352" calcext:value-type="float">
            <text:p>2257.3669857235</text:p>
          </table:table-cell>
          <table:table-cell office:value-type="float" office:value="0.218266989920281" calcext:value-type="float">
            <text:p>0.218266989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5.87937349935" calcext:value-type="float">
            <text:p>1645.8793734994</text:p>
          </table:table-cell>
          <table:table-cell office:value-type="float" office:value="0.230475630095268" calcext:value-type="float">
            <text:p>0.2304756301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050" calcext:value-type="float">
            <text:p>1050</text:p>
          </table:table-cell>
          <table:table-cell office:value-type="float" office:value="462.730382391381" calcext:value-type="float">
            <text:p>462.7303823914</text:p>
          </table:table-cell>
          <table:table-cell office:value-type="float" office:value="0.867230300424718" calcext:value-type="float">
            <text:p>0.867230300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481.125893315726" calcext:value-type="float">
            <text:p>481.1258933157</text:p>
          </table:table-cell>
          <table:table-cell office:value-type="float" office:value="0.866451410970897" calcext:value-type="float">
            <text:p>0.86645141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50" calcext:value-type="float">
            <text:p>1150</text:p>
          </table:table-cell>
          <table:table-cell office:value-type="float" office:value="503.526048886785" calcext:value-type="float">
            <text:p>503.5260488868</text:p>
          </table:table-cell>
          <table:table-cell office:value-type="float" office:value="0.865680960509167" calcext:value-type="float">
            <text:p>0.865680960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office:value-type="float" office:value="521.42292866964" calcext:value-type="float">
            <text:p>521.4229286696</text:p>
          </table:table-cell>
          <table:table-cell office:value-type="float" office:value="0.864878164811397" calcext:value-type="float">
            <text:p>0.864878164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50" calcext:value-type="float">
            <text:p>1250</text:p>
          </table:table-cell>
          <table:table-cell office:value-type="float" office:value="548.482301874285" calcext:value-type="float">
            <text:p>548.4823018743</text:p>
          </table:table-cell>
          <table:table-cell office:value-type="float" office:value="0.864046930459375" calcext:value-type="float">
            <text:p>0.864046930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00" calcext:value-type="float">
            <text:p>1300</text:p>
          </table:table-cell>
          <table:table-cell office:value-type="float" office:value="565.522575284637" calcext:value-type="float">
            <text:p>565.5225752846</text:p>
          </table:table-cell>
          <table:table-cell office:value-type="float" office:value="0.863276933156452" calcext:value-type="float">
            <text:p>0.863276933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50" calcext:value-type="float">
            <text:p>1350</text:p>
          </table:table-cell>
          <table:table-cell office:value-type="float" office:value="587.692722527739" calcext:value-type="float">
            <text:p>587.6927225277</text:p>
          </table:table-cell>
          <table:table-cell office:value-type="float" office:value="0.862678836466522" calcext:value-type="float">
            <text:p>0.862678836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office:value-type="float" office:value="607.889474509447" calcext:value-type="float">
            <text:p>607.8894745094</text:p>
          </table:table-cell>
          <table:table-cell office:value-type="float" office:value="0.862155474404189" calcext:value-type="float">
            <text:p>0.862155474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50" calcext:value-type="float">
            <text:p>1450</text:p>
          </table:table-cell>
          <table:table-cell office:value-type="float" office:value="626.447605543986" calcext:value-type="float">
            <text:p>626.447605544</text:p>
          </table:table-cell>
          <table:table-cell office:value-type="float" office:value="0.861676329135927" calcext:value-type="float">
            <text:p>0.861676329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646.309461545805" calcext:value-type="float">
            <text:p>646.3094615458</text:p>
          </table:table-cell>
          <table:table-cell office:value-type="float" office:value="0.861175686303088" calcext:value-type="float">
            <text:p>0.861175686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50" calcext:value-type="float">
            <text:p>1550</text:p>
          </table:table-cell>
          <table:table-cell office:value-type="float" office:value="666.870186126164" calcext:value-type="float">
            <text:p>666.8701861262</text:p>
          </table:table-cell>
          <table:table-cell office:value-type="float" office:value="0.860609169284572" calcext:value-type="float">
            <text:p>0.860609169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00" calcext:value-type="float">
            <text:p>1600</text:p>
          </table:table-cell>
          <table:table-cell office:value-type="float" office:value="693.247334644351" calcext:value-type="float">
            <text:p>693.2473346444</text:p>
          </table:table-cell>
          <table:table-cell office:value-type="float" office:value="0.860212783121874" calcext:value-type="float">
            <text:p>0.860212783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50" calcext:value-type="float">
            <text:p>1650</text:p>
          </table:table-cell>
          <table:table-cell office:value-type="float" office:value="715.798169776994" calcext:value-type="float">
            <text:p>715.798169777</text:p>
          </table:table-cell>
          <table:table-cell office:value-type="float" office:value="0.859742554237737" calcext:value-type="float">
            <text:p>0.859742554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00" calcext:value-type="float">
            <text:p>1700</text:p>
          </table:table-cell>
          <table:table-cell office:value-type="float" office:value="742.014506866439" calcext:value-type="float">
            <text:p>742.0145068664</text:p>
          </table:table-cell>
          <table:table-cell office:value-type="float" office:value="0.859400612954534" calcext:value-type="float">
            <text:p>0.85940061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50" calcext:value-type="float">
            <text:p>1750</text:p>
          </table:table-cell>
          <table:table-cell office:value-type="float" office:value="764.597336355126" calcext:value-type="float">
            <text:p>764.5973363551</text:p>
          </table:table-cell>
          <table:table-cell office:value-type="float" office:value="0.858964923377147" calcext:value-type="float">
            <text:p>0.858964923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00" calcext:value-type="float">
            <text:p>1800</text:p>
          </table:table-cell>
          <table:table-cell office:value-type="float" office:value="789.666970147106" calcext:value-type="float">
            <text:p>789.6669701471</text:p>
          </table:table-cell>
          <table:table-cell office:value-type="float" office:value="0.858439703225412" calcext:value-type="float">
            <text:p>0.858439703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50" calcext:value-type="float">
            <text:p>1850</text:p>
          </table:table-cell>
          <table:table-cell office:value-type="float" office:value="818.190420425378" calcext:value-type="float">
            <text:p>818.1904204254</text:p>
          </table:table-cell>
          <table:table-cell office:value-type="float" office:value="0.857977472891755" calcext:value-type="float">
            <text:p>0.857977472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836.782858308541" calcext:value-type="float">
            <text:p>836.7828583085</text:p>
          </table:table-cell>
          <table:table-cell office:value-type="float" office:value="0.857598449870461" calcext:value-type="float">
            <text:p>0.857598449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50" calcext:value-type="float">
            <text:p>1950</text:p>
          </table:table-cell>
          <table:table-cell office:value-type="float" office:value="855.73828787259" calcext:value-type="float">
            <text:p>855.7382878726</text:p>
          </table:table-cell>
          <table:table-cell office:value-type="float" office:value="0.857278447733143" calcext:value-type="float">
            <text:p>0.857278447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885.596982225488" calcext:value-type="float">
            <text:p>885.5969822255</text:p>
          </table:table-cell>
          <table:table-cell office:value-type="float" office:value="0.856873639047845" calcext:value-type="float">
            <text:p>0.85687363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Last Yea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49.7996982326422" calcext:value-type="float">
            <text:p>49.7996982326</text:p>
          </table:table-cell>
          <table:table-cell office:value-type="float" office:value="0.553860126601425" calcext:value-type="float">
            <text:p>0.553860126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74.9224911327855" calcext:value-type="float">
            <text:p>74.9224911328</text:p>
          </table:table-cell>
          <table:table-cell office:value-type="float" office:value="0.513458771250308" calcext:value-type="float">
            <text:p>0.513458771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00.90833097634" calcext:value-type="float">
            <text:p>100.9083309763</text:p>
          </table:table-cell>
          <table:table-cell office:value-type="float" office:value="0.485547545983431" calcext:value-type="float">
            <text:p>0.48554754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22.722671906704" calcext:value-type="float">
            <text:p>122.7226719067</text:p>
          </table:table-cell>
          <table:table-cell office:value-type="float" office:value="0.46354486300779" calcext:value-type="float">
            <text:p>0.46354486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44.177044421785" calcext:value-type="float">
            <text:p>144.1770444218</text:p>
          </table:table-cell>
          <table:table-cell office:value-type="float" office:value="0.443607488847892" calcext:value-type="float">
            <text:p>0.443607488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67.447591769359" calcext:value-type="float">
            <text:p>167.4475917694</text:p>
          </table:table-cell>
          <table:table-cell office:value-type="float" office:value="0.430584494993809" calcext:value-type="float">
            <text:p>0.43058449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191.048506309993" calcext:value-type="float">
            <text:p>191.04850631</text:p>
          </table:table-cell>
          <table:table-cell office:value-type="float" office:value="0.417081425837987" calcext:value-type="float">
            <text:p>0.417081425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212.733166817326" calcext:value-type="float">
            <text:p>212.7331668173</text:p>
          </table:table-cell>
          <table:table-cell office:value-type="float" office:value="0.406159206207272" calcext:value-type="float">
            <text:p>0.406159206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236.504724013487" calcext:value-type="float">
            <text:p>236.5047240135</text:p>
          </table:table-cell>
          <table:table-cell office:value-type="float" office:value="0.396185792018299" calcext:value-type="float">
            <text:p>0.39618579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50" calcext:value-type="float">
            <text:p>550</text:p>
          </table:table-cell>
          <table:table-cell office:value-type="float" office:value="259.031718813475" calcext:value-type="float">
            <text:p>259.0317188135</text:p>
          </table:table-cell>
          <table:table-cell office:value-type="float" office:value="0.385534800629689" calcext:value-type="float">
            <text:p>0.385534800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78.840500812588" calcext:value-type="float">
            <text:p>278.8405008126</text:p>
          </table:table-cell>
          <table:table-cell office:value-type="float" office:value="0.379821415883646" calcext:value-type="float">
            <text:p>0.379821415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300.370941899752" calcext:value-type="float">
            <text:p>300.3709418998</text:p>
          </table:table-cell>
          <table:table-cell office:value-type="float" office:value="0.372938959925654" calcext:value-type="float">
            <text:p>0.372938959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319.043558651922" calcext:value-type="float">
            <text:p>319.0435586519</text:p>
          </table:table-cell>
          <table:table-cell office:value-type="float" office:value="0.36759502510626" calcext:value-type="float">
            <text:p>0.367595025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338.068417065119" calcext:value-type="float">
            <text:p>338.0684170651</text:p>
          </table:table-cell>
          <table:table-cell office:value-type="float" office:value="0.362424778903593" calcext:value-type="float">
            <text:p>0.362424778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00" calcext:value-type="float">
            <text:p>800</text:p>
          </table:table-cell>
          <table:table-cell office:value-type="float" office:value="354.802809501482" calcext:value-type="float">
            <text:p>354.8028095015</text:p>
          </table:table-cell>
          <table:table-cell office:value-type="float" office:value="0.358482380199319" calcext:value-type="float">
            <text:p>0.358482380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50" calcext:value-type="float">
            <text:p>850</text:p>
          </table:table-cell>
          <table:table-cell office:value-type="float" office:value="377.53489930071" calcext:value-type="float">
            <text:p>377.5348993007</text:p>
          </table:table-cell>
          <table:table-cell office:value-type="float" office:value="0.348039000346496" calcext:value-type="float">
            <text:p>0.348039000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98.854600758689" calcext:value-type="float">
            <text:p>398.8546007587</text:p>
          </table:table-cell>
          <table:table-cell office:value-type="float" office:value="0.344115072617773" calcext:value-type="float">
            <text:p>0.344115072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50" calcext:value-type="float">
            <text:p>950</text:p>
          </table:table-cell>
          <table:table-cell office:value-type="float" office:value="419.830225547716" calcext:value-type="float">
            <text:p>419.8302255477</text:p>
          </table:table-cell>
          <table:table-cell office:value-type="float" office:value="0.339830654189258" calcext:value-type="float">
            <text:p>0.339830654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439.383397809981" calcext:value-type="float">
            <text:p>439.38339781</text:p>
          </table:table-cell>
          <table:table-cell office:value-type="float" office:value="0.336322219839205" calcext:value-type="float">
            <text:p>0.336322219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50" calcext:value-type="float">
            <text:p>1050</text:p>
          </table:table-cell>
          <table:table-cell office:value-type="float" office:value="462.730382391381" calcext:value-type="float">
            <text:p>462.7303823914</text:p>
          </table:table-cell>
          <table:table-cell office:value-type="float" office:value="0.332076854670475" calcext:value-type="float">
            <text:p>0.332076854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481.125893315726" calcext:value-type="float">
            <text:p>481.1258933157</text:p>
          </table:table-cell>
          <table:table-cell office:value-type="float" office:value="0.328999062135208" calcext:value-type="float">
            <text:p>0.328999062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50" calcext:value-type="float">
            <text:p>1150</text:p>
          </table:table-cell>
          <table:table-cell office:value-type="float" office:value="503.526048886785" calcext:value-type="float">
            <text:p>503.5260488868</text:p>
          </table:table-cell>
          <table:table-cell office:value-type="float" office:value="0.325483244550102" calcext:value-type="float">
            <text:p>0.325483244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office:value-type="float" office:value="521.42292866964" calcext:value-type="float">
            <text:p>521.4229286696</text:p>
          </table:table-cell>
          <table:table-cell office:value-type="float" office:value="0.322033110342858" calcext:value-type="float">
            <text:p>0.322033110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50" calcext:value-type="float">
            <text:p>1250</text:p>
          </table:table-cell>
          <table:table-cell office:value-type="float" office:value="548.482301874285" calcext:value-type="float">
            <text:p>548.4823018743</text:p>
          </table:table-cell>
          <table:table-cell office:value-type="float" office:value="0.318633641529539" calcext:value-type="float">
            <text:p>0.318633641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00" calcext:value-type="float">
            <text:p>1300</text:p>
          </table:table-cell>
          <table:table-cell office:value-type="float" office:value="565.522575284637" calcext:value-type="float">
            <text:p>565.5225752846</text:p>
          </table:table-cell>
          <table:table-cell office:value-type="float" office:value="0.316339441695412" calcext:value-type="float">
            <text:p>0.316339441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50" calcext:value-type="float">
            <text:p>1350</text:p>
          </table:table-cell>
          <table:table-cell office:value-type="float" office:value="587.692722527739" calcext:value-type="float">
            <text:p>587.6927225277</text:p>
          </table:table-cell>
          <table:table-cell office:value-type="float" office:value="0.314344958708715" calcext:value-type="float">
            <text:p>0.314344958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office:value-type="float" office:value="607.889474509447" calcext:value-type="float">
            <text:p>607.8894745094</text:p>
          </table:table-cell>
          <table:table-cell office:value-type="float" office:value="0.312560475898477" calcext:value-type="float">
            <text:p>0.312560475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50" calcext:value-type="float">
            <text:p>1450</text:p>
          </table:table-cell>
          <table:table-cell office:value-type="float" office:value="626.447605543986" calcext:value-type="float">
            <text:p>626.447605544</text:p>
          </table:table-cell>
          <table:table-cell office:value-type="float" office:value="0.311029805778206" calcext:value-type="float">
            <text:p>0.311029805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646.309461545805" calcext:value-type="float">
            <text:p>646.3094615458</text:p>
          </table:table-cell>
          <table:table-cell office:value-type="float" office:value="0.309199022165431" calcext:value-type="float">
            <text:p>0.309199022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50" calcext:value-type="float">
            <text:p>1550</text:p>
          </table:table-cell>
          <table:table-cell office:value-type="float" office:value="666.870186126164" calcext:value-type="float">
            <text:p>666.8701861262</text:p>
          </table:table-cell>
          <table:table-cell office:value-type="float" office:value="0.307687440807966" calcext:value-type="float">
            <text:p>0.307687440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00" calcext:value-type="float">
            <text:p>1600</text:p>
          </table:table-cell>
          <table:table-cell office:value-type="float" office:value="693.247334644351" calcext:value-type="float">
            <text:p>693.2473346444</text:p>
          </table:table-cell>
          <table:table-cell office:value-type="float" office:value="0.306315221280662" calcext:value-type="float">
            <text:p>0.306315221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50" calcext:value-type="float">
            <text:p>1650</text:p>
          </table:table-cell>
          <table:table-cell office:value-type="float" office:value="715.798169776994" calcext:value-type="float">
            <text:p>715.798169777</text:p>
          </table:table-cell>
          <table:table-cell office:value-type="float" office:value="0.30474448452882" calcext:value-type="float">
            <text:p>0.304744484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00" calcext:value-type="float">
            <text:p>1700</text:p>
          </table:table-cell>
          <table:table-cell office:value-type="float" office:value="742.014506866439" calcext:value-type="float">
            <text:p>742.0145068664</text:p>
          </table:table-cell>
          <table:table-cell office:value-type="float" office:value="0.303429565471635" calcext:value-type="float">
            <text:p>0.303429565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50" calcext:value-type="float">
            <text:p>1750</text:p>
          </table:table-cell>
          <table:table-cell office:value-type="float" office:value="764.597336355126" calcext:value-type="float">
            <text:p>764.5973363551</text:p>
          </table:table-cell>
          <table:table-cell office:value-type="float" office:value="0.301751407682836" calcext:value-type="float">
            <text:p>0.301751407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00" calcext:value-type="float">
            <text:p>1800</text:p>
          </table:table-cell>
          <table:table-cell office:value-type="float" office:value="789.666970147106" calcext:value-type="float">
            <text:p>789.6669701471</text:p>
          </table:table-cell>
          <table:table-cell office:value-type="float" office:value="0.2997114413568" calcext:value-type="float">
            <text:p>0.299711441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50" calcext:value-type="float">
            <text:p>1850</text:p>
          </table:table-cell>
          <table:table-cell office:value-type="float" office:value="818.190420425378" calcext:value-type="float">
            <text:p>818.1904204254</text:p>
          </table:table-cell>
          <table:table-cell office:value-type="float" office:value="0.297723721684654" calcext:value-type="float">
            <text:p>0.297723721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836.782858308541" calcext:value-type="float">
            <text:p>836.7828583085</text:p>
          </table:table-cell>
          <table:table-cell office:value-type="float" office:value="0.296243510597219" calcext:value-type="float">
            <text:p>0.296243510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50" calcext:value-type="float">
            <text:p>1950</text:p>
          </table:table-cell>
          <table:table-cell office:value-type="float" office:value="855.73828787259" calcext:value-type="float">
            <text:p>855.7382878726</text:p>
          </table:table-cell>
          <table:table-cell office:value-type="float" office:value="0.294760683969444" calcext:value-type="float">
            <text:p>0.29476068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885.596982225488" calcext:value-type="float">
            <text:p>885.5969822255</text:p>
          </table:table-cell>
          <table:table-cell office:value-type="float" office:value="0.292950357360386" calcext:value-type="float">
            <text:p>0.2929503574</text:p>
          </table:table-cell>
          <table:table-cell table:number-columns-repeated="1017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shapes>
          <draw:frame draw:z-index="0" draw:style-name="gr2" draw:text-style-name="P2" svg:width="6.2988in" svg:height="3.5429in" svg:x="16.7437in" svg:y="0.1157in">
            <draw:object draw:notify-on-update-of-ranges="Sheet2.O3:Sheet2.O21 Sheet2.N3:Sheet2.N21 Sheet2.G3:Sheet2.G41 Sheet2.F3:Sheet2.F41 Sheet2.C3:Sheet2.C21 Sheet2.B3:Sheet2.B21 Sheet2.K3:Sheet2.K21 Sheet2.J3:Sheet2.J2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draw:text-style-name="P2" svg:width="6.2988in" svg:height="3.5429in" svg:x="16.7354in" svg:y="4.8394in">
            <draw:object draw:notify-on-update-of-ranges="Sheet2.O47:Sheet2.O65 Sheet2.N47:Sheet2.N65 Sheet2.G47:Sheet2.G85 Sheet2.F47:Sheet2.F85 Sheet2.C47:Sheet2.C65 Sheet2.B47:Sheet2.B65 Sheet2.K46:Sheet2.K64 Sheet2.J46:Sheet2.J6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2" draw:text-style-name="P2" svg:width="6.2988in" svg:height="3.5429in" svg:x="16.5701in" svg:y="8.7114in">
            <draw:object draw:notify-on-update-of-ranges="Sheet2.O90:Sheet2.O108 Sheet2.N90:Sheet2.N108 Sheet2.G89:Sheet2.G127 Sheet2.F89:Sheet2.F127 Sheet2.C89:Sheet2.C107 Sheet2.B89:Sheet2.B107 Sheet2.K89:Sheet2.K107 Sheet2.J89:Sheet2.J10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4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09" table:default-cell-style-name="ce1"/>
        <table:table-row table:style-name="ro2">
          <table:table-cell office:value-type="string" calcext:value-type="string">
            <text:p>6 month</text:p>
          </table:table-cell>
          <table:table-cell office:value-type="string" calcext:value-type="string">
            <text:p>2min</text:p>
          </table:table-cell>
          <table:table-cell table:style-name="Default"/>
          <table:table-cell/>
          <table:table-cell office:value-type="string" calcext:value-type="string">
            <text:p>6 month</text:p>
          </table:table-cell>
          <table:table-cell office:value-type="string" calcext:value-type="string">
            <text:p>Winnowing</text:p>
          </table:table-cell>
          <table:table-cell table:style-name="Default"/>
          <table:table-cell/>
          <table:table-cell office:value-type="string" calcext:value-type="string">
            <text:p>TDDD</text:p>
          </table:table-cell>
          <table:table-cell table:style-name="Default" office:value-type="string" calcext:value-type="string">
            <text:p>Min = 2</text:p>
          </table:table-cell>
          <table:table-cell table:style-name="Default" office:value-type="string" calcext:value-type="string">
            <text:p>Max = 8</text:p>
          </table:table-cell>
          <table:table-cell/>
          <table:table-cell office:value-type="string" calcext:value-type="string">
            <text:p>six month</text:p>
          </table:table-cell>
          <table:table-cell office:value-type="string" calcext:value-type="string">
            <text:p>KR</text:p>
          </table:table-cell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Print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22.501745177812" calcext:value-type="float">
            <text:p>222.5017451778</text:p>
          </table:table-cell>
          <table:table-cell office:value-type="float" office:value="0.444916146014198" calcext:value-type="float">
            <text:p>0.44491614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9475325223806" calcext:value-type="float">
            <text:p>49.9475325224</text:p>
          </table:table-cell>
          <table:table-cell office:value-type="float" office:value="0.606735199778469" calcext:value-type="float">
            <text:p>0.60673519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4.790110527081" calcext:value-type="float">
            <text:p>314.7901105271</text:p>
          </table:table-cell>
          <table:table-cell office:value-type="float" office:value="0.375033142576515" calcext:value-type="float">
            <text:p>0.37503314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861783113739" calcext:value-type="float">
            <text:p>112.8617831137</text:p>
          </table:table-cell>
          <table:table-cell office:value-type="float" office:value="0.485725140154162" calcext:value-type="float">
            <text:p>0.4857251402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43.115802173676" calcext:value-type="float">
            <text:p>343.1158021737</text:p>
          </table:table-cell>
          <table:table-cell office:value-type="float" office:value="0.397845145349177" calcext:value-type="float">
            <text:p>0.397845145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5.1023834741233" calcext:value-type="float">
            <text:p>75.1023834741</text:p>
          </table:table-cell>
          <table:table-cell office:value-type="float" office:value="0.559303017094967" calcext:value-type="float">
            <text:p>0.559303017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7.241661529637" calcext:value-type="float">
            <text:p>477.2416615296</text:p>
          </table:table-cell>
          <table:table-cell office:value-type="float" office:value="0.34218225409693" calcext:value-type="float">
            <text:p>0.342182254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6.109549117227" calcext:value-type="float">
            <text:p>176.1095491172</text:p>
          </table:table-cell>
          <table:table-cell office:value-type="float" office:value="0.438500740874629" calcext:value-type="float">
            <text:p>0.4385007409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94.441360016681" calcext:value-type="float">
            <text:p>494.4413600167</text:p>
          </table:table-cell>
          <table:table-cell office:value-type="float" office:value="0.352468071583626" calcext:value-type="float">
            <text:p>0.352468071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1.263056449916" calcext:value-type="float">
            <text:p>101.2630564499</text:p>
          </table:table-cell>
          <table:table-cell office:value-type="float" office:value="0.52523119678539" calcext:value-type="float">
            <text:p>0.525231196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7.519398998652" calcext:value-type="float">
            <text:p>617.5193989987</text:p>
          </table:table-cell>
          <table:table-cell office:value-type="float" office:value="0.320240686455648" calcext:value-type="float">
            <text:p>0.320240686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4.35812347551" calcext:value-type="float">
            <text:p>224.3581234755</text:p>
          </table:table-cell>
          <table:table-cell office:value-type="float" office:value="0.397838282608353" calcext:value-type="float">
            <text:p>0.3978382826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18.779970700762" calcext:value-type="float">
            <text:p>618.7799707008</text:p>
          </table:table-cell>
          <table:table-cell office:value-type="float" office:value="0.333432611073199" calcext:value-type="float">
            <text:p>0.33343261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990357168969" calcext:value-type="float">
            <text:p>122.990357169</text:p>
          </table:table-cell>
          <table:table-cell office:value-type="float" office:value="0.498335726004402" calcext:value-type="float">
            <text:p>0.49833572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31.686452555407" calcext:value-type="float">
            <text:p>831.6864525554</text:p>
          </table:table-cell>
          <table:table-cell office:value-type="float" office:value="0.315993575615006" calcext:value-type="float">
            <text:p>0.315993575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45.209950867179" calcext:value-type="float">
            <text:p>345.2099508672</text:p>
          </table:table-cell>
          <table:table-cell office:value-type="float" office:value="0.387925730688704" calcext:value-type="float">
            <text:p>0.3879257307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738.534638224281" calcext:value-type="float">
            <text:p>738.5346382243</text:p>
          </table:table-cell>
          <table:table-cell office:value-type="float" office:value="0.318860608102907" calcext:value-type="float">
            <text:p>0.318860608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773549949223" calcext:value-type="float">
            <text:p>144.7735499492</text:p>
          </table:table-cell>
          <table:table-cell office:value-type="float" office:value="0.474330478646199" calcext:value-type="float">
            <text:p>0.474330478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28.34783286189" calcext:value-type="float">
            <text:p>1028.3478328619</text:p>
          </table:table-cell>
          <table:table-cell office:value-type="float" office:value="0.254711097120299" calcext:value-type="float">
            <text:p>0.254711097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1.802046262694" calcext:value-type="float">
            <text:p>411.8020462627</text:p>
          </table:table-cell>
          <table:table-cell office:value-type="float" office:value="0.338124732135973" calcext:value-type="float">
            <text:p>0.3381247321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882.24066729396" calcext:value-type="float">
            <text:p>882.240667294</text:p>
          </table:table-cell>
          <table:table-cell office:value-type="float" office:value="0.305670946993151" calcext:value-type="float">
            <text:p>0.30567094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920995780217" calcext:value-type="float">
            <text:p>167.9209957802</text:p>
          </table:table-cell>
          <table:table-cell office:value-type="float" office:value="0.458780642506557" calcext:value-type="float">
            <text:p>0.458780642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211.71292243582" calcext:value-type="float">
            <text:p>1211.7129224358</text:p>
          </table:table-cell>
          <table:table-cell office:value-type="float" office:value="0.253976481802401" calcext:value-type="float">
            <text:p>0.253976481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73.131746135373" calcext:value-type="float">
            <text:p>473.1317461354</text:p>
          </table:table-cell>
          <table:table-cell office:value-type="float" office:value="0.311408099922318" calcext:value-type="float">
            <text:p>0.3114080999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069.86697896571" calcext:value-type="float">
            <text:p>1069.8669789657</text:p>
          </table:table-cell>
          <table:table-cell office:value-type="float" office:value="0.286813928507843" calcext:value-type="float">
            <text:p>0.286813928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.403822761566" calcext:value-type="float">
            <text:p>191.4038227616</text:p>
          </table:table-cell>
          <table:table-cell office:value-type="float" office:value="0.44314784082399" calcext:value-type="float">
            <text:p>0.443147840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09.98836838588" calcext:value-type="float">
            <text:p>1409.9883683859</text:p>
          </table:table-cell>
          <table:table-cell office:value-type="float" office:value="0.246575382400015" calcext:value-type="float">
            <text:p>0.246575382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23.23880769668" calcext:value-type="float">
            <text:p>623.2388076967</text:p>
          </table:table-cell>
          <table:table-cell office:value-type="float" office:value="0.310497201862126" calcext:value-type="float">
            <text:p>0.3104972019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240.99788032769" calcext:value-type="float">
            <text:p>1240.9978803277</text:p>
          </table:table-cell>
          <table:table-cell office:value-type="float" office:value="0.272496010652103" calcext:value-type="float">
            <text:p>0.2724960107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3.442977734934" calcext:value-type="float">
            <text:p>213.4429777349</text:p>
          </table:table-cell>
          <table:table-cell office:value-type="float" office:value="0.42900616137501" calcext:value-type="float">
            <text:p>0.429006161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12.64605376759" calcext:value-type="float">
            <text:p>1412.6460537676</text:p>
          </table:table-cell>
          <table:table-cell office:value-type="float" office:value="0.23656066657246" calcext:value-type="float">
            <text:p>0.2365606666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30.983323413438" calcext:value-type="float">
            <text:p>530.9833234134</text:p>
          </table:table-cell>
          <table:table-cell office:value-type="float" office:value="0.322220411580731" calcext:value-type="float">
            <text:p>0.3222204116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363.73126648375" calcext:value-type="float">
            <text:p>1363.7312664838</text:p>
          </table:table-cell>
          <table:table-cell office:value-type="float" office:value="0.266163791785681" calcext:value-type="float">
            <text:p>0.266163791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7.451714560016" calcext:value-type="float">
            <text:p>237.45171456</text:p>
          </table:table-cell>
          <table:table-cell office:value-type="float" office:value="0.417208593219648" calcext:value-type="float">
            <text:p>0.417208593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6.07277750689" calcext:value-type="float">
            <text:p>1736.0727775069</text:p>
          </table:table-cell>
          <table:table-cell office:value-type="float" office:value="0.248292115430515" calcext:value-type="float">
            <text:p>0.248292115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27.788831614565" calcext:value-type="float">
            <text:p>727.7888316146</text:p>
          </table:table-cell>
          <table:table-cell office:value-type="float" office:value="0.315910272464974" calcext:value-type="float">
            <text:p>0.3159102725</text:p>
          </table:table-cell>
          <table:table-cell table:number-columns-repeated="1009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490.51534038305" calcext:value-type="float">
            <text:p>1490.5153403831</text:p>
          </table:table-cell>
          <table:table-cell office:value-type="float" office:value="0.260698403769996" calcext:value-type="float">
            <text:p>0.2606984038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60.223151897359" calcext:value-type="float">
            <text:p>260.2231518974</text:p>
          </table:table-cell>
          <table:table-cell office:value-type="float" office:value="0.406406210009062" calcext:value-type="float">
            <text:p>0.4064062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815.40063119629" calcext:value-type="float">
            <text:p>1815.4006311963</text:p>
          </table:table-cell>
          <table:table-cell office:value-type="float" office:value="0.247804837271295" calcext:value-type="float">
            <text:p>0.247804837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81.754080205969" calcext:value-type="float">
            <text:p>681.754080206</text:p>
          </table:table-cell>
          <table:table-cell office:value-type="float" office:value="0.302037109990771" calcext:value-type="float">
            <text:p>0.30203711</text:p>
          </table:table-cell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615.84849583063" calcext:value-type="float">
            <text:p>1615.8484958306</text:p>
          </table:table-cell>
          <table:table-cell office:value-type="float" office:value="0.254943062470121" calcext:value-type="float">
            <text:p>0.254943062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9.977068641196" calcext:value-type="float">
            <text:p>279.9770686412</text:p>
          </table:table-cell>
          <table:table-cell office:value-type="float" office:value="0.398956327048437" calcext:value-type="float">
            <text:p>0.39895632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92.36626343977" calcext:value-type="float">
            <text:p>2192.3662634398</text:p>
          </table:table-cell>
          <table:table-cell office:value-type="float" office:value="0.206815224765735" calcext:value-type="float">
            <text:p>0.206815224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6.445551681484" calcext:value-type="float">
            <text:p>976.4455516815</text:p>
          </table:table-cell>
          <table:table-cell office:value-type="float" office:value="0.264603681766873" calcext:value-type="float">
            <text:p>0.2646036818</text:p>
          </table:table-cell>
          <table:table-cell table:number-columns-repeated="1009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741.48317311178" calcext:value-type="float">
            <text:p>1741.4831731118</text:p>
          </table:table-cell>
          <table:table-cell office:value-type="float" office:value="0.25070701764749" calcext:value-type="float">
            <text:p>0.250707017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1.081739631958" calcext:value-type="float">
            <text:p>301.081739632</text:p>
          </table:table-cell>
          <table:table-cell office:value-type="float" office:value="0.389566643914219" calcext:value-type="float">
            <text:p>0.389566643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94.89326445823" calcext:value-type="float">
            <text:p>2094.8932644582</text:p>
          </table:table-cell>
          <table:table-cell office:value-type="float" office:value="0.209307913700234" calcext:value-type="float">
            <text:p>0.2093079137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6.322393605698" calcext:value-type="float">
            <text:p>766.3223936057</text:p>
          </table:table-cell>
          <table:table-cell office:value-type="float" office:value="0.288340596944481" calcext:value-type="float">
            <text:p>0.2883405969</text:p>
          </table:table-cell>
          <table:table-cell table:number-columns-repeated="1009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843.33714717723" calcext:value-type="float">
            <text:p>1843.3371471772</text:p>
          </table:table-cell>
          <table:table-cell office:value-type="float" office:value="0.247800500493755" calcext:value-type="float">
            <text:p>0.247800500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20.10476922467" calcext:value-type="float">
            <text:p>320.1047692247</text:p>
          </table:table-cell>
          <table:table-cell office:value-type="float" office:value="0.383457443541632" calcext:value-type="float">
            <text:p>0.383457443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29.81005744183" calcext:value-type="float">
            <text:p>2429.8100574418</text:p>
          </table:table-cell>
          <table:table-cell office:value-type="float" office:value="0.191809125155323" calcext:value-type="float">
            <text:p>0.191809125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35.01988286818" calcext:value-type="float">
            <text:p>1035.0198828682</text:p>
          </table:table-cell>
          <table:table-cell office:value-type="float" office:value="0.239978561781693" calcext:value-type="float">
            <text:p>0.2399785618</text:p>
          </table:table-cell>
          <table:table-cell table:number-columns-repeated="1009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962.3733862643" calcext:value-type="float">
            <text:p>1962.3733862643</text:p>
          </table:table-cell>
          <table:table-cell office:value-type="float" office:value="0.244761688462525" calcext:value-type="float">
            <text:p>0.2447616885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9.063320599483" calcext:value-type="float">
            <text:p>339.0633205995</text:p>
          </table:table-cell>
          <table:table-cell office:value-type="float" office:value="0.377444983563825" calcext:value-type="float">
            <text:p>0.377444983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15.50363178341" calcext:value-type="float">
            <text:p>2615.5036317834</text:p>
          </table:table-cell>
          <table:table-cell office:value-type="float" office:value="0.178419703437489" calcext:value-type="float">
            <text:p>0.178419703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84.88798114909" calcext:value-type="float">
            <text:p>1084.8879811491</text:p>
          </table:table-cell>
          <table:table-cell office:value-type="float" office:value="0.256956782235666" calcext:value-type="float">
            <text:p>0.2569567822</text:p>
          </table:table-cell>
          <table:table-cell table:number-columns-repeated="1009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2083.43935077932" calcext:value-type="float">
            <text:p>2083.4393507793</text:p>
          </table:table-cell>
          <table:table-cell office:value-type="float" office:value="0.242371376400051" calcext:value-type="float">
            <text:p>0.242371376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6.206034159569" calcext:value-type="float">
            <text:p>356.2060341596</text:p>
          </table:table-cell>
          <table:table-cell office:value-type="float" office:value="0.372107910653732" calcext:value-type="float">
            <text:p>0.372107910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50.59441133997" calcext:value-type="float">
            <text:p>2850.59441134</text:p>
          </table:table-cell>
          <table:table-cell office:value-type="float" office:value="0.19031473725679" calcext:value-type="float">
            <text:p>0.190314737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75.83647872271" calcext:value-type="float">
            <text:p>1375.8364787227</text:p>
          </table:table-cell>
          <table:table-cell office:value-type="float" office:value="0.253573742093923" calcext:value-type="float">
            <text:p>0.2535737421</text:p>
          </table:table-cell>
          <table:table-cell table:number-columns-repeated="1009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2174.87861305982" calcext:value-type="float">
            <text:p>2174.8786130598</text:p>
          </table:table-cell>
          <table:table-cell office:value-type="float" office:value="0.240184593157449" calcext:value-type="float">
            <text:p>0.240184593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9.699184023251" calcext:value-type="float">
            <text:p>379.6991840233</text:p>
          </table:table-cell>
          <table:table-cell office:value-type="float" office:value="0.36087582138364" calcext:value-type="float">
            <text:p>0.3608758214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50.42099347067" calcext:value-type="float">
            <text:p>2750.4209934707</text:p>
          </table:table-cell>
          <table:table-cell office:value-type="float" office:value="0.209620630047639" calcext:value-type="float">
            <text:p>0.2096206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0.14477595894" calcext:value-type="float">
            <text:p>1030.1447759589</text:p>
          </table:table-cell>
          <table:table-cell office:value-type="float" office:value="0.290629307284112" calcext:value-type="float">
            <text:p>0.2906293073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06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2405.95353167099" calcext:value-type="float">
            <text:p>2405.953531671</text:p>
          </table:table-cell>
          <table:table-cell office:value-type="float" office:value="0.220916918771624" calcext:value-type="float">
            <text:p>0.220916918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00.867850639394" calcext:value-type="float">
            <text:p>400.8678506394</text:p>
          </table:table-cell>
          <table:table-cell office:value-type="float" office:value="0.356035842301978" calcext:value-type="float">
            <text:p>0.356035842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397.87874635255" calcext:value-type="float">
            <text:p>3397.8787463526</text:p>
          </table:table-cell>
          <table:table-cell office:value-type="float" office:value="0.16546308738816" calcext:value-type="float">
            <text:p>0.165463087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55.86386426634" calcext:value-type="float">
            <text:p>1755.8638642663</text:p>
          </table:table-cell>
          <table:table-cell office:value-type="float" office:value="0.214839781565726" calcext:value-type="float">
            <text:p>0.2148397816</text:p>
          </table:table-cell>
          <table:table-cell table:number-columns-repeated="1009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2546.54309096708" calcext:value-type="float">
            <text:p>2546.5430909671</text:p>
          </table:table-cell>
          <table:table-cell office:value-type="float" office:value="0.213317620039517" calcext:value-type="float">
            <text:p>0.2133176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21.035208818651" calcext:value-type="float">
            <text:p>421.0352088187</text:p>
          </table:table-cell>
          <table:table-cell office:value-type="float" office:value="0.350755064418672" calcext:value-type="float">
            <text:p>0.350755064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121.81037446717" calcext:value-type="float">
            <text:p>3121.8103744672</text:p>
          </table:table-cell>
          <table:table-cell office:value-type="float" office:value="0.221019302921657" calcext:value-type="float">
            <text:p>0.2210193029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76.89578187415" calcext:value-type="float">
            <text:p>1076.8957818742</text:p>
          </table:table-cell>
          <table:table-cell office:value-type="float" office:value="0.278300530445386" calcext:value-type="float">
            <text:p>0.2783005304</text:p>
          </table:table-cell>
          <table:table-cell table:number-columns-repeated="100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652.76441773236" calcext:value-type="float">
            <text:p>2652.7644177324</text:p>
          </table:table-cell>
          <table:table-cell office:value-type="float" office:value="0.211145858843228" calcext:value-type="float">
            <text:p>0.211145858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970280332931" calcext:value-type="float">
            <text:p>439.9702803329</text:p>
          </table:table-cell>
          <table:table-cell office:value-type="float" office:value="0.346728341531386" calcext:value-type="float">
            <text:p>0.346728341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6.09062424309" calcext:value-type="float">
            <text:p>3746.0906242431</text:p>
          </table:table-cell>
          <table:table-cell office:value-type="float" office:value="0.154944563323313" calcext:value-type="float">
            <text:p>0.154944563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51.4026836394" calcext:value-type="float">
            <text:p>1651.4026836394</text:p>
          </table:table-cell>
          <table:table-cell office:value-type="float" office:value="0.209992068423969" calcext:value-type="float">
            <text:p>0.2099920684</text:p>
          </table:table-cell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050" calcext:value-type="float">
            <text:p>1050</text:p>
          </table:table-cell>
          <table:table-cell office:value-type="float" office:value="463.072318154193" calcext:value-type="float">
            <text:p>463.0723181542</text:p>
          </table:table-cell>
          <table:table-cell office:value-type="float" office:value="0.341679856956612" calcext:value-type="float">
            <text:p>0.34167985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100" calcext:value-type="float">
            <text:p>1100</text:p>
          </table:table-cell>
          <table:table-cell office:value-type="float" office:value="483.325211735577" calcext:value-type="float">
            <text:p>483.3252117356</text:p>
          </table:table-cell>
          <table:table-cell office:value-type="float" office:value="0.337924188562844" calcext:value-type="float">
            <text:p>0.3379241886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150" calcext:value-type="float">
            <text:p>1150</text:p>
          </table:table-cell>
          <table:table-cell office:value-type="float" office:value="507.034619245357" calcext:value-type="float">
            <text:p>507.0346192454</text:p>
          </table:table-cell>
          <table:table-cell office:value-type="float" office:value="0.333837965959628" calcext:value-type="float">
            <text:p>0.333837966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200" calcext:value-type="float">
            <text:p>1200</text:p>
          </table:table-cell>
          <table:table-cell office:value-type="float" office:value="525.525435731077" calcext:value-type="float">
            <text:p>525.5254357311</text:p>
          </table:table-cell>
          <table:table-cell office:value-type="float" office:value="0.329623668858539" calcext:value-type="float">
            <text:p>0.329623668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250" calcext:value-type="float">
            <text:p>1250</text:p>
          </table:table-cell>
          <table:table-cell office:value-type="float" office:value="550.947187031021" calcext:value-type="float">
            <text:p>550.947187031</text:p>
          </table:table-cell>
          <table:table-cell office:value-type="float" office:value="0.325800499845431" calcext:value-type="float">
            <text:p>0.3258004998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300" calcext:value-type="float">
            <text:p>1300</text:p>
          </table:table-cell>
          <table:table-cell office:value-type="float" office:value="567.747049774764" calcext:value-type="float">
            <text:p>567.7470497748</text:p>
          </table:table-cell>
          <table:table-cell office:value-type="float" office:value="0.322031183788342" calcext:value-type="float">
            <text:p>0.3220311838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350" calcext:value-type="float">
            <text:p>1350</text:p>
          </table:table-cell>
          <table:table-cell office:value-type="float" office:value="587.693510488814" calcext:value-type="float">
            <text:p>587.6935104888</text:p>
          </table:table-cell>
          <table:table-cell office:value-type="float" office:value="0.318919636615342" calcext:value-type="float">
            <text:p>0.3189196366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400" calcext:value-type="float">
            <text:p>1400</text:p>
          </table:table-cell>
          <table:table-cell office:value-type="float" office:value="609.723925192244" calcext:value-type="float">
            <text:p>609.7239251922</text:p>
          </table:table-cell>
          <table:table-cell office:value-type="float" office:value="0.316540088340724" calcext:value-type="float">
            <text:p>0.316540088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450" calcext:value-type="float">
            <text:p>1450</text:p>
          </table:table-cell>
          <table:table-cell office:value-type="float" office:value="630.977073140599" calcext:value-type="float">
            <text:p>630.9770731406</text:p>
          </table:table-cell>
          <table:table-cell office:value-type="float" office:value="0.314177373243371" calcext:value-type="float">
            <text:p>0.314177373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500" calcext:value-type="float">
            <text:p>1500</text:p>
          </table:table-cell>
          <table:table-cell office:value-type="float" office:value="648.383489601395" calcext:value-type="float">
            <text:p>648.3834896014</text:p>
          </table:table-cell>
          <table:table-cell office:value-type="float" office:value="0.312080867719681" calcext:value-type="float">
            <text:p>0.312080867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550" calcext:value-type="float">
            <text:p>1550</text:p>
          </table:table-cell>
          <table:table-cell office:value-type="float" office:value="668.996506991541" calcext:value-type="float">
            <text:p>668.9965069915</text:p>
          </table:table-cell>
          <table:table-cell office:value-type="float" office:value="0.309818443498393" calcext:value-type="float">
            <text:p>0.3098184435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600" calcext:value-type="float">
            <text:p>1600</text:p>
          </table:table-cell>
          <table:table-cell office:value-type="float" office:value="695.087790533388" calcext:value-type="float">
            <text:p>695.0877905334</text:p>
          </table:table-cell>
          <table:table-cell office:value-type="float" office:value="0.308056497909172" calcext:value-type="float">
            <text:p>0.308056497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650" calcext:value-type="float">
            <text:p>1650</text:p>
          </table:table-cell>
          <table:table-cell office:value-type="float" office:value="719.855820970856" calcext:value-type="float">
            <text:p>719.8558209709</text:p>
          </table:table-cell>
          <table:table-cell office:value-type="float" office:value="0.30624561831137" calcext:value-type="float">
            <text:p>0.306245618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700" calcext:value-type="float">
            <text:p>1700</text:p>
          </table:table-cell>
          <table:table-cell office:value-type="float" office:value="745.183483568469" calcext:value-type="float">
            <text:p>745.1834835685</text:p>
          </table:table-cell>
          <table:table-cell office:value-type="float" office:value="0.304561348919347" calcext:value-type="float">
            <text:p>0.304561348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750" calcext:value-type="float">
            <text:p>1750</text:p>
          </table:table-cell>
          <table:table-cell office:value-type="float" office:value="767.318217423055" calcext:value-type="float">
            <text:p>767.3182174231</text:p>
          </table:table-cell>
          <table:table-cell office:value-type="float" office:value="0.302461284643323" calcext:value-type="float">
            <text:p>0.3024612846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800" calcext:value-type="float">
            <text:p>1800</text:p>
          </table:table-cell>
          <table:table-cell office:value-type="float" office:value="793.206680591259" calcext:value-type="float">
            <text:p>793.2066805913</text:p>
          </table:table-cell>
          <table:table-cell office:value-type="float" office:value="0.298851612960036" calcext:value-type="float">
            <text:p>0.29885161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850" calcext:value-type="float">
            <text:p>1850</text:p>
          </table:table-cell>
          <table:table-cell office:value-type="float" office:value="814.968581242658" calcext:value-type="float">
            <text:p>814.9685812427</text:p>
          </table:table-cell>
          <table:table-cell office:value-type="float" office:value="0.296551021434306" calcext:value-type="float">
            <text:p>0.2965510214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900" calcext:value-type="float">
            <text:p>1900</text:p>
          </table:table-cell>
          <table:table-cell office:value-type="float" office:value="832.763620610286" calcext:value-type="float">
            <text:p>832.7636206103</text:p>
          </table:table-cell>
          <table:table-cell office:value-type="float" office:value="0.294575296141626" calcext:value-type="float">
            <text:p>0.2945752961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950" calcext:value-type="float">
            <text:p>1950</text:p>
          </table:table-cell>
          <table:table-cell office:value-type="float" office:value="850.92396461234" calcext:value-type="float">
            <text:p>850.9239646123</text:p>
          </table:table-cell>
          <table:table-cell office:value-type="float" office:value="0.292871026054455" calcext:value-type="float">
            <text:p>0.2928710261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2000" calcext:value-type="float">
            <text:p>2000</text:p>
          </table:table-cell>
          <table:table-cell office:value-type="float" office:value="888.519875376953" calcext:value-type="float">
            <text:p>888.519875377</text:p>
          </table:table-cell>
          <table:table-cell office:value-type="float" office:value="0.290611197190134" calcext:value-type="float">
            <text:p>0.290611197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 table:number-rows-repeated="3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Last year</text:p>
          </table:table-cell>
          <table:table-cell table:style-name="Default" table:number-columns-repeated="2"/>
          <table:table-cell/>
          <table:table-cell office:value-type="string" calcext:value-type="string">
            <text:p>Last year</text:p>
          </table:table-cell>
          <table:table-cell table:style-name="Default" table:number-columns-repeated="2"/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Last year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4.790110527081" calcext:value-type="float">
            <text:p>314.7901105271</text:p>
          </table:table-cell>
          <table:table-cell office:value-type="float" office:value="0.344569948180652" calcext:value-type="float">
            <text:p>0.3445699482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0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22.501745177812" calcext:value-type="float">
            <text:p>222.5017451778</text:p>
          </table:table-cell>
          <table:table-cell office:value-type="float" office:value="0.391201316059364" calcext:value-type="float">
            <text:p>0.39120131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9475325223806" calcext:value-type="float">
            <text:p>49.9475325224</text:p>
          </table:table-cell>
          <table:table-cell office:value-type="float" office:value="0.533386341526766" calcext:value-type="float">
            <text:p>0.53338634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7.241661529637" calcext:value-type="float">
            <text:p>477.2416615296</text:p>
          </table:table-cell>
          <table:table-cell office:value-type="float" office:value="0.31085385855647" calcext:value-type="float">
            <text:p>0.31085385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861783113739" calcext:value-type="float">
            <text:p>112.8617831137</text:p>
          </table:table-cell>
          <table:table-cell office:value-type="float" office:value="0.428272326572729" calcext:value-type="float">
            <text:p>0.4282723266</text:p>
          </table:table-cell>
          <table:table-cell table:number-columns-repeated="100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43.115802173676" calcext:value-type="float">
            <text:p>343.1158021737</text:p>
          </table:table-cell>
          <table:table-cell office:value-type="float" office:value="0.353294164709514" calcext:value-type="float">
            <text:p>0.353294164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5.1023834741233" calcext:value-type="float">
            <text:p>75.1023834741</text:p>
          </table:table-cell>
          <table:table-cell office:value-type="float" office:value="0.490643218927289" calcext:value-type="float">
            <text:p>0.49064321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7.519398998652" calcext:value-type="float">
            <text:p>617.5193989987</text:p>
          </table:table-cell>
          <table:table-cell office:value-type="float" office:value="0.286767224488988" calcext:value-type="float">
            <text:p>0.28676722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6.109549117227" calcext:value-type="float">
            <text:p>176.1095491172</text:p>
          </table:table-cell>
          <table:table-cell office:value-type="float" office:value="0.385876588121452" calcext:value-type="float">
            <text:p>0.3858765881</text:p>
          </table:table-cell>
          <table:table-cell table:number-columns-repeated="100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94.441360016681" calcext:value-type="float">
            <text:p>494.4413600167</text:p>
          </table:table-cell>
          <table:table-cell office:value-type="float" office:value="0.314667675117031" calcext:value-type="float">
            <text:p>0.314667675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1.263056449916" calcext:value-type="float">
            <text:p>101.2630564499</text:p>
          </table:table-cell>
          <table:table-cell office:value-type="float" office:value="0.462429892311178" calcext:value-type="float">
            <text:p>0.462429892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31.686452555407" calcext:value-type="float">
            <text:p>831.6864525554</text:p>
          </table:table-cell>
          <table:table-cell office:value-type="float" office:value="0.285736655407884" calcext:value-type="float">
            <text:p>0.28573665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4.35812347551" calcext:value-type="float">
            <text:p>224.3581234755</text:p>
          </table:table-cell>
          <table:table-cell office:value-type="float" office:value="0.353007845813315" calcext:value-type="float">
            <text:p>0.3530078458</text:p>
          </table:table-cell>
          <table:table-cell table:number-columns-repeated="100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18.779970700762" calcext:value-type="float">
            <text:p>618.7799707008</text:p>
          </table:table-cell>
          <table:table-cell office:value-type="float" office:value="0.300407784635341" calcext:value-type="float">
            <text:p>0.300407784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990357168969" calcext:value-type="float">
            <text:p>122.990357169</text:p>
          </table:table-cell>
          <table:table-cell office:value-type="float" office:value="0.440155956268287" calcext:value-type="float">
            <text:p>0.440155956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28.34783286189" calcext:value-type="float">
            <text:p>1028.3478328619</text:p>
          </table:table-cell>
          <table:table-cell office:value-type="float" office:value="0.233817237837265" calcext:value-type="float">
            <text:p>0.233817237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45.209950867179" calcext:value-type="float">
            <text:p>345.2099508672</text:p>
          </table:table-cell>
          <table:table-cell office:value-type="float" office:value="0.347282317066449" calcext:value-type="float">
            <text:p>0.3472823171</text:p>
          </table:table-cell>
          <table:table-cell table:number-columns-repeated="100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738.534638224281" calcext:value-type="float">
            <text:p>738.5346382243</text:p>
          </table:table-cell>
          <table:table-cell office:value-type="float" office:value="0.28673634352139" calcext:value-type="float">
            <text:p>0.286736343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773549949223" calcext:value-type="float">
            <text:p>144.7735499492</text:p>
          </table:table-cell>
          <table:table-cell office:value-type="float" office:value="0.418062874054311" calcext:value-type="float">
            <text:p>0.418062874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211.71292243582" calcext:value-type="float">
            <text:p>1211.7129224358</text:p>
          </table:table-cell>
          <table:table-cell office:value-type="float" office:value="0.227568545216521" calcext:value-type="float">
            <text:p>0.227568545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1.802046262694" calcext:value-type="float">
            <text:p>411.8020462627</text:p>
          </table:table-cell>
          <table:table-cell office:value-type="float" office:value="0.297932317602367" calcext:value-type="float">
            <text:p>0.2979323176</text:p>
          </table:table-cell>
          <table:table-cell table:number-columns-repeated="100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882.24066729396" calcext:value-type="float">
            <text:p>882.240667294</text:p>
          </table:table-cell>
          <table:table-cell office:value-type="float" office:value="0.275947823441975" calcext:value-type="float">
            <text:p>0.275947823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920995780217" calcext:value-type="float">
            <text:p>167.9209957802</text:p>
          </table:table-cell>
          <table:table-cell office:value-type="float" office:value="0.404408866135973" calcext:value-type="float">
            <text:p>0.404408866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09.98836838588" calcext:value-type="float">
            <text:p>1409.9883683859</text:p>
          </table:table-cell>
          <table:table-cell office:value-type="float" office:value="0.223756063675861" calcext:value-type="float">
            <text:p>0.223756063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73.131746135373" calcext:value-type="float">
            <text:p>473.1317461354</text:p>
          </table:table-cell>
          <table:table-cell office:value-type="float" office:value="0.276589577977257" calcext:value-type="float">
            <text:p>0.276589578</text:p>
          </table:table-cell>
          <table:table-cell table:number-columns-repeated="100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069.86697896571" calcext:value-type="float">
            <text:p>1069.8669789657</text:p>
          </table:table-cell>
          <table:table-cell office:value-type="float" office:value="0.259866081370231" calcext:value-type="float">
            <text:p>0.259866081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.403822761566" calcext:value-type="float">
            <text:p>191.4038227616</text:p>
          </table:table-cell>
          <table:table-cell office:value-type="float" office:value="0.390569461381094" calcext:value-type="float">
            <text:p>0.390569461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12.64605376759" calcext:value-type="float">
            <text:p>1412.6460537676</text:p>
          </table:table-cell>
          <table:table-cell office:value-type="float" office:value="0.214780715093838" calcext:value-type="float">
            <text:p>0.214780715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23.23880769668" calcext:value-type="float">
            <text:p>623.2388076967</text:p>
          </table:table-cell>
          <table:table-cell office:value-type="float" office:value="0.277768813354587" calcext:value-type="float">
            <text:p>0.2777688134</text:p>
          </table:table-cell>
          <table:table-cell table:number-columns-repeated="1009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240.99788032769" calcext:value-type="float">
            <text:p>1240.9978803277</text:p>
          </table:table-cell>
          <table:table-cell office:value-type="float" office:value="0.247471254452123" calcext:value-type="float">
            <text:p>0.247471254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3.442977734934" calcext:value-type="float">
            <text:p>213.4429777349</text:p>
          </table:table-cell>
          <table:table-cell office:value-type="float" office:value="0.378456777010121" calcext:value-type="float">
            <text:p>0.37845677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6.07277750689" calcext:value-type="float">
            <text:p>1736.0727775069</text:p>
          </table:table-cell>
          <table:table-cell office:value-type="float" office:value="0.225996265405158" calcext:value-type="float">
            <text:p>0.225996265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30.983323413438" calcext:value-type="float">
            <text:p>530.9833234134</text:p>
          </table:table-cell>
          <table:table-cell office:value-type="float" office:value="0.286310798589883" calcext:value-type="float">
            <text:p>0.2863107986</text:p>
          </table:table-cell>
          <table:table-cell table:number-columns-repeated="1009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363.73126648375" calcext:value-type="float">
            <text:p>1363.7312664838</text:p>
          </table:table-cell>
          <table:table-cell office:value-type="float" office:value="0.24241160454047" calcext:value-type="float">
            <text:p>0.242411604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7.451714560016" calcext:value-type="float">
            <text:p>237.45171456</text:p>
          </table:table-cell>
          <table:table-cell office:value-type="float" office:value="0.368457536971458" calcext:value-type="float">
            <text:p>0.368457537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815.40063119629" calcext:value-type="float">
            <text:p>1815.4006311963</text:p>
          </table:table-cell>
          <table:table-cell office:value-type="float" office:value="0.228554731681435" calcext:value-type="float">
            <text:p>0.228554731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27.788831614565" calcext:value-type="float">
            <text:p>727.7888316146</text:p>
          </table:table-cell>
          <table:table-cell office:value-type="float" office:value="0.286869227161129" calcext:value-type="float">
            <text:p>0.2868692272</text:p>
          </table:table-cell>
          <table:table-cell table:number-columns-repeated="1009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490.51534038305" calcext:value-type="float">
            <text:p>1490.5153403831</text:p>
          </table:table-cell>
          <table:table-cell office:value-type="float" office:value="0.21872352324011" calcext:value-type="float">
            <text:p>0.218723523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60.223151897359" calcext:value-type="float">
            <text:p>260.2231518974</text:p>
          </table:table-cell>
          <table:table-cell office:value-type="float" office:value="0.358274758272751" calcext:value-type="float">
            <text:p>0.358274758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92.36626343977" calcext:value-type="float">
            <text:p>2192.3662634398</text:p>
          </table:table-cell>
          <table:table-cell office:value-type="float" office:value="0.184239300506999" calcext:value-type="float">
            <text:p>0.184239300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81.754080205969" calcext:value-type="float">
            <text:p>681.754080206</text:p>
          </table:table-cell>
          <table:table-cell office:value-type="float" office:value="0.273790771550553" calcext:value-type="float">
            <text:p>0.2737907716</text:p>
          </table:table-cell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615.84849583063" calcext:value-type="float">
            <text:p>1615.8484958306</text:p>
          </table:table-cell>
          <table:table-cell office:value-type="float" office:value="0.214084032161024" calcext:value-type="float">
            <text:p>0.214084032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9.977068641196" calcext:value-type="float">
            <text:p>279.9770686412</text:p>
          </table:table-cell>
          <table:table-cell office:value-type="float" office:value="0.352508893321501" calcext:value-type="float">
            <text:p>0.352508893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94.89326445823" calcext:value-type="float">
            <text:p>2094.8932644582</text:p>
          </table:table-cell>
          <table:table-cell office:value-type="float" office:value="0.189798302659866" calcext:value-type="float">
            <text:p>0.189798302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6.445551681484" calcext:value-type="float">
            <text:p>976.4455516815</text:p>
          </table:table-cell>
          <table:table-cell office:value-type="float" office:value="0.236310398533084" calcext:value-type="float">
            <text:p>0.2363103985</text:p>
          </table:table-cell>
          <table:table-cell table:number-columns-repeated="1009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741.48317311178" calcext:value-type="float">
            <text:p>1741.4831731118</text:p>
          </table:table-cell>
          <table:table-cell office:value-type="float" office:value="0.211136205326572" calcext:value-type="float">
            <text:p>0.211136205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1.081739631958" calcext:value-type="float">
            <text:p>301.081739632</text:p>
          </table:table-cell>
          <table:table-cell office:value-type="float" office:value="0.346071431446451" calcext:value-type="float">
            <text:p>0.346071431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29.81005744183" calcext:value-type="float">
            <text:p>2429.8100574418</text:p>
          </table:table-cell>
          <table:table-cell office:value-type="float" office:value="0.174310573557182" calcext:value-type="float">
            <text:p>0.174310573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6.322393605698" calcext:value-type="float">
            <text:p>766.3223936057</text:p>
          </table:table-cell>
          <table:table-cell office:value-type="float" office:value="0.259309436317052" calcext:value-type="float">
            <text:p>0.2593094363</text:p>
          </table:table-cell>
          <table:table-cell table:number-columns-repeated="1009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843.33714717723" calcext:value-type="float">
            <text:p>1843.3371471772</text:p>
          </table:table-cell>
          <table:table-cell office:value-type="float" office:value="0.208785527980946" calcext:value-type="float">
            <text:p>0.20878552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20.10476922467" calcext:value-type="float">
            <text:p>320.1047692247</text:p>
          </table:table-cell>
          <table:table-cell office:value-type="float" office:value="0.340872096964711" calcext:value-type="float">
            <text:p>0.34087209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15.50363178341" calcext:value-type="float">
            <text:p>2615.5036317834</text:p>
          </table:table-cell>
          <table:table-cell office:value-type="float" office:value="0.162199172300605" calcext:value-type="float">
            <text:p>0.162199172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35.01988286818" calcext:value-type="float">
            <text:p>1035.0198828682</text:p>
          </table:table-cell>
          <table:table-cell office:value-type="float" office:value="0.214271338882729" calcext:value-type="float">
            <text:p>0.2142713389</text:p>
          </table:table-cell>
          <table:table-cell table:number-columns-repeated="1009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962.3733862643" calcext:value-type="float">
            <text:p>1962.3733862643</text:p>
          </table:table-cell>
          <table:table-cell office:value-type="float" office:value="0.206540737618564" calcext:value-type="float">
            <text:p>0.206540737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9.063320599483" calcext:value-type="float">
            <text:p>339.0633205995</text:p>
          </table:table-cell>
          <table:table-cell office:value-type="float" office:value="0.335879361047012" calcext:value-type="float">
            <text:p>0.33587936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50.59441133997" calcext:value-type="float">
            <text:p>2850.59441134</text:p>
          </table:table-cell>
          <table:table-cell office:value-type="float" office:value="0.175176118905238" calcext:value-type="float">
            <text:p>0.175176118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84.88798114909" calcext:value-type="float">
            <text:p>1084.8879811491</text:p>
          </table:table-cell>
          <table:table-cell office:value-type="float" office:value="0.231407548474659" calcext:value-type="float">
            <text:p>0.2314075485</text:p>
          </table:table-cell>
          <table:table-cell table:number-columns-repeated="1009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2083.43935077932" calcext:value-type="float">
            <text:p>2083.4393507793</text:p>
          </table:table-cell>
          <table:table-cell office:value-type="float" office:value="0.204825979281937" calcext:value-type="float">
            <text:p>0.204825979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6.206034159569" calcext:value-type="float">
            <text:p>356.2060341596</text:p>
          </table:table-cell>
          <table:table-cell office:value-type="float" office:value="0.331476703704488" calcext:value-type="float">
            <text:p>0.3314767037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50.42099347067" calcext:value-type="float">
            <text:p>2750.4209934707</text:p>
          </table:table-cell>
          <table:table-cell office:value-type="float" office:value="0.193454095913467" calcext:value-type="float">
            <text:p>0.193454095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75.83647872271" calcext:value-type="float">
            <text:p>1375.8364787227</text:p>
          </table:table-cell>
          <table:table-cell office:value-type="float" office:value="0.230610511082794" calcext:value-type="float">
            <text:p>0.2306105111</text:p>
          </table:table-cell>
          <table:table-cell table:number-columns-repeated="1009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2174.87861305982" calcext:value-type="float">
            <text:p>2174.8786130598</text:p>
          </table:table-cell>
          <table:table-cell office:value-type="float" office:value="0.203083998264019" calcext:value-type="float">
            <text:p>0.203083998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9.699184023251" calcext:value-type="float">
            <text:p>379.6991840233</text:p>
          </table:table-cell>
          <table:table-cell office:value-type="float" office:value="0.320762433701436" calcext:value-type="float">
            <text:p>0.320762433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397.87874635255" calcext:value-type="float">
            <text:p>3397.8787463526</text:p>
          </table:table-cell>
          <table:table-cell office:value-type="float" office:value="0.151002534175443" calcext:value-type="float">
            <text:p>0.151002534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0.14477595894" calcext:value-type="float">
            <text:p>1030.1447759589</text:p>
          </table:table-cell>
          <table:table-cell office:value-type="float" office:value="0.267020539513518" calcext:value-type="float">
            <text:p>0.2670205395</text:p>
          </table:table-cell>
          <table:table-cell table:number-columns-repeated="1009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2405.95353167099" calcext:value-type="float">
            <text:p>2405.953531671</text:p>
          </table:table-cell>
          <table:table-cell office:value-type="float" office:value="0.184818984875608" calcext:value-type="float">
            <text:p>0.184818984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00.867850639394" calcext:value-type="float">
            <text:p>400.8678506394</text:p>
          </table:table-cell>
          <table:table-cell office:value-type="float" office:value="0.316911185285599" calcext:value-type="float">
            <text:p>0.316911185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121.81037446717" calcext:value-type="float">
            <text:p>3121.8103744672</text:p>
          </table:table-cell>
          <table:table-cell office:value-type="float" office:value="0.205436825991526" calcext:value-type="float">
            <text:p>0.20543682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55.86386426634" calcext:value-type="float">
            <text:p>1755.8638642663</text:p>
          </table:table-cell>
          <table:table-cell office:value-type="float" office:value="0.194149869281921" calcext:value-type="float">
            <text:p>0.1941498693</text:p>
          </table:table-cell>
          <table:table-cell table:number-columns-repeated="1009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2546.54309096708" calcext:value-type="float">
            <text:p>2546.5430909671</text:p>
          </table:table-cell>
          <table:table-cell office:value-type="float" office:value="0.180715680065913" calcext:value-type="float">
            <text:p>0.1807156801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21.035208818651" calcext:value-type="float">
            <text:p>421.0352088187</text:p>
          </table:table-cell>
          <table:table-cell office:value-type="float" office:value="0.312386076287725" calcext:value-type="float">
            <text:p>0.312386076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6.09062424309" calcext:value-type="float">
            <text:p>3746.0906242431</text:p>
          </table:table-cell>
          <table:table-cell office:value-type="float" office:value="0.141408034388232" calcext:value-type="float">
            <text:p>0.141408034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76.89578187415" calcext:value-type="float">
            <text:p>1076.8957818742</text:p>
          </table:table-cell>
          <table:table-cell office:value-type="float" office:value="0.255940293819594" calcext:value-type="float">
            <text:p>0.2559402938</text:p>
          </table:table-cell>
          <table:table-cell table:number-columns-repeated="100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652.76441773236" calcext:value-type="float">
            <text:p>2652.7644177324</text:p>
          </table:table-cell>
          <table:table-cell office:value-type="float" office:value="0.179251233028748" calcext:value-type="float">
            <text:p>0.17925123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970280332931" calcext:value-type="float">
            <text:p>439.9702803329</text:p>
          </table:table-cell>
          <table:table-cell office:value-type="float" office:value="0.309063653362458" calcext:value-type="float">
            <text:p>0.3090636534</text:p>
          </table:table-cell>
          <table:table-cell/>
          <table:table-cell table:style-name="Default" table:number-columns-repeated="3"/>
          <table:table-cell/>
          <table:table-cell office:value-type="float" office:value="1000" calcext:value-type="float">
            <text:p>1000</text:p>
          </table:table-cell>
          <table:table-cell office:value-type="float" office:value="1651.4026836394" calcext:value-type="float">
            <text:p>1651.4026836394</text:p>
          </table:table-cell>
          <table:table-cell office:value-type="float" office:value="0.189772519965457" calcext:value-type="float">
            <text:p>0.18977252</text:p>
          </table:table-cell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050" calcext:value-type="float">
            <text:p>1050</text:p>
          </table:table-cell>
          <table:table-cell office:value-type="float" office:value="463.072318154193" calcext:value-type="float">
            <text:p>463.0723181542</text:p>
          </table:table-cell>
          <table:table-cell office:value-type="float" office:value="0.304657070182428" calcext:value-type="float">
            <text:p>0.304657070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100" calcext:value-type="float">
            <text:p>1100</text:p>
          </table:table-cell>
          <table:table-cell office:value-type="float" office:value="483.325211735577" calcext:value-type="float">
            <text:p>483.3252117356</text:p>
          </table:table-cell>
          <table:table-cell office:value-type="float" office:value="0.301434786024421" calcext:value-type="float">
            <text:p>0.301434786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150" calcext:value-type="float">
            <text:p>1150</text:p>
          </table:table-cell>
          <table:table-cell office:value-type="float" office:value="507.034619245357" calcext:value-type="float">
            <text:p>507.0346192454</text:p>
          </table:table-cell>
          <table:table-cell office:value-type="float" office:value="0.298016903699792" calcext:value-type="float">
            <text:p>0.298016903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200" calcext:value-type="float">
            <text:p>1200</text:p>
          </table:table-cell>
          <table:table-cell office:value-type="float" office:value="525.525435731077" calcext:value-type="float">
            <text:p>525.5254357311</text:p>
          </table:table-cell>
          <table:table-cell office:value-type="float" office:value="0.294355347925405" calcext:value-type="float">
            <text:p>0.294355347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250" calcext:value-type="float">
            <text:p>1250</text:p>
          </table:table-cell>
          <table:table-cell office:value-type="float" office:value="550.947187031021" calcext:value-type="float">
            <text:p>550.947187031</text:p>
          </table:table-cell>
          <table:table-cell office:value-type="float" office:value="0.290906889944451" calcext:value-type="float">
            <text:p>0.290906889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300" calcext:value-type="float">
            <text:p>1300</text:p>
          </table:table-cell>
          <table:table-cell office:value-type="float" office:value="567.747049774764" calcext:value-type="float">
            <text:p>567.7470497748</text:p>
          </table:table-cell>
          <table:table-cell office:value-type="float" office:value="0.28854345624199" calcext:value-type="float">
            <text:p>0.288543456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350" calcext:value-type="float">
            <text:p>1350</text:p>
          </table:table-cell>
          <table:table-cell office:value-type="float" office:value="587.693510488814" calcext:value-type="float">
            <text:p>587.6935104888</text:p>
          </table:table-cell>
          <table:table-cell office:value-type="float" office:value="0.286339760937846" calcext:value-type="float">
            <text:p>0.286339760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400" calcext:value-type="float">
            <text:p>1400</text:p>
          </table:table-cell>
          <table:table-cell office:value-type="float" office:value="609.723925192244" calcext:value-type="float">
            <text:p>609.7239251922</text:p>
          </table:table-cell>
          <table:table-cell office:value-type="float" office:value="0.284433157205667" calcext:value-type="float">
            <text:p>0.284433157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450" calcext:value-type="float">
            <text:p>1450</text:p>
          </table:table-cell>
          <table:table-cell office:value-type="float" office:value="630.977073140599" calcext:value-type="float">
            <text:p>630.9770731406</text:p>
          </table:table-cell>
          <table:table-cell office:value-type="float" office:value="0.28253269432086" calcext:value-type="float">
            <text:p>0.282532694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500" calcext:value-type="float">
            <text:p>1500</text:p>
          </table:table-cell>
          <table:table-cell office:value-type="float" office:value="648.383489601395" calcext:value-type="float">
            <text:p>648.3834896014</text:p>
          </table:table-cell>
          <table:table-cell office:value-type="float" office:value="0.280739673540252" calcext:value-type="float">
            <text:p>0.2807396735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550" calcext:value-type="float">
            <text:p>1550</text:p>
          </table:table-cell>
          <table:table-cell office:value-type="float" office:value="668.996506991541" calcext:value-type="float">
            <text:p>668.9965069915</text:p>
          </table:table-cell>
          <table:table-cell office:value-type="float" office:value="0.279302184859026" calcext:value-type="float">
            <text:p>0.279302184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600" calcext:value-type="float">
            <text:p>1600</text:p>
          </table:table-cell>
          <table:table-cell office:value-type="float" office:value="695.087790533388" calcext:value-type="float">
            <text:p>695.0877905334</text:p>
          </table:table-cell>
          <table:table-cell office:value-type="float" office:value="0.277977726353957" calcext:value-type="float">
            <text:p>0.2779777264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650" calcext:value-type="float">
            <text:p>1650</text:p>
          </table:table-cell>
          <table:table-cell office:value-type="float" office:value="719.855820970856" calcext:value-type="float">
            <text:p>719.8558209709</text:p>
          </table:table-cell>
          <table:table-cell office:value-type="float" office:value="0.276611178658683" calcext:value-type="float">
            <text:p>0.276611178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700" calcext:value-type="float">
            <text:p>1700</text:p>
          </table:table-cell>
          <table:table-cell office:value-type="float" office:value="745.183483568469" calcext:value-type="float">
            <text:p>745.1834835685</text:p>
          </table:table-cell>
          <table:table-cell office:value-type="float" office:value="0.275325999249652" calcext:value-type="float">
            <text:p>0.275325999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750" calcext:value-type="float">
            <text:p>1750</text:p>
          </table:table-cell>
          <table:table-cell office:value-type="float" office:value="767.318217423055" calcext:value-type="float">
            <text:p>767.3182174231</text:p>
          </table:table-cell>
          <table:table-cell office:value-type="float" office:value="0.273674840226583" calcext:value-type="float">
            <text:p>0.273674840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800" calcext:value-type="float">
            <text:p>1800</text:p>
          </table:table-cell>
          <table:table-cell office:value-type="float" office:value="793.206680591259" calcext:value-type="float">
            <text:p>793.2066805913</text:p>
          </table:table-cell>
          <table:table-cell office:value-type="float" office:value="0.270629413355568" calcext:value-type="float">
            <text:p>0.2706294134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850" calcext:value-type="float">
            <text:p>1850</text:p>
          </table:table-cell>
          <table:table-cell office:value-type="float" office:value="814.968581242658" calcext:value-type="float">
            <text:p>814.9685812427</text:p>
          </table:table-cell>
          <table:table-cell office:value-type="float" office:value="0.268589918332033" calcext:value-type="float">
            <text:p>0.268589918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900" calcext:value-type="float">
            <text:p>1900</text:p>
          </table:table-cell>
          <table:table-cell office:value-type="float" office:value="832.763620610286" calcext:value-type="float">
            <text:p>832.7636206103</text:p>
          </table:table-cell>
          <table:table-cell office:value-type="float" office:value="0.26689610904754" calcext:value-type="float">
            <text:p>0.26689610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950" calcext:value-type="float">
            <text:p>1950</text:p>
          </table:table-cell>
          <table:table-cell office:value-type="float" office:value="850.92396461234" calcext:value-type="float">
            <text:p>850.9239646123</text:p>
          </table:table-cell>
          <table:table-cell office:value-type="float" office:value="0.265472290594078" calcext:value-type="float">
            <text:p>0.2654722906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2000" calcext:value-type="float">
            <text:p>2000</text:p>
          </table:table-cell>
          <table:table-cell office:value-type="float" office:value="888.519875376953" calcext:value-type="float">
            <text:p>888.519875377</text:p>
          </table:table-cell>
          <table:table-cell office:value-type="float" office:value="0.263612793451109" calcext:value-type="float">
            <text:p>0.2636127935</text:p>
          </table:table-cell>
          <table:table-cell table:number-columns-repeated="5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1009"/>
        </table:table-row>
        <table:table-row table:style-name="ro3">
          <table:table-cell office:value-type="string" calcext:value-type="string">
            <text:p>T<text:span text:style-name="T1">wo</text:span><text:span text:style-name="T2"> Year</text:span></text:p>
          </table:table-cell>
          <table:table-cell table:style-name="Default" table:number-columns-repeated="2"/>
          <table:table-cell/>
          <table:table-cell office:value-type="string" calcext:value-type="string">
            <text:p>2 Year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Prin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Two Year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22.501745177812" calcext:value-type="float">
            <text:p>222.5017451778</text:p>
          </table:table-cell>
          <table:table-cell office:value-type="float" office:value="0.33442032627318" calcext:value-type="float">
            <text:p>0.33442032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9475325223806" calcext:value-type="float">
            <text:p>49.9475325224</text:p>
          </table:table-cell>
          <table:table-cell office:value-type="float" office:value="0.444547792959177" calcext:value-type="float">
            <text:p>0.4445477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4.790110527081" calcext:value-type="float">
            <text:p>314.7901105271</text:p>
          </table:table-cell>
          <table:table-cell office:value-type="float" office:value="0.296973541480069" calcext:value-type="float">
            <text:p>0.2969735415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0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43.115802173676" calcext:value-type="float">
            <text:p>343.1158021737</text:p>
          </table:table-cell>
          <table:table-cell office:value-type="float" office:value="0.305888820050981" calcext:value-type="float">
            <text:p>0.305888820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5.1023834741233" calcext:value-type="float">
            <text:p>75.1023834741</text:p>
          </table:table-cell>
          <table:table-cell office:value-type="float" office:value="0.411357397484605" calcext:value-type="float">
            <text:p>0.41135739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7.241661529637" calcext:value-type="float">
            <text:p>477.2416615296</text:p>
          </table:table-cell>
          <table:table-cell office:value-type="float" office:value="0.272981100563614" calcext:value-type="float">
            <text:p>0.27298110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861783113739" calcext:value-type="float">
            <text:p>112.8617831137</text:p>
          </table:table-cell>
          <table:table-cell office:value-type="float" office:value="0.362543775926307" calcext:value-type="float">
            <text:p>0.3625437759</text:p>
          </table:table-cell>
          <table:table-cell table:number-columns-repeated="100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94.441360016681" calcext:value-type="float">
            <text:p>494.4413600167</text:p>
          </table:table-cell>
          <table:table-cell office:value-type="float" office:value="0.273559108245579" calcext:value-type="float">
            <text:p>0.273559108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1.263056449916" calcext:value-type="float">
            <text:p>101.2630564499</text:p>
          </table:table-cell>
          <table:table-cell office:value-type="float" office:value="0.389766172624841" calcext:value-type="float">
            <text:p>0.38976617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7.519398998652" calcext:value-type="float">
            <text:p>617.5193989987</text:p>
          </table:table-cell>
          <table:table-cell office:value-type="float" office:value="0.251689671206854" calcext:value-type="float">
            <text:p>0.251689671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6.109549117227" calcext:value-type="float">
            <text:p>176.1095491172</text:p>
          </table:table-cell>
          <table:table-cell office:value-type="float" office:value="0.329102310758445" calcext:value-type="float">
            <text:p>0.3291023108</text:p>
          </table:table-cell>
          <table:table-cell table:number-columns-repeated="100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18.779970700762" calcext:value-type="float">
            <text:p>618.7799707008</text:p>
          </table:table-cell>
          <table:table-cell office:value-type="float" office:value="0.26232322883589" calcext:value-type="float">
            <text:p>0.262323228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990357168969" calcext:value-type="float">
            <text:p>122.990357169</text:p>
          </table:table-cell>
          <table:table-cell office:value-type="float" office:value="0.373122742109726" calcext:value-type="float">
            <text:p>0.373122742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31.686452555407" calcext:value-type="float">
            <text:p>831.6864525554</text:p>
          </table:table-cell>
          <table:table-cell office:value-type="float" office:value="0.24781236276298" calcext:value-type="float">
            <text:p>0.247812362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4.35812347551" calcext:value-type="float">
            <text:p>224.3581234755</text:p>
          </table:table-cell>
          <table:table-cell office:value-type="float" office:value="0.30342882788652" calcext:value-type="float">
            <text:p>0.3034288279</text:p>
          </table:table-cell>
          <table:table-cell table:number-columns-repeated="100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738.534638224281" calcext:value-type="float">
            <text:p>738.5346382243</text:p>
          </table:table-cell>
          <table:table-cell office:value-type="float" office:value="0.253915045536421" calcext:value-type="float">
            <text:p>0.253915045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773549949223" calcext:value-type="float">
            <text:p>144.7735499492</text:p>
          </table:table-cell>
          <table:table-cell office:value-type="float" office:value="0.355560711489265" calcext:value-type="float">
            <text:p>0.355560711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28.34783286189" calcext:value-type="float">
            <text:p>1028.3478328619</text:p>
          </table:table-cell>
          <table:table-cell office:value-type="float" office:value="0.206651808563849" calcext:value-type="float">
            <text:p>0.206651808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45.209950867179" calcext:value-type="float">
            <text:p>345.2099508672</text:p>
          </table:table-cell>
          <table:table-cell office:value-type="float" office:value="0.302006707641546" calcext:value-type="float">
            <text:p>0.3020067076</text:p>
          </table:table-cell>
          <table:table-cell table:number-columns-repeated="100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882.24066729396" calcext:value-type="float">
            <text:p>882.240667294</text:p>
          </table:table-cell>
          <table:table-cell office:value-type="float" office:value="0.246240178881522" calcext:value-type="float">
            <text:p>0.246240178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920995780217" calcext:value-type="float">
            <text:p>167.9209957802</text:p>
          </table:table-cell>
          <table:table-cell office:value-type="float" office:value="0.344866408048412" calcext:value-type="float">
            <text:p>0.34486640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211.71292243582" calcext:value-type="float">
            <text:p>1211.7129224358</text:p>
          </table:table-cell>
          <table:table-cell office:value-type="float" office:value="0.202434866108755" calcext:value-type="float">
            <text:p>0.202434866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1.802046262694" calcext:value-type="float">
            <text:p>411.8020462627</text:p>
          </table:table-cell>
          <table:table-cell office:value-type="float" office:value="0.258025336315728" calcext:value-type="float">
            <text:p>0.2580253363</text:p>
          </table:table-cell>
          <table:table-cell table:number-columns-repeated="100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069.86697896571" calcext:value-type="float">
            <text:p>1069.8669789657</text:p>
          </table:table-cell>
          <table:table-cell office:value-type="float" office:value="0.232785148530147" calcext:value-type="float">
            <text:p>0.232785148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.403822761566" calcext:value-type="float">
            <text:p>191.4038227616</text:p>
          </table:table-cell>
          <table:table-cell office:value-type="float" office:value="0.334830597010652" calcext:value-type="float">
            <text:p>0.33483059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09.98836838588" calcext:value-type="float">
            <text:p>1409.9883683859</text:p>
          </table:table-cell>
          <table:table-cell office:value-type="float" office:value="0.200140449232204" calcext:value-type="float">
            <text:p>0.200140449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73.131746135373" calcext:value-type="float">
            <text:p>473.1317461354</text:p>
          </table:table-cell>
          <table:table-cell office:value-type="float" office:value="0.239172231813217" calcext:value-type="float">
            <text:p>0.2391722318</text:p>
          </table:table-cell>
          <table:table-cell table:number-columns-repeated="1009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240.99788032769" calcext:value-type="float">
            <text:p>1240.9978803277</text:p>
          </table:table-cell>
          <table:table-cell office:value-type="float" office:value="0.222232531062029" calcext:value-type="float">
            <text:p>0.222232531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3.442977734934" calcext:value-type="float">
            <text:p>213.4429777349</text:p>
          </table:table-cell>
          <table:table-cell office:value-type="float" office:value="0.325208816789615" calcext:value-type="float">
            <text:p>0.325208816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12.64605376759" calcext:value-type="float">
            <text:p>1412.6460537676</text:p>
          </table:table-cell>
          <table:table-cell office:value-type="float" office:value="0.193955171947958" calcext:value-type="float">
            <text:p>0.193955171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23.23880769668" calcext:value-type="float">
            <text:p>623.2388076967</text:p>
          </table:table-cell>
          <table:table-cell office:value-type="float" office:value="0.241988239479706" calcext:value-type="float">
            <text:p>0.2419882395</text:p>
          </table:table-cell>
          <table:table-cell table:number-columns-repeated="1009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363.73126648375" calcext:value-type="float">
            <text:p>1363.7312664838</text:p>
          </table:table-cell>
          <table:table-cell office:value-type="float" office:value="0.218435802811971" calcext:value-type="float">
            <text:p>0.218435802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7.451714560016" calcext:value-type="float">
            <text:p>237.45171456</text:p>
          </table:table-cell>
          <table:table-cell office:value-type="float" office:value="0.316168236775289" calcext:value-type="float">
            <text:p>0.316168236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6.07277750689" calcext:value-type="float">
            <text:p>1736.0727775069</text:p>
          </table:table-cell>
          <table:table-cell office:value-type="float" office:value="0.204542878304773" calcext:value-type="float">
            <text:p>0.2045428783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30.983323413438" calcext:value-type="float">
            <text:p>530.9833234134</text:p>
          </table:table-cell>
          <table:table-cell office:value-type="float" office:value="0.25255081761106" calcext:value-type="float">
            <text:p>0.2525508176</text:p>
          </table:table-cell>
          <table:table-cell table:number-columns-repeated="1009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490.51534038305" calcext:value-type="float">
            <text:p>1490.5153403831</text:p>
          </table:table-cell>
          <table:table-cell office:value-type="float" office:value="0.21532719722821" calcext:value-type="float">
            <text:p>0.215327197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60.223151897359" calcext:value-type="float">
            <text:p>260.2231518974</text:p>
          </table:table-cell>
          <table:table-cell office:value-type="float" office:value="0.308927547817748" calcext:value-type="float">
            <text:p>0.3089275478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815.40063119629" calcext:value-type="float">
            <text:p>1815.4006311963</text:p>
          </table:table-cell>
          <table:table-cell office:value-type="float" office:value="0.208278320130319" calcext:value-type="float">
            <text:p>0.20827832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27.788831614565" calcext:value-type="float">
            <text:p>727.7888316146</text:p>
          </table:table-cell>
          <table:table-cell office:value-type="float" office:value="0.25445105222477" calcext:value-type="float">
            <text:p>0.2544510522</text:p>
          </table:table-cell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615.84849583063" calcext:value-type="float">
            <text:p>1615.8484958306</text:p>
          </table:table-cell>
          <table:table-cell office:value-type="float" office:value="0.211864881479552" calcext:value-type="float">
            <text:p>0.21186488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9.977068641196" calcext:value-type="float">
            <text:p>279.9770686412</text:p>
          </table:table-cell>
          <table:table-cell office:value-type="float" office:value="0.304867861564538" calcext:value-type="float">
            <text:p>0.304867861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92.36626343977" calcext:value-type="float">
            <text:p>2192.3662634398</text:p>
          </table:table-cell>
          <table:table-cell office:value-type="float" office:value="0.166777842963138" calcext:value-type="float">
            <text:p>0.16677784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81.754080205969" calcext:value-type="float">
            <text:p>681.754080206</text:p>
          </table:table-cell>
          <table:table-cell office:value-type="float" office:value="0.243653134958312" calcext:value-type="float">
            <text:p>0.243653135</text:p>
          </table:table-cell>
          <table:table-cell table:number-columns-repeated="1009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741.48317311178" calcext:value-type="float">
            <text:p>1741.4831731118</text:p>
          </table:table-cell>
          <table:table-cell office:value-type="float" office:value="0.209634383044112" calcext:value-type="float">
            <text:p>0.20963438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1.081739631958" calcext:value-type="float">
            <text:p>301.081739632</text:p>
          </table:table-cell>
          <table:table-cell office:value-type="float" office:value="0.299546836621523" calcext:value-type="float">
            <text:p>0.299546836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94.89326445823" calcext:value-type="float">
            <text:p>2094.8932644582</text:p>
          </table:table-cell>
          <table:table-cell office:value-type="float" office:value="0.170749012854107" calcext:value-type="float">
            <text:p>0.170749012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6.445551681484" calcext:value-type="float">
            <text:p>976.4455516815</text:p>
          </table:table-cell>
          <table:table-cell office:value-type="float" office:value="0.208273577431433" calcext:value-type="float">
            <text:p>0.2082735774</text:p>
          </table:table-cell>
          <table:table-cell table:number-columns-repeated="1009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843.33714717723" calcext:value-type="float">
            <text:p>1843.3371471772</text:p>
          </table:table-cell>
          <table:table-cell office:value-type="float" office:value="0.208196073874831" calcext:value-type="float">
            <text:p>0.208196073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20.10476922467" calcext:value-type="float">
            <text:p>320.1047692247</text:p>
          </table:table-cell>
          <table:table-cell office:value-type="float" office:value="0.29497852329196" calcext:value-type="float">
            <text:p>0.294978523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29.81005744183" calcext:value-type="float">
            <text:p>2429.8100574418</text:p>
          </table:table-cell>
          <table:table-cell office:value-type="float" office:value="0.158072646069881" calcext:value-type="float">
            <text:p>0.158072646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6.322393605698" calcext:value-type="float">
            <text:p>766.3223936057</text:p>
          </table:table-cell>
          <table:table-cell office:value-type="float" office:value="0.229993847734198" calcext:value-type="float">
            <text:p>0.2299938477</text:p>
          </table:table-cell>
          <table:table-cell table:number-columns-repeated="1009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962.3733862643" calcext:value-type="float">
            <text:p>1962.3733862643</text:p>
          </table:table-cell>
          <table:table-cell office:value-type="float" office:value="0.206796089007785" calcext:value-type="float">
            <text:p>0.20679608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9.063320599483" calcext:value-type="float">
            <text:p>339.0633205995</text:p>
          </table:table-cell>
          <table:table-cell office:value-type="float" office:value="0.2913213241147" calcext:value-type="float">
            <text:p>0.291321324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15.50363178341" calcext:value-type="float">
            <text:p>2615.5036317834</text:p>
          </table:table-cell>
          <table:table-cell office:value-type="float" office:value="0.147076558264211" calcext:value-type="float">
            <text:p>0.147076558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35.01988286818" calcext:value-type="float">
            <text:p>1035.0198828682</text:p>
          </table:table-cell>
          <table:table-cell office:value-type="float" office:value="0.1881533037845" calcext:value-type="float">
            <text:p>0.1881533038</text:p>
          </table:table-cell>
          <table:table-cell table:number-columns-repeated="1009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2083.43935077932" calcext:value-type="float">
            <text:p>2083.4393507793</text:p>
          </table:table-cell>
          <table:table-cell office:value-type="float" office:value="0.205642202574707" calcext:value-type="float">
            <text:p>0.205642202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6.206034159569" calcext:value-type="float">
            <text:p>356.2060341596</text:p>
          </table:table-cell>
          <table:table-cell office:value-type="float" office:value="0.287856150379549" calcext:value-type="float">
            <text:p>0.287856150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50.59441133997" calcext:value-type="float">
            <text:p>2850.59441134</text:p>
          </table:table-cell>
          <table:table-cell office:value-type="float" office:value="0.159456160164586" calcext:value-type="float">
            <text:p>0.1594561602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84.88798114909" calcext:value-type="float">
            <text:p>1084.8879811491</text:p>
          </table:table-cell>
          <table:table-cell office:value-type="float" office:value="0.206426475652408" calcext:value-type="float">
            <text:p>0.2064264757</text:p>
          </table:table-cell>
          <table:table-cell table:number-columns-repeated="1009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2174.87861305982" calcext:value-type="float">
            <text:p>2174.8786130598</text:p>
          </table:table-cell>
          <table:table-cell office:value-type="float" office:value="0.204489549098036" calcext:value-type="float">
            <text:p>0.204489549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9.699184023251" calcext:value-type="float">
            <text:p>379.6991840233</text:p>
          </table:table-cell>
          <table:table-cell office:value-type="float" office:value="0.278815491657928" calcext:value-type="float">
            <text:p>0.2788154917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50.42099347067" calcext:value-type="float">
            <text:p>2750.4209934707</text:p>
          </table:table-cell>
          <table:table-cell office:value-type="float" office:value="0.176128016020291" calcext:value-type="float">
            <text:p>0.17612801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75.83647872271" calcext:value-type="float">
            <text:p>1375.8364787227</text:p>
          </table:table-cell>
          <table:table-cell office:value-type="float" office:value="0.204503399367401" calcext:value-type="float">
            <text:p>0.2045033994</text:p>
          </table:table-cell>
          <table:table-cell table:number-columns-repeated="1009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2405.95353167099" calcext:value-type="float">
            <text:p>2405.953531671</text:p>
          </table:table-cell>
          <table:table-cell office:value-type="float" office:value="0.1865699797641" calcext:value-type="float">
            <text:p>0.186569979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00.867850639394" calcext:value-type="float">
            <text:p>400.8678506394</text:p>
          </table:table-cell>
          <table:table-cell office:value-type="float" office:value="0.275682354030899" calcext:value-type="float">
            <text:p>0.27568235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397.87874635255" calcext:value-type="float">
            <text:p>3397.8787463526</text:p>
          </table:table-cell>
          <table:table-cell office:value-type="float" office:value="0.137477385007442" calcext:value-type="float">
            <text:p>0.13747738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0.14477595894" calcext:value-type="float">
            <text:p>1030.1447759589</text:p>
          </table:table-cell>
          <table:table-cell office:value-type="float" office:value="0.241278122993551" calcext:value-type="float">
            <text:p>0.241278123</text:p>
          </table:table-cell>
          <table:table-cell table:number-columns-repeated="1009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2546.54309096708" calcext:value-type="float">
            <text:p>2546.5430909671</text:p>
          </table:table-cell>
          <table:table-cell office:value-type="float" office:value="0.180220593106095" calcext:value-type="float">
            <text:p>0.1802205931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21.035208818651" calcext:value-type="float">
            <text:p>421.0352088187</text:p>
          </table:table-cell>
          <table:table-cell office:value-type="float" office:value="0.271848893419768" calcext:value-type="float">
            <text:p>0.271848893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121.81037446717" calcext:value-type="float">
            <text:p>3121.8103744672</text:p>
          </table:table-cell>
          <table:table-cell office:value-type="float" office:value="0.19081593322824" calcext:value-type="float">
            <text:p>0.190815933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55.86386426634" calcext:value-type="float">
            <text:p>1755.8638642663</text:p>
          </table:table-cell>
          <table:table-cell office:value-type="float" office:value="0.17325167328997" calcext:value-type="float">
            <text:p>0.1732516733</text:p>
          </table:table-cell>
          <table:table-cell table:number-columns-repeated="100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652.76441773236" calcext:value-type="float">
            <text:p>2652.7644177324</text:p>
          </table:table-cell>
          <table:table-cell office:value-type="float" office:value="0.178923337409143" calcext:value-type="float">
            <text:p>0.178923337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970280332931" calcext:value-type="float">
            <text:p>439.9702803329</text:p>
          </table:table-cell>
          <table:table-cell office:value-type="float" office:value="0.269186723721526" calcext:value-type="float">
            <text:p>0.269186723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6.09062424309" calcext:value-type="float">
            <text:p>3746.0906242431</text:p>
          </table:table-cell>
          <table:table-cell office:value-type="float" office:value="0.128082519660329" calcext:value-type="float">
            <text:p>0.128082519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76.89578187415" calcext:value-type="float">
            <text:p>1076.8957818742</text:p>
          </table:table-cell>
          <table:table-cell office:value-type="float" office:value="0.23284996103454" calcext:value-type="float">
            <text:p>0.232849961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float" office:value="1050" calcext:value-type="float">
            <text:p>1050</text:p>
          </table:table-cell>
          <table:table-cell office:value-type="float" office:value="463.072318154193" calcext:value-type="float">
            <text:p>463.0723181542</text:p>
          </table:table-cell>
          <table:table-cell office:value-type="float" office:value="0.265511234893564" calcext:value-type="float">
            <text:p>0.2655112349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1651.4026836394" calcext:value-type="float">
            <text:p>1651.4026836394</text:p>
          </table:table-cell>
          <table:table-cell office:value-type="float" office:value="0.168750446555447" calcext:value-type="float">
            <text:p>0.1687504466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483.325211735577" calcext:value-type="float">
            <text:p>483.3252117356</text:p>
          </table:table-cell>
          <table:table-cell office:value-type="float" office:value="0.262920024274258" calcext:value-type="float">
            <text:p>0.262920024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150" calcext:value-type="float">
            <text:p>1150</text:p>
          </table:table-cell>
          <table:table-cell office:value-type="float" office:value="507.034619245357" calcext:value-type="float">
            <text:p>507.0346192454</text:p>
          </table:table-cell>
          <table:table-cell office:value-type="float" office:value="0.260360821443066" calcext:value-type="float">
            <text:p>0.260360821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00" calcext:value-type="float">
            <text:p>1200</text:p>
          </table:table-cell>
          <table:table-cell office:value-type="float" office:value="525.525435731077" calcext:value-type="float">
            <text:p>525.5254357311</text:p>
          </table:table-cell>
          <table:table-cell office:value-type="float" office:value="0.258422491389818" calcext:value-type="float">
            <text:p>0.258422491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0" calcext:value-type="float">
            <text:p>1250</text:p>
          </table:table-cell>
          <table:table-cell office:value-type="float" office:value="550.947187031021" calcext:value-type="float">
            <text:p>550.947187031</text:p>
          </table:table-cell>
          <table:table-cell office:value-type="float" office:value="0.256736290729305" calcext:value-type="float">
            <text:p>0.256736290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300" calcext:value-type="float">
            <text:p>1300</text:p>
          </table:table-cell>
          <table:table-cell office:value-type="float" office:value="567.747049774764" calcext:value-type="float">
            <text:p>567.7470497748</text:p>
          </table:table-cell>
          <table:table-cell office:value-type="float" office:value="0.255119960703042" calcext:value-type="float">
            <text:p>0.255119960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350" calcext:value-type="float">
            <text:p>1350</text:p>
          </table:table-cell>
          <table:table-cell office:value-type="float" office:value="587.693510488814" calcext:value-type="float">
            <text:p>587.6935104888</text:p>
          </table:table-cell>
          <table:table-cell office:value-type="float" office:value="0.253388637417227" calcext:value-type="float">
            <text:p>0.253388637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400" calcext:value-type="float">
            <text:p>1400</text:p>
          </table:table-cell>
          <table:table-cell office:value-type="float" office:value="609.723925192244" calcext:value-type="float">
            <text:p>609.7239251922</text:p>
          </table:table-cell>
          <table:table-cell office:value-type="float" office:value="0.251753012982525" calcext:value-type="float">
            <text:p>0.25175301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450" calcext:value-type="float">
            <text:p>1450</text:p>
          </table:table-cell>
          <table:table-cell office:value-type="float" office:value="630.977073140599" calcext:value-type="float">
            <text:p>630.9770731406</text:p>
          </table:table-cell>
          <table:table-cell office:value-type="float" office:value="0.250384617255868" calcext:value-type="float">
            <text:p>0.250384617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648.383489601395" calcext:value-type="float">
            <text:p>648.3834896014</text:p>
          </table:table-cell>
          <table:table-cell office:value-type="float" office:value="0.249292030080537" calcext:value-type="float">
            <text:p>0.2492920301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550" calcext:value-type="float">
            <text:p>1550</text:p>
          </table:table-cell>
          <table:table-cell office:value-type="float" office:value="668.996506991541" calcext:value-type="float">
            <text:p>668.9965069915</text:p>
          </table:table-cell>
          <table:table-cell office:value-type="float" office:value="0.248294094772422" calcext:value-type="float">
            <text:p>0.248294094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600" calcext:value-type="float">
            <text:p>1600</text:p>
          </table:table-cell>
          <table:table-cell office:value-type="float" office:value="695.087790533388" calcext:value-type="float">
            <text:p>695.0877905334</text:p>
          </table:table-cell>
          <table:table-cell office:value-type="float" office:value="0.247161399883225" calcext:value-type="float">
            <text:p>0.247161399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650" calcext:value-type="float">
            <text:p>1650</text:p>
          </table:table-cell>
          <table:table-cell office:value-type="float" office:value="719.855820970856" calcext:value-type="float">
            <text:p>719.8558209709</text:p>
          </table:table-cell>
          <table:table-cell office:value-type="float" office:value="0.246081802951549" calcext:value-type="float">
            <text:p>0.24608180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700" calcext:value-type="float">
            <text:p>1700</text:p>
          </table:table-cell>
          <table:table-cell office:value-type="float" office:value="745.183483568469" calcext:value-type="float">
            <text:p>745.1834835685</text:p>
          </table:table-cell>
          <table:table-cell office:value-type="float" office:value="0.245250414728424" calcext:value-type="float">
            <text:p>0.245250414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750" calcext:value-type="float">
            <text:p>1750</text:p>
          </table:table-cell>
          <table:table-cell office:value-type="float" office:value="767.318217423055" calcext:value-type="float">
            <text:p>767.3182174231</text:p>
          </table:table-cell>
          <table:table-cell office:value-type="float" office:value="0.243903219755968" calcext:value-type="float">
            <text:p>0.243903219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800" calcext:value-type="float">
            <text:p>1800</text:p>
          </table:table-cell>
          <table:table-cell office:value-type="float" office:value="793.206680591259" calcext:value-type="float">
            <text:p>793.2066805913</text:p>
          </table:table-cell>
          <table:table-cell office:value-type="float" office:value="0.24129164398716" calcext:value-type="float">
            <text:p>0.24129164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850" calcext:value-type="float">
            <text:p>1850</text:p>
          </table:table-cell>
          <table:table-cell office:value-type="float" office:value="814.968581242658" calcext:value-type="float">
            <text:p>814.9685812427</text:p>
          </table:table-cell>
          <table:table-cell office:value-type="float" office:value="0.239595669266524" calcext:value-type="float">
            <text:p>0.239595669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832.763620610286" calcext:value-type="float">
            <text:p>832.7636206103</text:p>
          </table:table-cell>
          <table:table-cell office:value-type="float" office:value="0.238187381637975" calcext:value-type="float">
            <text:p>0.2381873816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950" calcext:value-type="float">
            <text:p>1950</text:p>
          </table:table-cell>
          <table:table-cell office:value-type="float" office:value="850.92396461234" calcext:value-type="float">
            <text:p>850.9239646123</text:p>
          </table:table-cell>
          <table:table-cell office:value-type="float" office:value="0.237049261010273" calcext:value-type="float">
            <text:p>0.237049261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888.519875376953" calcext:value-type="float">
            <text:p>888.519875377</text:p>
          </table:table-cell>
          <table:table-cell office:value-type="float" office:value="0.235441567329359" calcext:value-type="float">
            <text:p>0.2354415673</text:p>
          </table:table-cell>
          <table:table-cell table:number-columns-repeated="1017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shapes>
          <draw:frame draw:z-index="0" draw:style-name="gr2" draw:text-style-name="P2" svg:width="6.2988in" svg:height="3.5429in" svg:x="7.087in" svg:y="0.2949in">
            <draw:object draw:notify-on-update-of-ranges="Sheet3.C3:Sheet3.C21 Sheet3.B3:Sheet3.B21 Sheet3.F3:Sheet3.F21 Sheet3.E3:Sheet3.E2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2" draw:text-style-name="P2" svg:width="6.2988in" svg:height="3.5429in" svg:x="7.1252in" svg:y="4.3457in">
            <draw:object draw:notify-on-update-of-ranges="Sheet3.C24:Sheet3.C42 Sheet3.B24:Sheet3.B42 Sheet3.F24:Sheet3.F42 Sheet3.E24:Sheet3.E4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2" draw:text-style-name="P2" svg:width="6.2988in" svg:height="3.5429in" svg:x="8.0398in" svg:y="8.6925in">
            <draw:object draw:notify-on-update-of-ranges="Sheet3.C46:Sheet3.C64 Sheet3.B46:Sheet3.B65 Sheet3.F46:Sheet3.F64 Sheet3.E46:Sheet3.E6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number-columns-repeated="3" table:default-cell-style-name="Default"/>
        <table:table-column table:style-name="co1" table:default-cell-style-name="ce1"/>
        <table:table-column table:style-name="co2" table:number-columns-repeated="2" table:default-cell-style-name="ce1"/>
        <table:table-row table:style-name="ro2">
          <table:table-cell office:value-type="string" calcext:value-type="string">
            <text:p>2min Using greater than or equal</text:p>
          </table:table-cell>
          <table:table-cell table:number-columns-repeated="2"/>
          <table:table-cell office:value-type="string" calcext:value-type="string">
            <text:p>6 month</text:p>
          </table:table-cell>
          <table:table-cell office:value-type="string" calcext:value-type="string">
            <text:p>2min</text:p>
          </table:table-cell>
          <table:table-cell table:style-name="Default"/>
        </table:table-row>
        <table:table-row table:style-name="ro2">
          <table:table-cell office:value-type="string" calcext:value-type="string">
            <text:p>Printing</text:p>
          </table:table-cell>
          <table:table-cell office:value-type="string" calcext:value-type="string">
            <text:p>six_month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98.285389950473" calcext:value-type="float">
            <text:p>198.2853899505</text:p>
          </table:table-cell>
          <table:table-cell office:value-type="float" office:value="0.459073669612134" calcext:value-type="float">
            <text:p>0.4590736696</text:p>
          </table:table-cell>
          <table:table-cell office:value-type="float" office:value="100" calcext:value-type="float">
            <text:p>100</text:p>
          </table:table-cell>
          <table:table-cell office:value-type="float" office:value="222.501745177812" calcext:value-type="float">
            <text:p>222.5017451778</text:p>
          </table:table-cell>
          <table:table-cell office:value-type="float" office:value="0.444916146014198" calcext:value-type="float">
            <text:p>0.444916146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86.724631336123" calcext:value-type="float">
            <text:p>286.7246313361</text:p>
          </table:table-cell>
          <table:table-cell office:value-type="float" office:value="0.412802320362573" calcext:value-type="float">
            <text:p>0.4128023204</text:p>
          </table:table-cell>
          <table:table-cell office:value-type="float" office:value="150" calcext:value-type="float">
            <text:p>150</text:p>
          </table:table-cell>
          <table:table-cell office:value-type="float" office:value="343.115802173676" calcext:value-type="float">
            <text:p>343.1158021737</text:p>
          </table:table-cell>
          <table:table-cell office:value-type="float" office:value="0.397845145349177" calcext:value-type="float">
            <text:p>0.3978451453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94.763096047227" calcext:value-type="float">
            <text:p>394.7630960472</text:p>
          </table:table-cell>
          <table:table-cell office:value-type="float" office:value="0.374025301601006" calcext:value-type="float">
            <text:p>0.3740253016</text:p>
          </table:table-cell>
          <table:table-cell office:value-type="float" office:value="200" calcext:value-type="float">
            <text:p>200</text:p>
          </table:table-cell>
          <table:table-cell office:value-type="float" office:value="494.441360016681" calcext:value-type="float">
            <text:p>494.4413600167</text:p>
          </table:table-cell>
          <table:table-cell office:value-type="float" office:value="0.352468071583626" calcext:value-type="float">
            <text:p>0.3524680716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86.280852661901" calcext:value-type="float">
            <text:p>486.2808526619</text:p>
          </table:table-cell>
          <table:table-cell office:value-type="float" office:value="0.354494981997316" calcext:value-type="float">
            <text:p>0.354494982</text:p>
          </table:table-cell>
          <table:table-cell office:value-type="float" office:value="250" calcext:value-type="float">
            <text:p>250</text:p>
          </table:table-cell>
          <table:table-cell office:value-type="float" office:value="618.779970700762" calcext:value-type="float">
            <text:p>618.7799707008</text:p>
          </table:table-cell>
          <table:table-cell office:value-type="float" office:value="0.333432611073199" calcext:value-type="float">
            <text:p>0.333432611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70.272494888697" calcext:value-type="float">
            <text:p>570.2724948887</text:p>
          </table:table-cell>
          <table:table-cell office:value-type="float" office:value="0.339403751579573" calcext:value-type="float">
            <text:p>0.3394037516</text:p>
          </table:table-cell>
          <table:table-cell office:value-type="float" office:value="300" calcext:value-type="float">
            <text:p>300</text:p>
          </table:table-cell>
          <table:table-cell office:value-type="float" office:value="738.534638224281" calcext:value-type="float">
            <text:p>738.5346382243</text:p>
          </table:table-cell>
          <table:table-cell office:value-type="float" office:value="0.318860608102907" calcext:value-type="float">
            <text:p>0.3188606081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670.169524838758" calcext:value-type="float">
            <text:p>670.1695248388</text:p>
          </table:table-cell>
          <table:table-cell office:value-type="float" office:value="0.325132302977268" calcext:value-type="float">
            <text:p>0.325132303</text:p>
          </table:table-cell>
          <table:table-cell office:value-type="float" office:value="350" calcext:value-type="float">
            <text:p>350</text:p>
          </table:table-cell>
          <table:table-cell office:value-type="float" office:value="882.24066729396" calcext:value-type="float">
            <text:p>882.240667294</text:p>
          </table:table-cell>
          <table:table-cell office:value-type="float" office:value="0.305670946993151" calcext:value-type="float">
            <text:p>0.30567094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771.344400929318" calcext:value-type="float">
            <text:p>771.3444009293</text:p>
          </table:table-cell>
          <table:table-cell office:value-type="float" office:value="0.31244477504529" calcext:value-type="float">
            <text:p>0.312444775</text:p>
          </table:table-cell>
          <table:table-cell office:value-type="float" office:value="400" calcext:value-type="float">
            <text:p>400</text:p>
          </table:table-cell>
          <table:table-cell office:value-type="float" office:value="1069.86697896571" calcext:value-type="float">
            <text:p>1069.8669789657</text:p>
          </table:table-cell>
          <table:table-cell office:value-type="float" office:value="0.286813928507843" calcext:value-type="float">
            <text:p>0.2868139285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878.165353836708" calcext:value-type="float">
            <text:p>878.1653538367</text:p>
          </table:table-cell>
          <table:table-cell office:value-type="float" office:value="0.303420759484027" calcext:value-type="float">
            <text:p>0.3034207595</text:p>
          </table:table-cell>
          <table:table-cell office:value-type="float" office:value="450" calcext:value-type="float">
            <text:p>450</text:p>
          </table:table-cell>
          <table:table-cell office:value-type="float" office:value="1240.99788032769" calcext:value-type="float">
            <text:p>1240.9978803277</text:p>
          </table:table-cell>
          <table:table-cell office:value-type="float" office:value="0.272496010652103" calcext:value-type="float">
            <text:p>0.2724960107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969.40719430885" calcext:value-type="float">
            <text:p>969.4071943089</text:p>
          </table:table-cell>
          <table:table-cell office:value-type="float" office:value="0.295434293081339" calcext:value-type="float">
            <text:p>0.2954342931</text:p>
          </table:table-cell>
          <table:table-cell office:value-type="float" office:value="500" calcext:value-type="float">
            <text:p>500</text:p>
          </table:table-cell>
          <table:table-cell office:value-type="float" office:value="1363.73126648375" calcext:value-type="float">
            <text:p>1363.7312664838</text:p>
          </table:table-cell>
          <table:table-cell office:value-type="float" office:value="0.266163791785681" calcext:value-type="float">
            <text:p>0.2661637918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069.56000921916" calcext:value-type="float">
            <text:p>1069.5600092192</text:p>
          </table:table-cell>
          <table:table-cell office:value-type="float" office:value="0.289952110404" calcext:value-type="float">
            <text:p>0.2899521104</text:p>
          </table:table-cell>
          <table:table-cell office:value-type="float" office:value="550" calcext:value-type="float">
            <text:p>550</text:p>
          </table:table-cell>
          <table:table-cell office:value-type="float" office:value="1490.51534038305" calcext:value-type="float">
            <text:p>1490.5153403831</text:p>
          </table:table-cell>
          <table:table-cell office:value-type="float" office:value="0.260698403769996" calcext:value-type="float">
            <text:p>0.2606984038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175.2061035517" calcext:value-type="float">
            <text:p>1175.2061035517</text:p>
          </table:table-cell>
          <table:table-cell office:value-type="float" office:value="0.285274434430997" calcext:value-type="float">
            <text:p>0.2852744344</text:p>
          </table:table-cell>
          <table:table-cell office:value-type="float" office:value="600" calcext:value-type="float">
            <text:p>600</text:p>
          </table:table-cell>
          <table:table-cell office:value-type="float" office:value="1615.84849583063" calcext:value-type="float">
            <text:p>1615.8484958306</text:p>
          </table:table-cell>
          <table:table-cell office:value-type="float" office:value="0.254943062470121" calcext:value-type="float">
            <text:p>0.2549430625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254.6145521977" calcext:value-type="float">
            <text:p>1254.6145521977</text:p>
          </table:table-cell>
          <table:table-cell office:value-type="float" office:value="0.280746318164731" calcext:value-type="float">
            <text:p>0.2807463182</text:p>
          </table:table-cell>
          <table:table-cell office:value-type="float" office:value="650" calcext:value-type="float">
            <text:p>650</text:p>
          </table:table-cell>
          <table:table-cell office:value-type="float" office:value="1741.48317311178" calcext:value-type="float">
            <text:p>1741.4831731118</text:p>
          </table:table-cell>
          <table:table-cell office:value-type="float" office:value="0.25070701764749" calcext:value-type="float">
            <text:p>0.2507070176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321.91045527319" calcext:value-type="float">
            <text:p>1321.9104552732</text:p>
          </table:table-cell>
          <table:table-cell office:value-type="float" office:value="0.277252952772897" calcext:value-type="float">
            <text:p>0.2772529528</text:p>
          </table:table-cell>
          <table:table-cell office:value-type="float" office:value="700" calcext:value-type="float">
            <text:p>700</text:p>
          </table:table-cell>
          <table:table-cell office:value-type="float" office:value="1843.33714717723" calcext:value-type="float">
            <text:p>1843.3371471772</text:p>
          </table:table-cell>
          <table:table-cell office:value-type="float" office:value="0.247800500493755" calcext:value-type="float">
            <text:p>0.2478005005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404.28180858774" calcext:value-type="float">
            <text:p>1404.2818085877</text:p>
          </table:table-cell>
          <table:table-cell office:value-type="float" office:value="0.273996773780685" calcext:value-type="float">
            <text:p>0.2739967738</text:p>
          </table:table-cell>
          <table:table-cell office:value-type="float" office:value="750" calcext:value-type="float">
            <text:p>750</text:p>
          </table:table-cell>
          <table:table-cell office:value-type="float" office:value="1962.3733862643" calcext:value-type="float">
            <text:p>1962.3733862643</text:p>
          </table:table-cell>
          <table:table-cell office:value-type="float" office:value="0.244761688462525" calcext:value-type="float">
            <text:p>0.2447616885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507.48802431798" calcext:value-type="float">
            <text:p>1507.488024318</text:p>
          </table:table-cell>
          <table:table-cell office:value-type="float" office:value="0.270188468437612" calcext:value-type="float">
            <text:p>0.2701884684</text:p>
          </table:table-cell>
          <table:table-cell office:value-type="float" office:value="800" calcext:value-type="float">
            <text:p>800</text:p>
          </table:table-cell>
          <table:table-cell office:value-type="float" office:value="2083.43935077932" calcext:value-type="float">
            <text:p>2083.4393507793</text:p>
          </table:table-cell>
          <table:table-cell office:value-type="float" office:value="0.242371376400051" calcext:value-type="float">
            <text:p>0.2423713764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1581.06502335758" calcext:value-type="float">
            <text:p>1581.0650233576</text:p>
          </table:table-cell>
          <table:table-cell office:value-type="float" office:value="0.265552661712939" calcext:value-type="float">
            <text:p>0.2655526617</text:p>
          </table:table-cell>
          <table:table-cell office:value-type="float" office:value="850" calcext:value-type="float">
            <text:p>850</text:p>
          </table:table-cell>
          <table:table-cell office:value-type="float" office:value="2174.87861305982" calcext:value-type="float">
            <text:p>2174.8786130598</text:p>
          </table:table-cell>
          <table:table-cell office:value-type="float" office:value="0.240184593157449" calcext:value-type="float">
            <text:p>0.2401845932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720.13234075557" calcext:value-type="float">
            <text:p>1720.1323407556</text:p>
          </table:table-cell>
          <table:table-cell office:value-type="float" office:value="0.245611927235975" calcext:value-type="float">
            <text:p>0.2456119272</text:p>
          </table:table-cell>
          <table:table-cell office:value-type="float" office:value="900" calcext:value-type="float">
            <text:p>900</text:p>
          </table:table-cell>
          <table:table-cell office:value-type="float" office:value="2405.95353167099" calcext:value-type="float">
            <text:p>2405.953531671</text:p>
          </table:table-cell>
          <table:table-cell office:value-type="float" office:value="0.220916918771624" calcext:value-type="float">
            <text:p>0.2209169188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813.75274589058" calcext:value-type="float">
            <text:p>1813.7527458906</text:p>
          </table:table-cell>
          <table:table-cell office:value-type="float" office:value="0.2373090553574" calcext:value-type="float">
            <text:p>0.2373090554</text:p>
          </table:table-cell>
          <table:table-cell office:value-type="float" office:value="950" calcext:value-type="float">
            <text:p>950</text:p>
          </table:table-cell>
          <table:table-cell office:value-type="float" office:value="2546.54309096708" calcext:value-type="float">
            <text:p>2546.5430909671</text:p>
          </table:table-cell>
          <table:table-cell office:value-type="float" office:value="0.213317620039517" calcext:value-type="float">
            <text:p>0.21331762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883.15030869232" calcext:value-type="float">
            <text:p>1883.1503086923</text:p>
          </table:table-cell>
          <table:table-cell office:value-type="float" office:value="0.234700571089102" calcext:value-type="float">
            <text:p>0.2347005711</text:p>
          </table:table-cell>
          <table:table-cell office:value-type="float" office:value="1000" calcext:value-type="float">
            <text:p>1000</text:p>
          </table:table-cell>
          <table:table-cell office:value-type="float" office:value="2652.76441773236" calcext:value-type="float">
            <text:p>2652.7644177324</text:p>
          </table:table-cell>
          <table:table-cell office:value-type="float" office:value="0.211145858843228" calcext:value-type="float">
            <text:p>0.2111458588</text:p>
          </table:table-cell>
        </table:table-row>
        <table:table-row table:style-name="ro2"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ast year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Local Boundary</text:p>
          </table:table-cell>
          <table:table-cell table:style-name="ce1" office:value-type="string" calcext:value-type="string">
            <text:p>BlockSize</text:p>
          </table:table-cell>
          <table:table-cell table:style-name="ce1" office:value-type="string" calcext:value-type="string">
            <text:p>Ratio</text:p>
          </table:table-cell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98.285389950473" calcext:value-type="float">
            <text:p>198.2853899505</text:p>
          </table:table-cell>
          <table:table-cell office:value-type="float" office:value="0.403990497493399" calcext:value-type="float">
            <text:p>0.4039904975</text:p>
          </table:table-cell>
          <table:table-cell office:value-type="float" office:value="100" calcext:value-type="float">
            <text:p>100</text:p>
          </table:table-cell>
          <table:table-cell office:value-type="float" office:value="222.501745177812" calcext:value-type="float">
            <text:p>222.5017451778</text:p>
          </table:table-cell>
          <table:table-cell office:value-type="float" office:value="0.391201316059364" calcext:value-type="float">
            <text:p>0.391201316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86.724631336123" calcext:value-type="float">
            <text:p>286.7246313361</text:p>
          </table:table-cell>
          <table:table-cell office:value-type="float" office:value="0.366297057186353" calcext:value-type="float">
            <text:p>0.3662970572</text:p>
          </table:table-cell>
          <table:table-cell office:value-type="float" office:value="150" calcext:value-type="float">
            <text:p>150</text:p>
          </table:table-cell>
          <table:table-cell office:value-type="float" office:value="343.115802173676" calcext:value-type="float">
            <text:p>343.1158021737</text:p>
          </table:table-cell>
          <table:table-cell office:value-type="float" office:value="0.353294164709514" calcext:value-type="float">
            <text:p>0.353294164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94.763096047227" calcext:value-type="float">
            <text:p>394.7630960472</text:p>
          </table:table-cell>
          <table:table-cell office:value-type="float" office:value="0.332429939074417" calcext:value-type="float">
            <text:p>0.3324299391</text:p>
          </table:table-cell>
          <table:table-cell office:value-type="float" office:value="200" calcext:value-type="float">
            <text:p>200</text:p>
          </table:table-cell>
          <table:table-cell office:value-type="float" office:value="494.441360016681" calcext:value-type="float">
            <text:p>494.4413600167</text:p>
          </table:table-cell>
          <table:table-cell office:value-type="float" office:value="0.314667675117031" calcext:value-type="float">
            <text:p>0.3146676751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86.280852661901" calcext:value-type="float">
            <text:p>486.2808526619</text:p>
          </table:table-cell>
          <table:table-cell office:value-type="float" office:value="0.317551569327326" calcext:value-type="float">
            <text:p>0.3175515693</text:p>
          </table:table-cell>
          <table:table-cell office:value-type="float" office:value="250" calcext:value-type="float">
            <text:p>250</text:p>
          </table:table-cell>
          <table:table-cell office:value-type="float" office:value="618.779970700762" calcext:value-type="float">
            <text:p>618.7799707008</text:p>
          </table:table-cell>
          <table:table-cell office:value-type="float" office:value="0.300407784635341" calcext:value-type="float">
            <text:p>0.3004077846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70.272494888697" calcext:value-type="float">
            <text:p>570.2724948887</text:p>
          </table:table-cell>
          <table:table-cell office:value-type="float" office:value="0.303142297109694" calcext:value-type="float">
            <text:p>0.3031422971</text:p>
          </table:table-cell>
          <table:table-cell office:value-type="float" office:value="300" calcext:value-type="float">
            <text:p>300</text:p>
          </table:table-cell>
          <table:table-cell office:value-type="float" office:value="738.534638224281" calcext:value-type="float">
            <text:p>738.5346382243</text:p>
          </table:table-cell>
          <table:table-cell office:value-type="float" office:value="0.28673634352139" calcext:value-type="float">
            <text:p>0.2867363435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670.169524838758" calcext:value-type="float">
            <text:p>670.1695248388</text:p>
          </table:table-cell>
          <table:table-cell office:value-type="float" office:value="0.291346566019264" calcext:value-type="float">
            <text:p>0.291346566</text:p>
          </table:table-cell>
          <table:table-cell office:value-type="float" office:value="350" calcext:value-type="float">
            <text:p>350</text:p>
          </table:table-cell>
          <table:table-cell office:value-type="float" office:value="882.24066729396" calcext:value-type="float">
            <text:p>882.240667294</text:p>
          </table:table-cell>
          <table:table-cell office:value-type="float" office:value="0.275947823441975" calcext:value-type="float">
            <text:p>0.2759478234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771.344400929318" calcext:value-type="float">
            <text:p>771.3444009293</text:p>
          </table:table-cell>
          <table:table-cell office:value-type="float" office:value="0.280920492463054" calcext:value-type="float">
            <text:p>0.2809204925</text:p>
          </table:table-cell>
          <table:table-cell office:value-type="float" office:value="400" calcext:value-type="float">
            <text:p>400</text:p>
          </table:table-cell>
          <table:table-cell office:value-type="float" office:value="1069.86697896571" calcext:value-type="float">
            <text:p>1069.8669789657</text:p>
          </table:table-cell>
          <table:table-cell office:value-type="float" office:value="0.259866081370231" calcext:value-type="float">
            <text:p>0.2598660814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878.165353836708" calcext:value-type="float">
            <text:p>878.1653538367</text:p>
          </table:table-cell>
          <table:table-cell office:value-type="float" office:value="0.273837848402041" calcext:value-type="float">
            <text:p>0.2738378484</text:p>
          </table:table-cell>
          <table:table-cell office:value-type="float" office:value="450" calcext:value-type="float">
            <text:p>450</text:p>
          </table:table-cell>
          <table:table-cell office:value-type="float" office:value="1240.99788032769" calcext:value-type="float">
            <text:p>1240.9978803277</text:p>
          </table:table-cell>
          <table:table-cell office:value-type="float" office:value="0.247471254452123" calcext:value-type="float">
            <text:p>0.247471254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969.40719430885" calcext:value-type="float">
            <text:p>969.4071943089</text:p>
          </table:table-cell>
          <table:table-cell office:value-type="float" office:value="0.267470559210287" calcext:value-type="float">
            <text:p>0.2674705592</text:p>
          </table:table-cell>
          <table:table-cell office:value-type="float" office:value="500" calcext:value-type="float">
            <text:p>500</text:p>
          </table:table-cell>
          <table:table-cell office:value-type="float" office:value="1363.73126648375" calcext:value-type="float">
            <text:p>1363.7312664838</text:p>
          </table:table-cell>
          <table:table-cell office:value-type="float" office:value="0.24241160454047" calcext:value-type="float">
            <text:p>0.2424116045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069.56000921916" calcext:value-type="float">
            <text:p>1069.5600092192</text:p>
          </table:table-cell>
          <table:table-cell office:value-type="float" office:value="0.243898504575692" calcext:value-type="float">
            <text:p>0.2438985046</text:p>
          </table:table-cell>
          <table:table-cell office:value-type="float" office:value="550" calcext:value-type="float">
            <text:p>550</text:p>
          </table:table-cell>
          <table:table-cell office:value-type="float" office:value="1490.51534038305" calcext:value-type="float">
            <text:p>1490.5153403831</text:p>
          </table:table-cell>
          <table:table-cell office:value-type="float" office:value="0.21872352324011" calcext:value-type="float">
            <text:p>0.2187235232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175.2061035517" calcext:value-type="float">
            <text:p>1175.2061035517</text:p>
          </table:table-cell>
          <table:table-cell office:value-type="float" office:value="0.240214727531218" calcext:value-type="float">
            <text:p>0.2402147275</text:p>
          </table:table-cell>
          <table:table-cell office:value-type="float" office:value="600" calcext:value-type="float">
            <text:p>600</text:p>
          </table:table-cell>
          <table:table-cell office:value-type="float" office:value="1615.84849583063" calcext:value-type="float">
            <text:p>1615.8484958306</text:p>
          </table:table-cell>
          <table:table-cell office:value-type="float" office:value="0.214084032161024" calcext:value-type="float">
            <text:p>0.2140840322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254.6145521977" calcext:value-type="float">
            <text:p>1254.6145521977</text:p>
          </table:table-cell>
          <table:table-cell office:value-type="float" office:value="0.237082771796411" calcext:value-type="float">
            <text:p>0.2370827718</text:p>
          </table:table-cell>
          <table:table-cell office:value-type="float" office:value="650" calcext:value-type="float">
            <text:p>650</text:p>
          </table:table-cell>
          <table:table-cell office:value-type="float" office:value="1741.48317311178" calcext:value-type="float">
            <text:p>1741.4831731118</text:p>
          </table:table-cell>
          <table:table-cell office:value-type="float" office:value="0.211136205326572" calcext:value-type="float">
            <text:p>0.2111362053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321.91045527319" calcext:value-type="float">
            <text:p>1321.9104552732</text:p>
          </table:table-cell>
          <table:table-cell office:value-type="float" office:value="0.234238871307882" calcext:value-type="float">
            <text:p>0.2342388713</text:p>
          </table:table-cell>
          <table:table-cell office:value-type="float" office:value="700" calcext:value-type="float">
            <text:p>700</text:p>
          </table:table-cell>
          <table:table-cell office:value-type="float" office:value="1843.33714717723" calcext:value-type="float">
            <text:p>1843.3371471772</text:p>
          </table:table-cell>
          <table:table-cell office:value-type="float" office:value="0.208785527980946" calcext:value-type="float">
            <text:p>0.208785528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404.28180858774" calcext:value-type="float">
            <text:p>1404.2818085877</text:p>
          </table:table-cell>
          <table:table-cell office:value-type="float" office:value="0.231900380306051" calcext:value-type="float">
            <text:p>0.2319003803</text:p>
          </table:table-cell>
          <table:table-cell office:value-type="float" office:value="750" calcext:value-type="float">
            <text:p>750</text:p>
          </table:table-cell>
          <table:table-cell office:value-type="float" office:value="1962.3733862643" calcext:value-type="float">
            <text:p>1962.3733862643</text:p>
          </table:table-cell>
          <table:table-cell office:value-type="float" office:value="0.206540737618564" calcext:value-type="float">
            <text:p>0.2065407376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507.48802431798" calcext:value-type="float">
            <text:p>1507.488024318</text:p>
          </table:table-cell>
          <table:table-cell office:value-type="float" office:value="0.228917133092618" calcext:value-type="float">
            <text:p>0.2289171331</text:p>
          </table:table-cell>
          <table:table-cell office:value-type="float" office:value="800" calcext:value-type="float">
            <text:p>800</text:p>
          </table:table-cell>
          <table:table-cell office:value-type="float" office:value="2083.43935077932" calcext:value-type="float">
            <text:p>2083.4393507793</text:p>
          </table:table-cell>
          <table:table-cell office:value-type="float" office:value="0.204825979281937" calcext:value-type="float">
            <text:p>0.2048259793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1581.06502335758" calcext:value-type="float">
            <text:p>1581.0650233576</text:p>
          </table:table-cell>
          <table:table-cell office:value-type="float" office:value="0.225038383529679" calcext:value-type="float">
            <text:p>0.2250383835</text:p>
          </table:table-cell>
          <table:table-cell office:value-type="float" office:value="850" calcext:value-type="float">
            <text:p>850</text:p>
          </table:table-cell>
          <table:table-cell office:value-type="float" office:value="2174.87861305982" calcext:value-type="float">
            <text:p>2174.8786130598</text:p>
          </table:table-cell>
          <table:table-cell office:value-type="float" office:value="0.203083998264019" calcext:value-type="float">
            <text:p>0.2030839983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720.13234075557" calcext:value-type="float">
            <text:p>1720.1323407556</text:p>
          </table:table-cell>
          <table:table-cell office:value-type="float" office:value="0.20625797120996" calcext:value-type="float">
            <text:p>0.2062579712</text:p>
          </table:table-cell>
          <table:table-cell office:value-type="float" office:value="900" calcext:value-type="float">
            <text:p>900</text:p>
          </table:table-cell>
          <table:table-cell office:value-type="float" office:value="2405.95353167099" calcext:value-type="float">
            <text:p>2405.953531671</text:p>
          </table:table-cell>
          <table:table-cell office:value-type="float" office:value="0.184818984875608" calcext:value-type="float">
            <text:p>0.1848189849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813.75274589058" calcext:value-type="float">
            <text:p>1813.7527458906</text:p>
          </table:table-cell>
          <table:table-cell office:value-type="float" office:value="0.201489856522655" calcext:value-type="float">
            <text:p>0.2014898565</text:p>
          </table:table-cell>
          <table:table-cell office:value-type="float" office:value="950" calcext:value-type="float">
            <text:p>950</text:p>
          </table:table-cell>
          <table:table-cell office:value-type="float" office:value="2546.54309096708" calcext:value-type="float">
            <text:p>2546.5430909671</text:p>
          </table:table-cell>
          <table:table-cell office:value-type="float" office:value="0.180715680065913" calcext:value-type="float">
            <text:p>0.1807156801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883.15030869232" calcext:value-type="float">
            <text:p>1883.1503086923</text:p>
          </table:table-cell>
          <table:table-cell office:value-type="float" office:value="0.199630681815222" calcext:value-type="float">
            <text:p>0.1996306818</text:p>
          </table:table-cell>
          <table:table-cell office:value-type="float" office:value="1000" calcext:value-type="float">
            <text:p>1000</text:p>
          </table:table-cell>
          <table:table-cell office:value-type="float" office:value="2652.76441773236" calcext:value-type="float">
            <text:p>2652.7644177324</text:p>
          </table:table-cell>
          <table:table-cell office:value-type="float" office:value="0.179251233028748" calcext:value-type="float">
            <text:p>0.179251233</text:p>
          </table:table-cell>
        </table:table-row>
        <table:table-row table:style-name="ro2"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string" calcext:value-type="string">
            <text:p>Printing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<text:span text:style-name="T1">wo</text:span><text:span text:style-name="T2"> Year</text:span>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Local Boundary</text:p>
          </table:table-cell>
          <table:table-cell table:style-name="ce1" office:value-type="string" calcext:value-type="string">
            <text:p>BlockSize</text:p>
          </table:table-cell>
          <table:table-cell table:style-name="ce1" office:value-type="string" calcext:value-type="string">
            <text:p>Ratio</text:p>
          </table:table-cell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98.285389950473" calcext:value-type="float">
            <text:p>198.2853899505</text:p>
          </table:table-cell>
          <table:table-cell office:value-type="float" office:value="0.345007594020906" calcext:value-type="float">
            <text:p>0.345007594</text:p>
          </table:table-cell>
          <table:table-cell office:value-type="float" office:value="100" calcext:value-type="float">
            <text:p>100</text:p>
          </table:table-cell>
          <table:table-cell office:value-type="float" office:value="222.501745177812" calcext:value-type="float">
            <text:p>222.5017451778</text:p>
          </table:table-cell>
          <table:table-cell office:value-type="float" office:value="0.33442032627318" calcext:value-type="float">
            <text:p>0.334420326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86.724631336123" calcext:value-type="float">
            <text:p>286.7246313361</text:p>
          </table:table-cell>
          <table:table-cell office:value-type="float" office:value="0.316116289198216" calcext:value-type="float">
            <text:p>0.3161162892</text:p>
          </table:table-cell>
          <table:table-cell office:value-type="float" office:value="150" calcext:value-type="float">
            <text:p>150</text:p>
          </table:table-cell>
          <table:table-cell office:value-type="float" office:value="343.115802173676" calcext:value-type="float">
            <text:p>343.1158021737</text:p>
          </table:table-cell>
          <table:table-cell office:value-type="float" office:value="0.305888820050981" calcext:value-type="float">
            <text:p>0.305888820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94.763096047227" calcext:value-type="float">
            <text:p>394.7630960472</text:p>
          </table:table-cell>
          <table:table-cell office:value-type="float" office:value="0.28704897024087" calcext:value-type="float">
            <text:p>0.2870489702</text:p>
          </table:table-cell>
          <table:table-cell office:value-type="float" office:value="200" calcext:value-type="float">
            <text:p>200</text:p>
          </table:table-cell>
          <table:table-cell office:value-type="float" office:value="494.441360016681" calcext:value-type="float">
            <text:p>494.4413600167</text:p>
          </table:table-cell>
          <table:table-cell office:value-type="float" office:value="0.273559108245579" calcext:value-type="float">
            <text:p>0.2735591082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86.280852661901" calcext:value-type="float">
            <text:p>486.2808526619</text:p>
          </table:table-cell>
          <table:table-cell office:value-type="float" office:value="0.275295860849519" calcext:value-type="float">
            <text:p>0.2752958608</text:p>
          </table:table-cell>
          <table:table-cell office:value-type="float" office:value="250" calcext:value-type="float">
            <text:p>250</text:p>
          </table:table-cell>
          <table:table-cell office:value-type="float" office:value="618.779970700762" calcext:value-type="float">
            <text:p>618.7799707008</text:p>
          </table:table-cell>
          <table:table-cell office:value-type="float" office:value="0.26232322883589" calcext:value-type="float">
            <text:p>0.2623232288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70.272494888697" calcext:value-type="float">
            <text:p>570.2724948887</text:p>
          </table:table-cell>
          <table:table-cell office:value-type="float" office:value="0.266233178022078" calcext:value-type="float">
            <text:p>0.266233178</text:p>
          </table:table-cell>
          <table:table-cell office:value-type="float" office:value="300" calcext:value-type="float">
            <text:p>300</text:p>
          </table:table-cell>
          <table:table-cell office:value-type="float" office:value="738.534638224281" calcext:value-type="float">
            <text:p>738.5346382243</text:p>
          </table:table-cell>
          <table:table-cell office:value-type="float" office:value="0.253915045536421" calcext:value-type="float">
            <text:p>0.2539150455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670.169524838758" calcext:value-type="float">
            <text:p>670.1695248388</text:p>
          </table:table-cell>
          <table:table-cell office:value-type="float" office:value="0.257744296811115" calcext:value-type="float">
            <text:p>0.2577442968</text:p>
          </table:table-cell>
          <table:table-cell office:value-type="float" office:value="350" calcext:value-type="float">
            <text:p>350</text:p>
          </table:table-cell>
          <table:table-cell office:value-type="float" office:value="882.24066729396" calcext:value-type="float">
            <text:p>882.240667294</text:p>
          </table:table-cell>
          <table:table-cell office:value-type="float" office:value="0.246240178881522" calcext:value-type="float">
            <text:p>0.2462401789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771.344400929318" calcext:value-type="float">
            <text:p>771.3444009293</text:p>
          </table:table-cell>
          <table:table-cell office:value-type="float" office:value="0.249473426838163" calcext:value-type="float">
            <text:p>0.2494734268</text:p>
          </table:table-cell>
          <table:table-cell office:value-type="float" office:value="400" calcext:value-type="float">
            <text:p>400</text:p>
          </table:table-cell>
          <table:table-cell office:value-type="float" office:value="1069.86697896571" calcext:value-type="float">
            <text:p>1069.8669789657</text:p>
          </table:table-cell>
          <table:table-cell office:value-type="float" office:value="0.232785148530147" calcext:value-type="float">
            <text:p>0.2327851485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878.165353836708" calcext:value-type="float">
            <text:p>878.1653538367</text:p>
          </table:table-cell>
          <table:table-cell office:value-type="float" office:value="0.244301339944852" calcext:value-type="float">
            <text:p>0.2443013399</text:p>
          </table:table-cell>
          <table:table-cell office:value-type="float" office:value="450" calcext:value-type="float">
            <text:p>450</text:p>
          </table:table-cell>
          <table:table-cell office:value-type="float" office:value="1240.99788032769" calcext:value-type="float">
            <text:p>1240.9978803277</text:p>
          </table:table-cell>
          <table:table-cell office:value-type="float" office:value="0.222232531062029" calcext:value-type="float">
            <text:p>0.2222325311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969.40719430885" calcext:value-type="float">
            <text:p>969.4071943089</text:p>
          </table:table-cell>
          <table:table-cell office:value-type="float" office:value="0.23934648392284" calcext:value-type="float">
            <text:p>0.2393464839</text:p>
          </table:table-cell>
          <table:table-cell office:value-type="float" office:value="500" calcext:value-type="float">
            <text:p>500</text:p>
          </table:table-cell>
          <table:table-cell office:value-type="float" office:value="1363.73126648375" calcext:value-type="float">
            <text:p>1363.7312664838</text:p>
          </table:table-cell>
          <table:table-cell office:value-type="float" office:value="0.218435802811971" calcext:value-type="float">
            <text:p>0.2184358028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069.56000921916" calcext:value-type="float">
            <text:p>1069.5600092192</text:p>
          </table:table-cell>
          <table:table-cell office:value-type="float" office:value="0.236289864981342" calcext:value-type="float">
            <text:p>0.236289865</text:p>
          </table:table-cell>
          <table:table-cell office:value-type="float" office:value="550" calcext:value-type="float">
            <text:p>550</text:p>
          </table:table-cell>
          <table:table-cell office:value-type="float" office:value="1490.51534038305" calcext:value-type="float">
            <text:p>1490.5153403831</text:p>
          </table:table-cell>
          <table:table-cell office:value-type="float" office:value="0.21532719722821" calcext:value-type="float">
            <text:p>0.2153271972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175.2061035517" calcext:value-type="float">
            <text:p>1175.2061035517</text:p>
          </table:table-cell>
          <table:table-cell office:value-type="float" office:value="0.233913995690147" calcext:value-type="float">
            <text:p>0.2339139957</text:p>
          </table:table-cell>
          <table:table-cell office:value-type="float" office:value="600" calcext:value-type="float">
            <text:p>600</text:p>
          </table:table-cell>
          <table:table-cell office:value-type="float" office:value="1615.84849583063" calcext:value-type="float">
            <text:p>1615.8484958306</text:p>
          </table:table-cell>
          <table:table-cell office:value-type="float" office:value="0.211864881479552" calcext:value-type="float">
            <text:p>0.2118648815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254.6145521977" calcext:value-type="float">
            <text:p>1254.6145521977</text:p>
          </table:table-cell>
          <table:table-cell office:value-type="float" office:value="0.231711225815399" calcext:value-type="float">
            <text:p>0.2317112258</text:p>
          </table:table-cell>
          <table:table-cell office:value-type="float" office:value="650" calcext:value-type="float">
            <text:p>650</text:p>
          </table:table-cell>
          <table:table-cell office:value-type="float" office:value="1741.48317311178" calcext:value-type="float">
            <text:p>1741.4831731118</text:p>
          </table:table-cell>
          <table:table-cell office:value-type="float" office:value="0.209634383044112" calcext:value-type="float">
            <text:p>0.209634383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321.91045527319" calcext:value-type="float">
            <text:p>1321.9104552732</text:p>
          </table:table-cell>
          <table:table-cell office:value-type="float" office:value="0.229865753585378" calcext:value-type="float">
            <text:p>0.2298657536</text:p>
          </table:table-cell>
          <table:table-cell office:value-type="float" office:value="700" calcext:value-type="float">
            <text:p>700</text:p>
          </table:table-cell>
          <table:table-cell office:value-type="float" office:value="1843.33714717723" calcext:value-type="float">
            <text:p>1843.3371471772</text:p>
          </table:table-cell>
          <table:table-cell office:value-type="float" office:value="0.208196073874831" calcext:value-type="float">
            <text:p>0.2081960739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404.28180858774" calcext:value-type="float">
            <text:p>1404.2818085877</text:p>
          </table:table-cell>
          <table:table-cell office:value-type="float" office:value="0.22826081011331" calcext:value-type="float">
            <text:p>0.2282608101</text:p>
          </table:table-cell>
          <table:table-cell office:value-type="float" office:value="750" calcext:value-type="float">
            <text:p>750</text:p>
          </table:table-cell>
          <table:table-cell office:value-type="float" office:value="1962.3733862643" calcext:value-type="float">
            <text:p>1962.3733862643</text:p>
          </table:table-cell>
          <table:table-cell office:value-type="float" office:value="0.206796089007785" calcext:value-type="float">
            <text:p>0.206796089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507.48802431798" calcext:value-type="float">
            <text:p>1507.488024318</text:p>
          </table:table-cell>
          <table:table-cell office:value-type="float" office:value="0.225710817343405" calcext:value-type="float">
            <text:p>0.2257108173</text:p>
          </table:table-cell>
          <table:table-cell office:value-type="float" office:value="800" calcext:value-type="float">
            <text:p>800</text:p>
          </table:table-cell>
          <table:table-cell office:value-type="float" office:value="2083.43935077932" calcext:value-type="float">
            <text:p>2083.4393507793</text:p>
          </table:table-cell>
          <table:table-cell office:value-type="float" office:value="0.205642202574707" calcext:value-type="float">
            <text:p>0.2056422026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1581.06502335758" calcext:value-type="float">
            <text:p>1581.0650233576</text:p>
          </table:table-cell>
          <table:table-cell office:value-type="float" office:value="0.22266220368762" calcext:value-type="float">
            <text:p>0.2226622037</text:p>
          </table:table-cell>
          <table:table-cell office:value-type="float" office:value="850" calcext:value-type="float">
            <text:p>850</text:p>
          </table:table-cell>
          <table:table-cell office:value-type="float" office:value="2174.87861305982" calcext:value-type="float">
            <text:p>2174.8786130598</text:p>
          </table:table-cell>
          <table:table-cell office:value-type="float" office:value="0.204489549098036" calcext:value-type="float">
            <text:p>0.2044895491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720.13234075557" calcext:value-type="float">
            <text:p>1720.1323407556</text:p>
          </table:table-cell>
          <table:table-cell office:value-type="float" office:value="0.204395850502168" calcext:value-type="float">
            <text:p>0.2043958505</text:p>
          </table:table-cell>
          <table:table-cell office:value-type="float" office:value="900" calcext:value-type="float">
            <text:p>900</text:p>
          </table:table-cell>
          <table:table-cell office:value-type="float" office:value="2405.95353167099" calcext:value-type="float">
            <text:p>2405.953531671</text:p>
          </table:table-cell>
          <table:table-cell office:value-type="float" office:value="0.1865699797641" calcext:value-type="float">
            <text:p>0.1865699798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813.75274589058" calcext:value-type="float">
            <text:p>1813.7527458906</text:p>
          </table:table-cell>
          <table:table-cell office:value-type="float" office:value="0.197518712208737" calcext:value-type="float">
            <text:p>0.1975187122</text:p>
          </table:table-cell>
          <table:table-cell office:value-type="float" office:value="950" calcext:value-type="float">
            <text:p>950</text:p>
          </table:table-cell>
          <table:table-cell office:value-type="float" office:value="2546.54309096708" calcext:value-type="float">
            <text:p>2546.5430909671</text:p>
          </table:table-cell>
          <table:table-cell office:value-type="float" office:value="0.180220593106095" calcext:value-type="float">
            <text:p>0.1802205931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883.15030869232" calcext:value-type="float">
            <text:p>1883.1503086923</text:p>
          </table:table-cell>
          <table:table-cell office:value-type="float" office:value="0.195969866577339" calcext:value-type="float">
            <text:p>0.1959698666</text:p>
          </table:table-cell>
          <table:table-cell office:value-type="float" office:value="1000" calcext:value-type="float">
            <text:p>1000</text:p>
          </table:table-cell>
          <table:table-cell office:value-type="float" office:value="2652.76441773236" calcext:value-type="float">
            <text:p>2652.7644177324</text:p>
          </table:table-cell>
          <table:table-cell office:value-type="float" office:value="0.178923337409143" calcext:value-type="float">
            <text:p>0.1789233374</text:p>
          </table:table-cell>
        </table:table-row>
        <table:table-row table:style-name="ro2" table:number-rows-repeated="43">
          <table:table-cell table:number-columns-repeated="3"/>
          <table:table-cell table:style-name="Default" table:number-columns-repeated="3"/>
        </table:table-row>
        <table:table-row table:style-name="ro2" table:number-rows-repeated="104846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/>
    <style:font-face style:name="Liberation Sans1" svg:font-family="'Liberation Sans1'" style:font-family-generic="swiss"/>
    <style:font-face style:name="Liberation Sans" svg:font-family="'Liberation Sans'" style:font-family-generic="swiss" style:font-pitch="variable"/>
    <style:font-face style:name="Liberation Sans11" svg:font-family="'Liberation Sans1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style:font-family-generic="swiss" fo:font-size="11pt" style:font-name-asian="Droid Sans Fallback" style:font-family-asian="'Droid Sans Fallback'" style:font-family-generic-asian="system" style:font-pitch-asian="variable" style:font-size-asian="11pt" style:font-name-complex="Liberation Sans1" style:font-family-complex="'Liberation Sans1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1" fo:font-size="11pt" fo:font-style="normal" fo:text-shadow="none" style:text-underline-style="none" fo:font-weight="normal" style:font-size-asian="11pt" style:font-style-asian="normal" style:font-weight-asian="normal" style:font-name-complex="Liberation Sans11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09:23:34.560421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chive_5f_set-_5f_upto_5f_1000" style:display-name="PageStyle_archive_set-_upto_100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01:22:02</meta:creation-date>
    <meta:initial-creator>shah</meta:initial-creator>
    <dc:language>en-US</dc:language>
    <dc:date>2016-08-03T09:33:48.637514089</dc:date>
    <meta:editing-cycles>19</meta:editing-cycles>
    <meta:editing-duration>PT2H11M</meta:editing-duration>
    <meta:generator>LibreOffice/4.2.8.2$Linux_X86_64 LibreOffice_project/420m0$Build-2</meta:generator>
    <meta:document-statistic meta:table-count="3" meta:cell-count="220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automatic" chart:symbol-width="0.071cm" chart:symbol-height="0.071cm" chart:link-data-style-to-source="true"/>
      <style:graphic-properties draw:stroke="none" svg:stroke-width="0.071cm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976cm" svg:height="7.616cm" xlink:href="." xlink:type="simple" chart:class="chart:scatter" chart:style-name="ch1">
        <chart:title svg:x="3.684cm" svg:y="0.288cm" chart:style-name="ch2">
          <text:p>Current VS Last Week </text:p>
        </chart:title>
        <chart:legend chart:legend-position="end" svg:x="11.395cm" svg:y="2.762cm" style:legend-expansion="high" chart:style-name="ch3"/>
        <chart:plot-area chart:style-name="ch4" chart:data-source-has-labels="both" svg:x="1.864cm" svg:y="1.345cm" svg:width="9.252cm" svg:height="5.036cm">
          <chartooo:coordinate-region svg:x="2.626cm" svg:y="1.544cm" svg:width="8.118cm" svg:height="4.34cm"/>
          <chart:axis chart:dimension="x" chart:name="primary-x" chart:style-name="ch5" chartooo:axis-type="auto">
            <chart:title svg:x="5.5cm" svg:y="6.533cm" chart:style-name="ch6">
              <text:p>BlockSize</text:p>
            </chart:title>
            <chart:categories table:cell-range-address="local-table.$A$2:.$A$40"/>
            <chart:grid chart:style-name="ch7" chart:class="major"/>
          </chart:axis>
          <chart:axis chart:dimension="y" chart:name="primary-y" chart:style-name="ch5">
            <chart:title svg:x="0.451cm" svg:y="3.532cm" chart:style-name="ch6">
              <text:p>Ratio</text:p>
            </chart:title>
            <chart:grid chart:style-name="ch7" chart:class="major"/>
          </chart:axis>
          <chart:series chart:style-name="ch8" chart:values-cell-range-address="local-table.$C$2:.$C$40" chart:label-cell-address="local-table.$C$1" chart:class="chart:scatter">
            <chart:domain table:cell-range-address="local-table.$B$2:.$B$40"/>
            <chart:data-point chart:repeated="39"/>
          </chart:series>
          <chart:series chart:style-name="ch8" chart:values-cell-range-address="local-table.$E$2:.$E$40" chart:label-cell-address="local-table.$E$1" chart:class="chart:scatter">
            <chart:domain table:cell-range-address="local-table.$D$2:.$D$40"/>
            <chart:data-point chart:repeated="39"/>
          </chart:series>
          <chart:series chart:style-name="ch8" chart:values-cell-range-address="local-table.$G$2:.$G$40" chart:label-cell-address="local-table.$G$1" chart:class="chart:scatter">
            <chart:domain table:cell-range-address="local-table.$F$2:.$F$40"/>
            <chart:data-point chart:repeated="39"/>
          </chart:series>
          <chart:series chart:style-name="ch8" chart:values-cell-range-address="local-table.$I$2:.$I$40" chart:label-cell-address="local-table.$I$1" chart:class="chart:scatter">
            <chart:domain table:cell-range-address="local-table.$H$2:.$H$40"/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R</text:p>
              </table:table-cell>
              <table:table-cell office:value-type="string">
                <text:p/>
              </table:table-cell>
              <table:table-cell office:value-type="string">
                <text:p>Winnnowing</text:p>
              </table:table-cell>
              <table:table-cell office:value-type="string">
                <text:p/>
              </table:table-cell>
              <table:table-cell office:value-type="string">
                <text:p>2min</text:p>
              </table:table-cell>
              <table:table-cell office:value-type="string">
                <text:p/>
              </table:table-cell>
              <table:table-cell office:value-type="string">
                <text:p>Td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276004730161">
                <text:p>112.276004730161</text:p>
              </table:table-cell>
              <table:table-cell office:value-type="float" office:value="0.95535255590153">
                <text:p>0.95535255590153</text:p>
              </table:table-cell>
              <table:table-cell office:value-type="float" office:value="49.7996982326422">
                <text:p>49.7996982326422</text:p>
              </table:table-cell>
              <table:table-cell office:value-type="float" office:value="0.968345320607876">
                <text:p>0.968345320607876</text:p>
              </table:table-cell>
              <table:table-cell office:value-type="float" office:value="222.956178572616">
                <text:p>222.956178572616</text:p>
              </table:table-cell>
              <table:table-cell office:value-type="float" office:value="0.950164921272591">
                <text:p>0.950164921272591</text:p>
              </table:table-cell>
              <table:table-cell office:value-type="float" office:value="195.392460633144">
                <text:p>195.392460633144</text:p>
              </table:table-cell>
              <table:table-cell office:value-type="float" office:value="0.946300310420683">
                <text:p>0.9463003104206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.871110997554">
                <text:p>171.871110997554</text:p>
              </table:table-cell>
              <table:table-cell office:value-type="float" office:value="0.949703034982855">
                <text:p>0.949703034982855</text:p>
              </table:table-cell>
              <table:table-cell office:value-type="float" office:value="74.9224911327855">
                <text:p>74.9224911327855</text:p>
              </table:table-cell>
              <table:table-cell office:value-type="float" office:value="0.963191440998711">
                <text:p>0.963191440998711</text:p>
              </table:table-cell>
              <table:table-cell office:value-type="float" office:value="342.711796243544">
                <text:p>342.711796243544</text:p>
              </table:table-cell>
              <table:table-cell office:value-type="float" office:value="0.944774780773542">
                <text:p>0.944774780773542</text:p>
              </table:table-cell>
              <table:table-cell office:value-type="float" office:value="302.799591294456">
                <text:p>302.799591294456</text:p>
              </table:table-cell>
              <table:table-cell office:value-type="float" office:value="0.938322906589341">
                <text:p>0.938322906589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.197553352225">
                <text:p>223.197553352225</text:p>
              </table:table-cell>
              <table:table-cell office:value-type="float" office:value="0.946151199150525">
                <text:p>0.946151199150525</text:p>
              </table:table-cell>
              <table:table-cell office:value-type="float" office:value="100.90833097634">
                <text:p>100.90833097634</text:p>
              </table:table-cell>
              <table:table-cell office:value-type="float" office:value="0.95942258884797">
                <text:p>0.95942258884797</text:p>
              </table:table-cell>
              <table:table-cell office:value-type="float" office:value="490.554050838862">
                <text:p>490.554050838862</text:p>
              </table:table-cell>
              <table:table-cell office:value-type="float" office:value="0.94070618851171">
                <text:p>0.94070618851171</text:p>
              </table:table-cell>
              <table:table-cell office:value-type="float" office:value="396.822257665519">
                <text:p>396.822257665519</text:p>
              </table:table-cell>
              <table:table-cell office:value-type="float" office:value="0.93363153522569">
                <text:p>0.93363153522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.977374722037">
                <text:p>334.977374722037</text:p>
              </table:table-cell>
              <table:table-cell office:value-type="float" office:value="0.943672916051999">
                <text:p>0.943672916051999</text:p>
              </table:table-cell>
              <table:table-cell office:value-type="float" office:value="122.722671906704">
                <text:p>122.722671906704</text:p>
              </table:table-cell>
              <table:table-cell office:value-type="float" office:value="0.956362689686572">
                <text:p>0.956362689686572</text:p>
              </table:table-cell>
              <table:table-cell office:value-type="float" office:value="620.100883086466">
                <text:p>620.100883086466</text:p>
              </table:table-cell>
              <table:table-cell office:value-type="float" office:value="0.938018954162516">
                <text:p>0.938018954162516</text:p>
              </table:table-cell>
              <table:table-cell office:value-type="float" office:value="516.944143977135">
                <text:p>516.944143977135</text:p>
              </table:table-cell>
              <table:table-cell office:value-type="float" office:value="0.903037154087288">
                <text:p>0.903037154087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.770491656675">
                <text:p>410.770491656675</text:p>
              </table:table-cell>
              <table:table-cell office:value-type="float" office:value="0.939594012026528">
                <text:p>0.939594012026528</text:p>
              </table:table-cell>
              <table:table-cell office:value-type="float" office:value="144.177044421785">
                <text:p>144.177044421785</text:p>
              </table:table-cell>
              <table:table-cell office:value-type="float" office:value="0.953841856821833">
                <text:p>0.953841856821833</text:p>
              </table:table-cell>
              <table:table-cell office:value-type="float" office:value="736.959848485857">
                <text:p>736.959848485857</text:p>
              </table:table-cell>
              <table:table-cell office:value-type="float" office:value="0.936339738563851">
                <text:p>0.936339738563851</text:p>
              </table:table-cell>
              <table:table-cell office:value-type="float" office:value="638.256853301516">
                <text:p>638.256853301516</text:p>
              </table:table-cell>
              <table:table-cell office:value-type="float" office:value="0.919101621681526">
                <text:p>0.919101621681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.274980222268">
                <text:p>456.274980222268</text:p>
              </table:table-cell>
              <table:table-cell office:value-type="float" office:value="0.936490002467789">
                <text:p>0.936490002467789</text:p>
              </table:table-cell>
              <table:table-cell office:value-type="float" office:value="167.447591769359">
                <text:p>167.447591769359</text:p>
              </table:table-cell>
              <table:table-cell office:value-type="float" office:value="0.951813983183764">
                <text:p>0.951813983183764</text:p>
              </table:table-cell>
              <table:table-cell office:value-type="float" office:value="882.617660153586">
                <text:p>882.617660153586</text:p>
              </table:table-cell>
              <table:table-cell office:value-type="float" office:value="0.934458411750608">
                <text:p>0.934458411750608</text:p>
              </table:table-cell>
              <table:table-cell office:value-type="float" office:value="732.980272502196">
                <text:p>732.980272502196</text:p>
              </table:table-cell>
              <table:table-cell office:value-type="float" office:value="0.912836301284656">
                <text:p>0.912836301284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8.329078509553">
                <text:p>618.329078509553</text:p>
              </table:table-cell>
              <table:table-cell office:value-type="float" office:value="0.937352516361392">
                <text:p>0.937352516361392</text:p>
              </table:table-cell>
              <table:table-cell office:value-type="float" office:value="191.048506309993">
                <text:p>191.048506309993</text:p>
              </table:table-cell>
              <table:table-cell office:value-type="float" office:value="0.950152869118407">
                <text:p>0.950152869118407</text:p>
              </table:table-cell>
              <table:table-cell office:value-type="float" office:value="1077.36306427341">
                <text:p>1077.36306427341</text:p>
              </table:table-cell>
              <table:table-cell office:value-type="float" office:value="0.932129140047202">
                <text:p>0.932129140047202</text:p>
              </table:table-cell>
              <table:table-cell office:value-type="float" office:value="851.078925966256">
                <text:p>851.078925966256</text:p>
              </table:table-cell>
              <table:table-cell office:value-type="float" office:value="0.90493107041666">
                <text:p>0.90493107041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7.644660659655">
                <text:p>507.644660659655</text:p>
              </table:table-cell>
              <table:table-cell office:value-type="float" office:value="0.936293133415135">
                <text:p>0.936293133415135</text:p>
              </table:table-cell>
              <table:table-cell office:value-type="float" office:value="212.733166817326">
                <text:p>212.733166817326</text:p>
              </table:table-cell>
              <table:table-cell office:value-type="float" office:value="0.94850744320208">
                <text:p>0.94850744320208</text:p>
              </table:table-cell>
              <table:table-cell office:value-type="float" office:value="1242.01034655293">
                <text:p>1242.01034655293</text:p>
              </table:table-cell>
              <table:table-cell office:value-type="float" office:value="0.92440332526064">
                <text:p>0.92440332526064</text:p>
              </table:table-cell>
              <table:table-cell office:value-type="float" office:value="875.823874586797">
                <text:p>875.823874586797</text:p>
              </table:table-cell>
              <table:table-cell office:value-type="float" office:value="0.916202490837705">
                <text:p>0.916202490837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3.9809511237">
                <text:p>733.9809511237</text:p>
              </table:table-cell>
              <table:table-cell office:value-type="float" office:value="0.936463452515287">
                <text:p>0.936463452515287</text:p>
              </table:table-cell>
              <table:table-cell office:value-type="float" office:value="236.504724013487">
                <text:p>236.504724013487</text:p>
              </table:table-cell>
              <table:table-cell office:value-type="float" office:value="0.947259610575275">
                <text:p>0.947259610575275</text:p>
              </table:table-cell>
              <table:table-cell office:value-type="float" office:value="1357.96673744536">
                <text:p>1357.96673744536</text:p>
              </table:table-cell>
              <table:table-cell office:value-type="float" office:value="0.923306075567785">
                <text:p>0.923306075567785</text:p>
              </table:table-cell>
              <table:table-cell office:value-type="float" office:value="1052.32398553951">
                <text:p>1052.32398553951</text:p>
              </table:table-cell>
              <table:table-cell office:value-type="float" office:value="0.921306727913244">
                <text:p>0.921306727913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7.600847647169">
                <text:p>677.600847647169</text:p>
              </table:table-cell>
              <table:table-cell office:value-type="float" office:value="0.932977115076399">
                <text:p>0.932977115076399</text:p>
              </table:table-cell>
              <table:table-cell office:value-type="float" office:value="259.031718813475">
                <text:p>259.031718813475</text:p>
              </table:table-cell>
              <table:table-cell office:value-type="float" office:value="0.94607495592313">
                <text:p>0.94607495592313</text:p>
              </table:table-cell>
              <table:table-cell office:value-type="float" office:value="1487.26485989389">
                <text:p>1487.26485989389</text:p>
              </table:table-cell>
              <table:table-cell office:value-type="float" office:value="0.921814358302961">
                <text:p>0.921814358302961</text:p>
              </table:table-cell>
              <table:table-cell office:value-type="float" office:value="1153.08096738053">
                <text:p>1153.08096738053</text:p>
              </table:table-cell>
              <table:table-cell office:value-type="float" office:value="0.914053693581588">
                <text:p>0.914053693581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0.021753793401">
                <text:p>970.021753793401</text:p>
              </table:table-cell>
              <table:table-cell office:value-type="float" office:value="0.931491289766003">
                <text:p>0.931491289766003</text:p>
              </table:table-cell>
              <table:table-cell office:value-type="float" office:value="278.840500812588">
                <text:p>278.840500812588</text:p>
              </table:table-cell>
              <table:table-cell office:value-type="float" office:value="0.945177523080259">
                <text:p>0.945177523080259</text:p>
              </table:table-cell>
              <table:table-cell office:value-type="float" office:value="1612.8403120203">
                <text:p>1612.8403120203</text:p>
              </table:table-cell>
              <table:table-cell office:value-type="float" office:value="0.920472069765076">
                <text:p>0.920472069765076</text:p>
              </table:table-cell>
              <table:table-cell office:value-type="float" office:value="1332.44381530568">
                <text:p>1332.44381530568</text:p>
              </table:table-cell>
              <table:table-cell office:value-type="float" office:value="0.916606140404994">
                <text:p>0.916606140404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9.107309672716">
                <text:p>769.107309672716</text:p>
              </table:table-cell>
              <table:table-cell office:value-type="float" office:value="0.933131546478652">
                <text:p>0.933131546478652</text:p>
              </table:table-cell>
              <table:table-cell office:value-type="float" office:value="300.370941899752">
                <text:p>300.370941899752</text:p>
              </table:table-cell>
              <table:table-cell office:value-type="float" office:value="0.944260149484841">
                <text:p>0.944260149484841</text:p>
              </table:table-cell>
              <table:table-cell office:value-type="float" office:value="1736.6892201638">
                <text:p>1736.6892201638</text:p>
              </table:table-cell>
              <table:table-cell office:value-type="float" office:value="0.91942287809184">
                <text:p>0.91942287809184</text:p>
              </table:table-cell>
              <table:table-cell office:value-type="float" office:value="1360.85751197621">
                <text:p>1360.85751197621</text:p>
              </table:table-cell>
              <table:table-cell office:value-type="float" office:value="0.920841275580238">
                <text:p>0.920841275580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5.01713757806">
                <text:p>1025.01713757806</text:p>
              </table:table-cell>
              <table:table-cell office:value-type="float" office:value="0.92933007775391">
                <text:p>0.92933007775391</text:p>
              </table:table-cell>
              <table:table-cell office:value-type="float" office:value="319.043558651922">
                <text:p>319.043558651922</text:p>
              </table:table-cell>
              <table:table-cell office:value-type="float" office:value="0.943535474739394">
                <text:p>0.943535474739394</text:p>
              </table:table-cell>
              <table:table-cell office:value-type="float" office:value="1831.28538506062">
                <text:p>1831.28538506062</text:p>
              </table:table-cell>
              <table:table-cell office:value-type="float" office:value="0.919018838500644">
                <text:p>0.919018838500644</text:p>
              </table:table-cell>
              <table:table-cell office:value-type="float" office:value="1508.0352219093">
                <text:p>1508.0352219093</text:p>
              </table:table-cell>
              <table:table-cell office:value-type="float" office:value="0.902432174465861">
                <text:p>0.9024321744658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2.26525345812">
                <text:p>1042.26525345812</text:p>
              </table:table-cell>
              <table:table-cell office:value-type="float" office:value="0.929399219212168">
                <text:p>0.929399219212168</text:p>
              </table:table-cell>
              <table:table-cell office:value-type="float" office:value="338.068417065119">
                <text:p>338.068417065119</text:p>
              </table:table-cell>
              <table:table-cell office:value-type="float" office:value="0.942820371787035">
                <text:p>0.942820371787035</text:p>
              </table:table-cell>
              <table:table-cell office:value-type="float" office:value="1947.5519015765">
                <text:p>1947.5519015765</text:p>
              </table:table-cell>
              <table:table-cell office:value-type="float" office:value="0.918607184032052">
                <text:p>0.918607184032052</text:p>
              </table:table-cell>
              <table:table-cell office:value-type="float" office:value="1586.18391975449">
                <text:p>1586.18391975449</text:p>
              </table:table-cell>
              <table:table-cell office:value-type="float" office:value="0.90009043855159">
                <text:p>0.90009043855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.58848534634">
                <text:p>1357.58848534634</text:p>
              </table:table-cell>
              <table:table-cell office:value-type="float" office:value="0.931440463491451">
                <text:p>0.931440463491451</text:p>
              </table:table-cell>
              <table:table-cell office:value-type="float" office:value="354.802809501482">
                <text:p>354.802809501482</text:p>
              </table:table-cell>
              <table:table-cell office:value-type="float" office:value="0.942186439391245">
                <text:p>0.942186439391245</text:p>
              </table:table-cell>
              <table:table-cell office:value-type="float" office:value="2066.76344787032">
                <text:p>2066.76344787032</text:p>
              </table:table-cell>
              <table:table-cell office:value-type="float" office:value="0.918140747434491">
                <text:p>0.918140747434491</text:p>
              </table:table-cell>
              <table:table-cell office:value-type="float" office:value="1823.68730315341">
                <text:p>1823.68730315341</text:p>
              </table:table-cell>
              <table:table-cell office:value-type="float" office:value="0.899774071656175">
                <text:p>0.899774071656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2.05351146849">
                <text:p>1032.05351146849</text:p>
              </table:table-cell>
              <table:table-cell office:value-type="float" office:value="0.932774774009801">
                <text:p>0.932774774009801</text:p>
              </table:table-cell>
              <table:table-cell office:value-type="float" office:value="377.53489930071">
                <text:p>377.53489930071</text:p>
              </table:table-cell>
              <table:table-cell office:value-type="float" office:value="0.940377942817735">
                <text:p>0.940377942817735</text:p>
              </table:table-cell>
              <table:table-cell office:value-type="float" office:value="2160.27886421368">
                <text:p>2160.27886421368</text:p>
              </table:table-cell>
              <table:table-cell office:value-type="float" office:value="0.917880700441224">
                <text:p>0.917880700441224</text:p>
              </table:table-cell>
              <table:table-cell office:value-type="float" office:value="1754.50745845584">
                <text:p>1754.50745845584</text:p>
              </table:table-cell>
              <table:table-cell office:value-type="float" office:value="0.89817857325889">
                <text:p>0.89817857325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8.45420868037">
                <text:p>1768.45420868037</text:p>
              </table:table-cell>
              <table:table-cell office:value-type="float" office:value="0.921264641465955">
                <text:p>0.921264641465955</text:p>
              </table:table-cell>
              <table:table-cell office:value-type="float" office:value="398.854600758689">
                <text:p>398.854600758689</text:p>
              </table:table-cell>
              <table:table-cell office:value-type="float" office:value="0.939861164142412">
                <text:p>0.939861164142412</text:p>
              </table:table-cell>
              <table:table-cell office:value-type="float" office:value="2392.60847738292">
                <text:p>2392.60847738292</text:p>
              </table:table-cell>
              <table:table-cell office:value-type="float" office:value="0.915917516749883">
                <text:p>0.915917516749883</text:p>
              </table:table-cell>
              <table:table-cell office:value-type="float" office:value="2033.66832701645">
                <text:p>2033.66832701645</text:p>
              </table:table-cell>
              <table:table-cell office:value-type="float" office:value="0.897185403271027">
                <text:p>0.897185403271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6.61836452245">
                <text:p>1066.61836452245</text:p>
              </table:table-cell>
              <table:table-cell office:value-type="float" office:value="0.929724095320012">
                <text:p>0.929724095320012</text:p>
              </table:table-cell>
              <table:table-cell office:value-type="float" office:value="419.830225547716">
                <text:p>419.830225547716</text:p>
              </table:table-cell>
              <table:table-cell office:value-type="float" office:value="0.939070532504143">
                <text:p>0.939070532504143</text:p>
              </table:table-cell>
              <table:table-cell office:value-type="float" office:value="2529.51400184836">
                <text:p>2529.51400184836</text:p>
              </table:table-cell>
              <table:table-cell office:value-type="float" office:value="0.915606155619762">
                <text:p>0.915606155619762</text:p>
              </table:table-cell>
              <table:table-cell office:value-type="float" office:value="1926.97015324861">
                <text:p>1926.97015324861</text:p>
              </table:table-cell>
              <table:table-cell office:value-type="float" office:value="0.900800988544521">
                <text:p>0.9008009885445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.87937349935">
                <text:p>1645.87937349935</text:p>
              </table:table-cell>
              <table:table-cell office:value-type="float" office:value="0.924619654605448">
                <text:p>0.924619654605448</text:p>
              </table:table-cell>
              <table:table-cell office:value-type="float" office:value="439.383397809981">
                <text:p>439.383397809981</text:p>
              </table:table-cell>
              <table:table-cell office:value-type="float" office:value="0.938498037116647">
                <text:p>0.938498037116647</text:p>
              </table:table-cell>
              <table:table-cell office:value-type="float" office:value="2631.23556498241">
                <text:p>2631.23556498241</text:p>
              </table:table-cell>
              <table:table-cell office:value-type="float" office:value="0.915339558638433">
                <text:p>0.915339558638433</text:p>
              </table:table-cell>
              <table:table-cell office:value-type="float" office:value="2257.36698572352">
                <text:p>2257.36698572352</text:p>
              </table:table-cell>
              <table:table-cell office:value-type="float" office:value="0.896031788191358">
                <text:p>0.896031788191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730382391381">
                <text:p>462.730382391381</text:p>
              </table:table-cell>
              <table:table-cell office:value-type="float" office:value="0.937679773098672">
                <text:p>0.93767977309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.125893315726">
                <text:p>481.125893315726</text:p>
              </table:table-cell>
              <table:table-cell office:value-type="float" office:value="0.937210502931014">
                <text:p>0.93721050293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.526048886785">
                <text:p>503.526048886785</text:p>
              </table:table-cell>
              <table:table-cell office:value-type="float" office:value="0.936779057141598">
                <text:p>0.93677905714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.42292866964">
                <text:p>521.42292866964</text:p>
              </table:table-cell>
              <table:table-cell office:value-type="float" office:value="0.936335112742724">
                <text:p>0.93633511274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.482301874285">
                <text:p>548.482301874285</text:p>
              </table:table-cell>
              <table:table-cell office:value-type="float" office:value="0.935855853831166">
                <text:p>0.93585585383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.522575284637">
                <text:p>565.522575284637</text:p>
              </table:table-cell>
              <table:table-cell office:value-type="float" office:value="0.935491157760817">
                <text:p>0.935491157760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692722527739">
                <text:p>587.692722527739</text:p>
              </table:table-cell>
              <table:table-cell office:value-type="float" office:value="0.935106931648737">
                <text:p>0.93510693164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.889474509447">
                <text:p>607.889474509447</text:p>
              </table:table-cell>
              <table:table-cell office:value-type="float" office:value="0.93473217829146">
                <text:p>0.9347321782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.447605543986">
                <text:p>626.447605543986</text:p>
              </table:table-cell>
              <table:table-cell office:value-type="float" office:value="0.93443244061911">
                <text:p>0.9344324406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.309461545805">
                <text:p>646.309461545805</text:p>
              </table:table-cell>
              <table:table-cell office:value-type="float" office:value="0.934070795327182">
                <text:p>0.93407079532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870186126164">
                <text:p>666.870186126164</text:p>
              </table:table-cell>
              <table:table-cell office:value-type="float" office:value="0.933711055139455">
                <text:p>0.93371105513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.247334644351">
                <text:p>693.247334644351</text:p>
              </table:table-cell>
              <table:table-cell office:value-type="float" office:value="0.933472763546353">
                <text:p>0.933472763546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.798169776994">
                <text:p>715.798169776994</text:p>
              </table:table-cell>
              <table:table-cell office:value-type="float" office:value="0.933132608378071">
                <text:p>0.93313260837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.014506866439">
                <text:p>742.014506866439</text:p>
              </table:table-cell>
              <table:table-cell office:value-type="float" office:value="0.932899290026134">
                <text:p>0.93289929002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4.597336355126">
                <text:p>764.597336355126</text:p>
              </table:table-cell>
              <table:table-cell office:value-type="float" office:value="0.932600433625237">
                <text:p>0.932600433625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.666970147106">
                <text:p>789.666970147106</text:p>
              </table:table-cell>
              <table:table-cell office:value-type="float" office:value="0.93222707624379">
                <text:p>0.93222707624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8.190420425378">
                <text:p>818.190420425378</text:p>
              </table:table-cell>
              <table:table-cell office:value-type="float" office:value="0.931965268377828">
                <text:p>0.931965268377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.782858308541">
                <text:p>836.782858308541</text:p>
              </table:table-cell>
              <table:table-cell office:value-type="float" office:value="0.931780036190398">
                <text:p>0.93178003619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.73828787259">
                <text:p>855.73828787259</text:p>
              </table:table-cell>
              <table:table-cell office:value-type="float" office:value="0.931590089249502">
                <text:p>0.931590089249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.596982225488">
                <text:p>885.596982225488</text:p>
              </table:table-cell>
              <table:table-cell office:value-type="float" office:value="0.931300811990296">
                <text:p>0.931300811990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automatic" chart:symbol-width="0.071cm" chart:symbol-height="0.071cm" chart:link-data-style-to-source="true"/>
      <style:graphic-properties draw:stroke="none" svg:stroke-width="0.071cm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19cm" svg:height="7.616cm" xlink:href="." xlink:type="simple" chart:class="chart:scatter" chart:style-name="ch1">
        <chart:title svg:x="3.751cm" svg:y="0.288cm" chart:style-name="ch2">
          <text:p>Current VS Last Month</text:p>
        </chart:title>
        <chart:legend chart:legend-position="end" svg:x="11.795cm" svg:y="2.762cm" style:legend-expansion="high" chart:style-name="ch3"/>
        <chart:plot-area chart:style-name="ch4" chart:data-source-has-labels="both" svg:x="1.868cm" svg:y="1.345cm" svg:width="9.644cm" svg:height="5.036cm">
          <chartooo:coordinate-region svg:x="2.63cm" svg:y="1.544cm" svg:width="8.51cm" svg:height="4.34cm"/>
          <chart:axis chart:dimension="x" chart:name="primary-x" chart:style-name="ch5" chartooo:axis-type="auto">
            <chart:title svg:x="5.7cm" svg:y="6.533cm" chart:style-name="ch6">
              <text:p>BlockSize</text:p>
            </chart:title>
            <chart:categories table:cell-range-address="local-table.$A$2:.$A$40"/>
            <chart:grid chart:style-name="ch7" chart:class="major"/>
          </chart:axis>
          <chart:axis chart:dimension="y" chart:name="primary-y" chart:style-name="ch5">
            <chart:title svg:x="0.451cm" svg:y="3.532cm" chart:style-name="ch6">
              <text:p>Ratio</text:p>
            </chart:title>
            <chart:grid chart:style-name="ch7" chart:class="major"/>
          </chart:axis>
          <chart:series chart:style-name="ch8" chart:values-cell-range-address="local-table.$C$2:.$C$40" chart:label-cell-address="local-table.$C$1" chart:class="chart:scatter">
            <chart:domain table:cell-range-address="local-table.$B$2:.$B$40"/>
            <chart:data-point chart:repeated="39"/>
          </chart:series>
          <chart:series chart:style-name="ch8" chart:values-cell-range-address="local-table.$E$2:.$E$40" chart:label-cell-address="local-table.$E$1" chart:class="chart:scatter">
            <chart:domain table:cell-range-address="local-table.$D$2:.$D$40"/>
            <chart:data-point chart:repeated="39"/>
          </chart:series>
          <chart:series chart:style-name="ch8" chart:values-cell-range-address="local-table.$G$2:.$G$40" chart:label-cell-address="local-table.$G$1" chart:class="chart:scatter">
            <chart:domain table:cell-range-address="local-table.$F$2:.$F$40"/>
            <chart:data-point chart:repeated="39"/>
          </chart:series>
          <chart:series chart:style-name="ch8" chart:values-cell-range-address="local-table.$I$2:.$I$40" chart:label-cell-address="local-table.$I$1" chart:class="chart:scatter">
            <chart:domain table:cell-range-address="local-table.$H$2:.$H$40"/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R</text:p>
              </table:table-cell>
              <table:table-cell office:value-type="string">
                <text:p/>
              </table:table-cell>
              <table:table-cell office:value-type="string">
                <text:p>Winnowing</text:p>
              </table:table-cell>
              <table:table-cell office:value-type="string">
                <text:p/>
              </table:table-cell>
              <table:table-cell office:value-type="string">
                <text:p>2min</text:p>
              </table:table-cell>
              <table:table-cell office:value-type="string">
                <text:p/>
              </table:table-cell>
              <table:table-cell office:value-type="string">
                <text:p>Td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276004730161">
                <text:p>112.276004730161</text:p>
              </table:table-cell>
              <table:table-cell office:value-type="float" office:value="0.89831973141878">
                <text:p>0.89831973141878</text:p>
              </table:table-cell>
              <table:table-cell office:value-type="float" office:value="49.7996982326422">
                <text:p>49.7996982326422</text:p>
              </table:table-cell>
              <table:table-cell office:value-type="float" office:value="0.924928507808199">
                <text:p>0.924928507808199</text:p>
              </table:table-cell>
              <table:table-cell office:value-type="float" office:value="222.956178572616">
                <text:p>222.956178572616</text:p>
              </table:table-cell>
              <table:table-cell office:value-type="float" office:value="0.889050589466033">
                <text:p>0.889050589466033</text:p>
              </table:table-cell>
              <table:table-cell office:value-type="float" office:value="195.392460633144">
                <text:p>195.392460633144</text:p>
              </table:table-cell>
              <table:table-cell office:value-type="float" office:value="0.885721909222058">
                <text:p>0.8857219092220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.871110997554">
                <text:p>171.871110997554</text:p>
              </table:table-cell>
              <table:table-cell office:value-type="float" office:value="0.888193563435537">
                <text:p>0.888193563435537</text:p>
              </table:table-cell>
              <table:table-cell office:value-type="float" office:value="74.9224911327855">
                <text:p>74.9224911327855</text:p>
              </table:table-cell>
              <table:table-cell office:value-type="float" office:value="0.914258268038351">
                <text:p>0.914258268038351</text:p>
              </table:table-cell>
              <table:table-cell office:value-type="float" office:value="342.711796243544">
                <text:p>342.711796243544</text:p>
              </table:table-cell>
              <table:table-cell office:value-type="float" office:value="0.879265511502508">
                <text:p>0.879265511502508</text:p>
              </table:table-cell>
              <table:table-cell office:value-type="float" office:value="302.799591294456">
                <text:p>302.799591294456</text:p>
              </table:table-cell>
              <table:table-cell office:value-type="float" office:value="0.873097833878622">
                <text:p>0.873097833878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.197553352225">
                <text:p>223.197553352225</text:p>
              </table:table-cell>
              <table:table-cell office:value-type="float" office:value="0.881100563353129">
                <text:p>0.881100563353129</text:p>
              </table:table-cell>
              <table:table-cell office:value-type="float" office:value="100.90833097634">
                <text:p>100.90833097634</text:p>
              </table:table-cell>
              <table:table-cell office:value-type="float" office:value="0.906486911402834">
                <text:p>0.906486911402834</text:p>
              </table:table-cell>
              <table:table-cell office:value-type="float" office:value="490.554050838862">
                <text:p>490.554050838862</text:p>
              </table:table-cell>
              <table:table-cell office:value-type="float" office:value="0.87147138185703">
                <text:p>0.87147138185703</text:p>
              </table:table-cell>
              <table:table-cell office:value-type="float" office:value="396.822257665519">
                <text:p>396.822257665519</text:p>
              </table:table-cell>
              <table:table-cell office:value-type="float" office:value="0.865791971892038">
                <text:p>0.865791971892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.977374722037">
                <text:p>334.977374722037</text:p>
              </table:table-cell>
              <table:table-cell office:value-type="float" office:value="0.877390771352319">
                <text:p>0.877390771352319</text:p>
              </table:table-cell>
              <table:table-cell office:value-type="float" office:value="122.722671906704">
                <text:p>122.722671906704</text:p>
              </table:table-cell>
              <table:table-cell office:value-type="float" office:value="0.900440126113296">
                <text:p>0.900440126113296</text:p>
              </table:table-cell>
              <table:table-cell office:value-type="float" office:value="620.100883086466">
                <text:p>620.100883086466</text:p>
              </table:table-cell>
              <table:table-cell office:value-type="float" office:value="0.86691129080757">
                <text:p>0.86691129080757</text:p>
              </table:table-cell>
              <table:table-cell office:value-type="float" office:value="516.944143977135">
                <text:p>516.944143977135</text:p>
              </table:table-cell>
              <table:table-cell office:value-type="float" office:value="0.833387718091278">
                <text:p>0.833387718091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.770491656675">
                <text:p>410.770491656675</text:p>
              </table:table-cell>
              <table:table-cell office:value-type="float" office:value="0.869304859299523">
                <text:p>0.869304859299523</text:p>
              </table:table-cell>
              <table:table-cell office:value-type="float" office:value="144.177044421785">
                <text:p>144.177044421785</text:p>
              </table:table-cell>
              <table:table-cell office:value-type="float" office:value="0.895646853537088">
                <text:p>0.895646853537088</text:p>
              </table:table-cell>
              <table:table-cell office:value-type="float" office:value="736.959848485857">
                <text:p>736.959848485857</text:p>
              </table:table-cell>
              <table:table-cell office:value-type="float" office:value="0.86395118373522">
                <text:p>0.86395118373522</text:p>
              </table:table-cell>
              <table:table-cell office:value-type="float" office:value="638.256853301516">
                <text:p>638.256853301516</text:p>
              </table:table-cell>
              <table:table-cell office:value-type="float" office:value="0.846891155764152">
                <text:p>0.846891155764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.274980222268">
                <text:p>456.274980222268</text:p>
              </table:table-cell>
              <table:table-cell office:value-type="float" office:value="0.864181722590279">
                <text:p>0.864181722590279</text:p>
              </table:table-cell>
              <table:table-cell office:value-type="float" office:value="167.447591769359">
                <text:p>167.447591769359</text:p>
              </table:table-cell>
              <table:table-cell office:value-type="float" office:value="0.892124025918982">
                <text:p>0.892124025918982</text:p>
              </table:table-cell>
              <table:table-cell office:value-type="float" office:value="882.617660153586">
                <text:p>882.617660153586</text:p>
              </table:table-cell>
              <table:table-cell office:value-type="float" office:value="0.860928803032714">
                <text:p>0.860928803032714</text:p>
              </table:table-cell>
              <table:table-cell office:value-type="float" office:value="732.980272502196">
                <text:p>732.980272502196</text:p>
              </table:table-cell>
              <table:table-cell office:value-type="float" office:value="0.83861569017416">
                <text:p>0.83861569017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8.329078509553">
                <text:p>618.329078509553</text:p>
              </table:table-cell>
              <table:table-cell office:value-type="float" office:value="0.865633385045719">
                <text:p>0.865633385045719</text:p>
              </table:table-cell>
              <table:table-cell office:value-type="float" office:value="191.048506309993">
                <text:p>191.048506309993</text:p>
              </table:table-cell>
              <table:table-cell office:value-type="float" office:value="0.88887732801815">
                <text:p>0.88887732801815</text:p>
              </table:table-cell>
              <table:table-cell office:value-type="float" office:value="1077.36306427341">
                <text:p>1077.36306427341</text:p>
              </table:table-cell>
              <table:table-cell office:value-type="float" office:value="0.857088175314823">
                <text:p>0.857088175314823</text:p>
              </table:table-cell>
              <table:table-cell office:value-type="float" office:value="851.078925966256">
                <text:p>851.078925966256</text:p>
              </table:table-cell>
              <table:table-cell office:value-type="float" office:value="0.832124955117498">
                <text:p>0.832124955117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7.644660659655">
                <text:p>507.644660659655</text:p>
              </table:table-cell>
              <table:table-cell office:value-type="float" office:value="0.864489739639483">
                <text:p>0.864489739639483</text:p>
              </table:table-cell>
              <table:table-cell office:value-type="float" office:value="212.733166817326">
                <text:p>212.733166817326</text:p>
              </table:table-cell>
              <table:table-cell office:value-type="float" office:value="0.885978072531095">
                <text:p>0.885978072531095</text:p>
              </table:table-cell>
              <table:table-cell office:value-type="float" office:value="1242.01034655293">
                <text:p>1242.01034655293</text:p>
              </table:table-cell>
              <table:table-cell office:value-type="float" office:value="0.848801003091198">
                <text:p>0.848801003091198</text:p>
              </table:table-cell>
              <table:table-cell office:value-type="float" office:value="875.823874586797">
                <text:p>875.823874586797</text:p>
              </table:table-cell>
              <table:table-cell office:value-type="float" office:value="0.843272406363989">
                <text:p>0.843272406363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3.9809511237">
                <text:p>733.9809511237</text:p>
              </table:table-cell>
              <table:table-cell office:value-type="float" office:value="0.86394237035131">
                <text:p>0.86394237035131</text:p>
              </table:table-cell>
              <table:table-cell office:value-type="float" office:value="236.504724013487">
                <text:p>236.504724013487</text:p>
              </table:table-cell>
              <table:table-cell office:value-type="float" office:value="0.883620705580976">
                <text:p>0.883620705580976</text:p>
              </table:table-cell>
              <table:table-cell office:value-type="float" office:value="1357.96673744536">
                <text:p>1357.96673744536</text:p>
              </table:table-cell>
              <table:table-cell office:value-type="float" office:value="0.847006528665422">
                <text:p>0.847006528665422</text:p>
              </table:table-cell>
              <table:table-cell office:value-type="float" office:value="1052.32398553951">
                <text:p>1052.32398553951</text:p>
              </table:table-cell>
              <table:table-cell office:value-type="float" office:value="0.846423741981376">
                <text:p>0.846423741981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7.600847647169">
                <text:p>677.600847647169</text:p>
              </table:table-cell>
              <table:table-cell office:value-type="float" office:value="0.859597772777411">
                <text:p>0.859597772777411</text:p>
              </table:table-cell>
              <table:table-cell office:value-type="float" office:value="259.031718813475">
                <text:p>259.031718813475</text:p>
              </table:table-cell>
              <table:table-cell office:value-type="float" office:value="0.881471868985794">
                <text:p>0.881471868985794</text:p>
              </table:table-cell>
              <table:table-cell office:value-type="float" office:value="1487.26485989389">
                <text:p>1487.26485989389</text:p>
              </table:table-cell>
              <table:table-cell office:value-type="float" office:value="0.845064903209556">
                <text:p>0.845064903209556</text:p>
              </table:table-cell>
              <table:table-cell office:value-type="float" office:value="1153.08096738053">
                <text:p>1153.08096738053</text:p>
              </table:table-cell>
              <table:table-cell office:value-type="float" office:value="0.840472631236847">
                <text:p>0.8404726312368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0.021753793401">
                <text:p>970.021753793401</text:p>
              </table:table-cell>
              <table:table-cell office:value-type="float" office:value="0.855517541960265">
                <text:p>0.855517541960265</text:p>
              </table:table-cell>
              <table:table-cell office:value-type="float" office:value="278.840500812588">
                <text:p>278.840500812588</text:p>
              </table:table-cell>
              <table:table-cell office:value-type="float" office:value="0.879873353987267">
                <text:p>0.879873353987267</text:p>
              </table:table-cell>
              <table:table-cell office:value-type="float" office:value="1612.8403120203">
                <text:p>1612.8403120203</text:p>
              </table:table-cell>
              <table:table-cell office:value-type="float" office:value="0.843277135412683">
                <text:p>0.843277135412683</text:p>
              </table:table-cell>
              <table:table-cell office:value-type="float" office:value="1332.44381530568">
                <text:p>1332.44381530568</text:p>
              </table:table-cell>
              <table:table-cell office:value-type="float" office:value="0.839524359811039">
                <text:p>0.839524359811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9.107309672716">
                <text:p>769.107309672716</text:p>
              </table:table-cell>
              <table:table-cell office:value-type="float" office:value="0.858514479738659">
                <text:p>0.858514479738659</text:p>
              </table:table-cell>
              <table:table-cell office:value-type="float" office:value="300.370941899752">
                <text:p>300.370941899752</text:p>
              </table:table-cell>
              <table:table-cell office:value-type="float" office:value="0.878060263244475">
                <text:p>0.878060263244475</text:p>
              </table:table-cell>
              <table:table-cell office:value-type="float" office:value="1736.6892201638">
                <text:p>1736.6892201638</text:p>
              </table:table-cell>
              <table:table-cell office:value-type="float" office:value="0.841716092342424">
                <text:p>0.841716092342424</text:p>
              </table:table-cell>
              <table:table-cell office:value-type="float" office:value="1360.85751197621">
                <text:p>1360.85751197621</text:p>
              </table:table-cell>
              <table:table-cell office:value-type="float" office:value="0.843035360109839">
                <text:p>0.843035360109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5.01713757806">
                <text:p>1025.01713757806</text:p>
              </table:table-cell>
              <table:table-cell office:value-type="float" office:value="0.851573340674294">
                <text:p>0.851573340674294</text:p>
              </table:table-cell>
              <table:table-cell office:value-type="float" office:value="319.043558651922">
                <text:p>319.043558651922</text:p>
              </table:table-cell>
              <table:table-cell office:value-type="float" office:value="0.87675936056986">
                <text:p>0.87675936056986</text:p>
              </table:table-cell>
              <table:table-cell office:value-type="float" office:value="1831.28538506062">
                <text:p>1831.28538506062</text:p>
              </table:table-cell>
              <table:table-cell office:value-type="float" office:value="0.841070388806978">
                <text:p>0.841070388806978</text:p>
              </table:table-cell>
              <table:table-cell office:value-type="float" office:value="1508.0352219093">
                <text:p>1508.0352219093</text:p>
              </table:table-cell>
              <table:table-cell office:value-type="float" office:value="0.824740659173346">
                <text:p>0.8247406591733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2.26525345812">
                <text:p>1042.26525345812</text:p>
              </table:table-cell>
              <table:table-cell office:value-type="float" office:value="0.852686120770364">
                <text:p>0.852686120770364</text:p>
              </table:table-cell>
              <table:table-cell office:value-type="float" office:value="338.068417065119">
                <text:p>338.068417065119</text:p>
              </table:table-cell>
              <table:table-cell office:value-type="float" office:value="0.875494351887449">
                <text:p>0.875494351887449</text:p>
              </table:table-cell>
              <table:table-cell office:value-type="float" office:value="1947.5519015765">
                <text:p>1947.5519015765</text:p>
              </table:table-cell>
              <table:table-cell office:value-type="float" office:value="0.84046600028816">
                <text:p>0.84046600028816</text:p>
              </table:table-cell>
              <table:table-cell office:value-type="float" office:value="1586.18391975449">
                <text:p>1586.18391975449</text:p>
              </table:table-cell>
              <table:table-cell office:value-type="float" office:value="0.823262347677966">
                <text:p>0.8232623476779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.58848534634">
                <text:p>1357.58848534634</text:p>
              </table:table-cell>
              <table:table-cell office:value-type="float" office:value="0.855489134677669">
                <text:p>0.855489134677669</text:p>
              </table:table-cell>
              <table:table-cell office:value-type="float" office:value="354.802809501482">
                <text:p>354.802809501482</text:p>
              </table:table-cell>
              <table:table-cell office:value-type="float" office:value="0.874309271563026">
                <text:p>0.874309271563026</text:p>
              </table:table-cell>
              <table:table-cell office:value-type="float" office:value="2066.76344787032">
                <text:p>2066.76344787032</text:p>
              </table:table-cell>
              <table:table-cell office:value-type="float" office:value="0.839802837984891">
                <text:p>0.839802837984891</text:p>
              </table:table-cell>
              <table:table-cell office:value-type="float" office:value="1823.68730315341">
                <text:p>1823.68730315341</text:p>
              </table:table-cell>
              <table:table-cell office:value-type="float" office:value="0.823250753077637">
                <text:p>0.8232507530776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2.05351146849">
                <text:p>1032.05351146849</text:p>
              </table:table-cell>
              <table:table-cell office:value-type="float" office:value="0.858446483657409">
                <text:p>0.858446483657409</text:p>
              </table:table-cell>
              <table:table-cell office:value-type="float" office:value="377.53489930071">
                <text:p>377.53489930071</text:p>
              </table:table-cell>
              <table:table-cell office:value-type="float" office:value="0.871559022269882">
                <text:p>0.871559022269882</text:p>
              </table:table-cell>
              <table:table-cell office:value-type="float" office:value="2160.27886421368">
                <text:p>2160.27886421368</text:p>
              </table:table-cell>
              <table:table-cell office:value-type="float" office:value="0.839350172096448">
                <text:p>0.839350172096448</text:p>
              </table:table-cell>
              <table:table-cell office:value-type="float" office:value="1754.50745845584">
                <text:p>1754.50745845584</text:p>
              </table:table-cell>
              <table:table-cell office:value-type="float" office:value="0.823712541030366">
                <text:p>0.823712541030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8.45420868037">
                <text:p>1768.45420868037</text:p>
              </table:table-cell>
              <table:table-cell office:value-type="float" office:value="0.842600536776338">
                <text:p>0.842600536776338</text:p>
              </table:table-cell>
              <table:table-cell office:value-type="float" office:value="398.854600758689">
                <text:p>398.854600758689</text:p>
              </table:table-cell>
              <table:table-cell office:value-type="float" office:value="0.870621105418885">
                <text:p>0.870621105418885</text:p>
              </table:table-cell>
              <table:table-cell office:value-type="float" office:value="2392.60847738292">
                <text:p>2392.60847738292</text:p>
              </table:table-cell>
              <table:table-cell office:value-type="float" office:value="0.836070138914138">
                <text:p>0.836070138914138</text:p>
              </table:table-cell>
              <table:table-cell office:value-type="float" office:value="2033.66832701645">
                <text:p>2033.66832701645</text:p>
              </table:table-cell>
              <table:table-cell office:value-type="float" office:value="0.819835583459956">
                <text:p>0.819835583459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6.61836452245">
                <text:p>1066.61836452245</text:p>
              </table:table-cell>
              <table:table-cell office:value-type="float" office:value="0.854410531382687">
                <text:p>0.854410531382687</text:p>
              </table:table-cell>
              <table:table-cell office:value-type="float" office:value="419.830225547716">
                <text:p>419.830225547716</text:p>
              </table:table-cell>
              <table:table-cell office:value-type="float" office:value="0.869368201239841">
                <text:p>0.869368201239841</text:p>
              </table:table-cell>
              <table:table-cell office:value-type="float" office:value="2529.51400184836">
                <text:p>2529.51400184836</text:p>
              </table:table-cell>
              <table:table-cell office:value-type="float" office:value="0.835544796008548">
                <text:p>0.835544796008548</text:p>
              </table:table-cell>
              <table:table-cell office:value-type="float" office:value="1926.97015324861">
                <text:p>1926.97015324861</text:p>
              </table:table-cell>
              <table:table-cell office:value-type="float" office:value="0.824976979647704">
                <text:p>0.824976979647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.87937349935">
                <text:p>1645.87937349935</text:p>
              </table:table-cell>
              <table:table-cell office:value-type="float" office:value="0.844072042199307">
                <text:p>0.844072042199307</text:p>
              </table:table-cell>
              <table:table-cell office:value-type="float" office:value="439.383397809981">
                <text:p>439.383397809981</text:p>
              </table:table-cell>
              <table:table-cell office:value-type="float" office:value="0.868517642746161">
                <text:p>0.868517642746161</text:p>
              </table:table-cell>
              <table:table-cell office:value-type="float" office:value="2631.23556498241">
                <text:p>2631.23556498241</text:p>
              </table:table-cell>
              <table:table-cell office:value-type="float" office:value="0.835210094388764">
                <text:p>0.835210094388764</text:p>
              </table:table-cell>
              <table:table-cell office:value-type="float" office:value="2257.36698572352">
                <text:p>2257.36698572352</text:p>
              </table:table-cell>
              <table:table-cell office:value-type="float" office:value="0.817763094360636">
                <text:p>0.817763094360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730382391381">
                <text:p>462.730382391381</text:p>
              </table:table-cell>
              <table:table-cell office:value-type="float" office:value="0.867230300424718">
                <text:p>0.867230300424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.125893315726">
                <text:p>481.125893315726</text:p>
              </table:table-cell>
              <table:table-cell office:value-type="float" office:value="0.866451410970897">
                <text:p>0.866451410970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.526048886785">
                <text:p>503.526048886785</text:p>
              </table:table-cell>
              <table:table-cell office:value-type="float" office:value="0.865680960509167">
                <text:p>0.86568096050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.42292866964">
                <text:p>521.42292866964</text:p>
              </table:table-cell>
              <table:table-cell office:value-type="float" office:value="0.864878164811397">
                <text:p>0.86487816481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.482301874285">
                <text:p>548.482301874285</text:p>
              </table:table-cell>
              <table:table-cell office:value-type="float" office:value="0.864046930459375">
                <text:p>0.8640469304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.522575284637">
                <text:p>565.522575284637</text:p>
              </table:table-cell>
              <table:table-cell office:value-type="float" office:value="0.863276933156452">
                <text:p>0.86327693315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692722527739">
                <text:p>587.692722527739</text:p>
              </table:table-cell>
              <table:table-cell office:value-type="float" office:value="0.862678836466522">
                <text:p>0.86267883646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.889474509447">
                <text:p>607.889474509447</text:p>
              </table:table-cell>
              <table:table-cell office:value-type="float" office:value="0.862155474404189">
                <text:p>0.862155474404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.447605543986">
                <text:p>626.447605543986</text:p>
              </table:table-cell>
              <table:table-cell office:value-type="float" office:value="0.861676329135927">
                <text:p>0.861676329135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.309461545805">
                <text:p>646.309461545805</text:p>
              </table:table-cell>
              <table:table-cell office:value-type="float" office:value="0.861175686303088">
                <text:p>0.861175686303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870186126164">
                <text:p>666.870186126164</text:p>
              </table:table-cell>
              <table:table-cell office:value-type="float" office:value="0.860609169284572">
                <text:p>0.860609169284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.247334644351">
                <text:p>693.247334644351</text:p>
              </table:table-cell>
              <table:table-cell office:value-type="float" office:value="0.860212783121874">
                <text:p>0.86021278312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.798169776994">
                <text:p>715.798169776994</text:p>
              </table:table-cell>
              <table:table-cell office:value-type="float" office:value="0.859742554237737">
                <text:p>0.859742554237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.014506866439">
                <text:p>742.014506866439</text:p>
              </table:table-cell>
              <table:table-cell office:value-type="float" office:value="0.859400612954534">
                <text:p>0.85940061295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4.597336355126">
                <text:p>764.597336355126</text:p>
              </table:table-cell>
              <table:table-cell office:value-type="float" office:value="0.858964923377147">
                <text:p>0.858964923377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.666970147106">
                <text:p>789.666970147106</text:p>
              </table:table-cell>
              <table:table-cell office:value-type="float" office:value="0.858439703225412">
                <text:p>0.85843970322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8.190420425378">
                <text:p>818.190420425378</text:p>
              </table:table-cell>
              <table:table-cell office:value-type="float" office:value="0.857977472891755">
                <text:p>0.85797747289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.782858308541">
                <text:p>836.782858308541</text:p>
              </table:table-cell>
              <table:table-cell office:value-type="float" office:value="0.857598449870461">
                <text:p>0.857598449870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.73828787259">
                <text:p>855.73828787259</text:p>
              </table:table-cell>
              <table:table-cell office:value-type="float" office:value="0.857278447733143">
                <text:p>0.85727844773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.596982225488">
                <text:p>885.596982225488</text:p>
              </table:table-cell>
              <table:table-cell office:value-type="float" office:value="0.856873639047845">
                <text:p>0.856873639047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automatic" chart:symbol-width="0.071cm" chart:symbol-height="0.071cm" chart:link-data-style-to-source="true"/>
      <style:graphic-properties draw:stroke="none" svg:stroke-width="0.071cm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19cm" svg:height="7.616cm" xlink:href="." xlink:type="simple" chart:class="chart:scatter" chart:style-name="ch1">
        <chart:title svg:x="4.042cm" svg:y="0.288cm" chart:style-name="ch2">
          <text:p>Current VS Last Year</text:p>
        </chart:title>
        <chart:legend chart:legend-position="end" svg:x="11.795cm" svg:y="2.762cm" style:legend-expansion="high" chart:style-name="ch3"/>
        <chart:plot-area chart:style-name="ch4" chart:data-source-has-labels="both" svg:x="1.868cm" svg:y="1.345cm" svg:width="9.644cm" svg:height="5.036cm">
          <chartooo:coordinate-region svg:x="2.445cm" svg:y="1.545cm" svg:width="8.695cm" svg:height="4.339cm"/>
          <chart:axis chart:dimension="x" chart:name="primary-x" chart:style-name="ch5" chartooo:axis-type="auto">
            <chart:title svg:x="5.634cm" svg:y="6.533cm" chart:style-name="ch6">
              <text:p>Block Size</text:p>
            </chart:title>
            <chart:categories table:cell-range-address="local-table.$A$2:.$A$40"/>
            <chart:grid chart:style-name="ch7" chart:class="major"/>
          </chart:axis>
          <chart:axis chart:dimension="y" chart:name="primary-y" chart:style-name="ch5">
            <chart:title svg:x="0.451cm" svg:y="3.532cm" chart:style-name="ch6">
              <text:p>Ratio</text:p>
            </chart:title>
            <chart:grid chart:style-name="ch7" chart:class="major"/>
          </chart:axis>
          <chart:series chart:style-name="ch8" chart:values-cell-range-address="local-table.$C$2:.$C$40" chart:label-cell-address="local-table.$C$1" chart:class="chart:scatter">
            <chart:domain table:cell-range-address="local-table.$B$2:.$B$40"/>
            <chart:data-point chart:repeated="39"/>
          </chart:series>
          <chart:series chart:style-name="ch8" chart:values-cell-range-address="local-table.$E$2:.$E$40" chart:label-cell-address="local-table.$E$1" chart:class="chart:scatter">
            <chart:domain table:cell-range-address="local-table.$D$2:.$D$40"/>
            <chart:data-point chart:repeated="39"/>
          </chart:series>
          <chart:series chart:style-name="ch8" chart:values-cell-range-address="local-table.$G$2:.$G$40" chart:label-cell-address="local-table.$G$1" chart:class="chart:scatter">
            <chart:domain table:cell-range-address="local-table.$F$2:.$F$40"/>
            <chart:data-point chart:repeated="39"/>
          </chart:series>
          <chart:series chart:style-name="ch8" chart:values-cell-range-address="local-table.$I$2:.$I$40" chart:label-cell-address="local-table.$I$1" chart:class="chart:scatter">
            <chart:domain table:cell-range-address="local-table.$H$2:.$H$40"/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R</text:p>
              </table:table-cell>
              <table:table-cell office:value-type="string">
                <text:p/>
              </table:table-cell>
              <table:table-cell office:value-type="string">
                <text:p>Winnowing</text:p>
              </table:table-cell>
              <table:table-cell office:value-type="string">
                <text:p/>
              </table:table-cell>
              <table:table-cell office:value-type="string">
                <text:p>2min</text:p>
              </table:table-cell>
              <table:table-cell office:value-type="string">
                <text:p/>
              </table:table-cell>
              <table:table-cell office:value-type="string">
                <text:p>TD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276004730161">
                <text:p>112.276004730161</text:p>
              </table:table-cell>
              <table:table-cell office:value-type="float" office:value="0.451778043448194">
                <text:p>0.451778043448194</text:p>
              </table:table-cell>
              <table:table-cell office:value-type="float" office:value="49.7996982326422">
                <text:p>49.7996982326422</text:p>
              </table:table-cell>
              <table:table-cell office:value-type="float" office:value="0.553860126601425">
                <text:p>0.553860126601425</text:p>
              </table:table-cell>
              <table:table-cell office:value-type="float" office:value="222.956178572616">
                <text:p>222.956178572616</text:p>
              </table:table-cell>
              <table:table-cell office:value-type="float" office:value="0.416198386585356">
                <text:p>0.416198386585356</text:p>
              </table:table-cell>
              <table:table-cell office:value-type="float" office:value="195.392460633144">
                <text:p>195.392460633144</text:p>
              </table:table-cell>
              <table:table-cell office:value-type="float" office:value="0.418634688005043">
                <text:p>0.4186346880050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.871110997554">
                <text:p>171.871110997554</text:p>
              </table:table-cell>
              <table:table-cell office:value-type="float" office:value="0.411720939995334">
                <text:p>0.411720939995334</text:p>
              </table:table-cell>
              <table:table-cell office:value-type="float" office:value="74.9224911327855">
                <text:p>74.9224911327855</text:p>
              </table:table-cell>
              <table:table-cell office:value-type="float" office:value="0.513458771250308">
                <text:p>0.513458771250308</text:p>
              </table:table-cell>
              <table:table-cell office:value-type="float" office:value="342.711796243544">
                <text:p>342.711796243544</text:p>
              </table:table-cell>
              <table:table-cell office:value-type="float" office:value="0.379904062476326">
                <text:p>0.379904062476326</text:p>
              </table:table-cell>
              <table:table-cell office:value-type="float" office:value="302.799591294456">
                <text:p>302.799591294456</text:p>
              </table:table-cell>
              <table:table-cell office:value-type="float" office:value="0.372944739881036">
                <text:p>0.372944739881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.197553352225">
                <text:p>223.197553352225</text:p>
              </table:table-cell>
              <table:table-cell office:value-type="float" office:value="0.379335918955925">
                <text:p>0.379335918955925</text:p>
              </table:table-cell>
              <table:table-cell office:value-type="float" office:value="100.90833097634">
                <text:p>100.90833097634</text:p>
              </table:table-cell>
              <table:table-cell office:value-type="float" office:value="0.485547545983431">
                <text:p>0.485547545983431</text:p>
              </table:table-cell>
              <table:table-cell office:value-type="float" office:value="490.554050838862">
                <text:p>490.554050838862</text:p>
              </table:table-cell>
              <table:table-cell office:value-type="float" office:value="0.341801013574054">
                <text:p>0.341801013574054</text:p>
              </table:table-cell>
              <table:table-cell office:value-type="float" office:value="396.822257665519">
                <text:p>396.822257665519</text:p>
              </table:table-cell>
              <table:table-cell office:value-type="float" office:value="0.349901172035856">
                <text:p>0.349901172035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.977374722037">
                <text:p>334.977374722037</text:p>
              </table:table-cell>
              <table:table-cell office:value-type="float" office:value="0.376569983107663">
                <text:p>0.376569983107663</text:p>
              </table:table-cell>
              <table:table-cell office:value-type="float" office:value="122.722671906704">
                <text:p>122.722671906704</text:p>
              </table:table-cell>
              <table:table-cell office:value-type="float" office:value="0.46354486300779">
                <text:p>0.46354486300779</text:p>
              </table:table-cell>
              <table:table-cell office:value-type="float" office:value="620.100883086466">
                <text:p>620.100883086466</text:p>
              </table:table-cell>
              <table:table-cell office:value-type="float" office:value="0.326982721261819">
                <text:p>0.326982721261819</text:p>
              </table:table-cell>
              <table:table-cell office:value-type="float" office:value="516.944143977135">
                <text:p>516.944143977135</text:p>
              </table:table-cell>
              <table:table-cell office:value-type="float" office:value="0.314352772832818">
                <text:p>0.314352772832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.770491656675">
                <text:p>410.770491656675</text:p>
              </table:table-cell>
              <table:table-cell office:value-type="float" office:value="0.326168240083924">
                <text:p>0.326168240083924</text:p>
              </table:table-cell>
              <table:table-cell office:value-type="float" office:value="144.177044421785">
                <text:p>144.177044421785</text:p>
              </table:table-cell>
              <table:table-cell office:value-type="float" office:value="0.443607488847892">
                <text:p>0.443607488847892</text:p>
              </table:table-cell>
              <table:table-cell office:value-type="float" office:value="736.959848485857">
                <text:p>736.959848485857</text:p>
              </table:table-cell>
              <table:table-cell office:value-type="float" office:value="0.315736881050904">
                <text:p>0.315736881050904</text:p>
              </table:table-cell>
              <table:table-cell office:value-type="float" office:value="638.256853301516">
                <text:p>638.256853301516</text:p>
              </table:table-cell>
              <table:table-cell office:value-type="float" office:value="0.294519889262748">
                <text:p>0.294519889262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.274980222268">
                <text:p>456.274980222268</text:p>
              </table:table-cell>
              <table:table-cell office:value-type="float" office:value="0.305625536298657">
                <text:p>0.305625536298657</text:p>
              </table:table-cell>
              <table:table-cell office:value-type="float" office:value="167.447591769359">
                <text:p>167.447591769359</text:p>
              </table:table-cell>
              <table:table-cell office:value-type="float" office:value="0.430584494993809">
                <text:p>0.430584494993809</text:p>
              </table:table-cell>
              <table:table-cell office:value-type="float" office:value="882.617660153586">
                <text:p>882.617660153586</text:p>
              </table:table-cell>
              <table:table-cell office:value-type="float" office:value="0.305178634413179">
                <text:p>0.305178634413179</text:p>
              </table:table-cell>
              <table:table-cell office:value-type="float" office:value="732.980272502196">
                <text:p>732.980272502196</text:p>
              </table:table-cell>
              <table:table-cell office:value-type="float" office:value="0.282344779822797">
                <text:p>0.282344779822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8.329078509553">
                <text:p>618.329078509553</text:p>
              </table:table-cell>
              <table:table-cell office:value-type="float" office:value="0.308577540530858">
                <text:p>0.308577540530858</text:p>
              </table:table-cell>
              <table:table-cell office:value-type="float" office:value="191.048506309993">
                <text:p>191.048506309993</text:p>
              </table:table-cell>
              <table:table-cell office:value-type="float" office:value="0.417081425837987">
                <text:p>0.417081425837987</text:p>
              </table:table-cell>
              <table:table-cell office:value-type="float" office:value="1077.36306427341">
                <text:p>1077.36306427341</text:p>
              </table:table-cell>
              <table:table-cell office:value-type="float" office:value="0.2894690850135">
                <text:p>0.2894690850135</text:p>
              </table:table-cell>
              <table:table-cell office:value-type="float" office:value="851.078925966256">
                <text:p>851.078925966256</text:p>
              </table:table-cell>
              <table:table-cell office:value-type="float" office:value="0.28108450799342">
                <text:p>0.28108450799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7.644660659655">
                <text:p>507.644660659655</text:p>
              </table:table-cell>
              <table:table-cell office:value-type="float" office:value="0.316387456938135">
                <text:p>0.316387456938135</text:p>
              </table:table-cell>
              <table:table-cell office:value-type="float" office:value="212.733166817326">
                <text:p>212.733166817326</text:p>
              </table:table-cell>
              <table:table-cell office:value-type="float" office:value="0.406159206207272">
                <text:p>0.406159206207272</text:p>
              </table:table-cell>
              <table:table-cell office:value-type="float" office:value="1242.01034655293">
                <text:p>1242.01034655293</text:p>
              </table:table-cell>
              <table:table-cell office:value-type="float" office:value="0.27753515942805">
                <text:p>0.27753515942805</text:p>
              </table:table-cell>
              <table:table-cell office:value-type="float" office:value="875.823874586797">
                <text:p>875.823874586797</text:p>
              </table:table-cell>
              <table:table-cell office:value-type="float" office:value="0.289147707842327">
                <text:p>0.289147707842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3.9809511237">
                <text:p>733.9809511237</text:p>
              </table:table-cell>
              <table:table-cell office:value-type="float" office:value="0.322937308488977">
                <text:p>0.322937308488977</text:p>
              </table:table-cell>
              <table:table-cell office:value-type="float" office:value="236.504724013487">
                <text:p>236.504724013487</text:p>
              </table:table-cell>
              <table:table-cell office:value-type="float" office:value="0.396185792018299">
                <text:p>0.396185792018299</text:p>
              </table:table-cell>
              <table:table-cell office:value-type="float" office:value="1357.96673744536">
                <text:p>1357.96673744536</text:p>
              </table:table-cell>
              <table:table-cell office:value-type="float" office:value="0.273126083406264">
                <text:p>0.273126083406264</text:p>
              </table:table-cell>
              <table:table-cell office:value-type="float" office:value="1052.32398553951">
                <text:p>1052.32398553951</text:p>
              </table:table-cell>
              <table:table-cell office:value-type="float" office:value="0.292187980916282">
                <text:p>0.292187980916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7.600847647169">
                <text:p>677.600847647169</text:p>
              </table:table-cell>
              <table:table-cell office:value-type="float" office:value="0.303179707406775">
                <text:p>0.303179707406775</text:p>
              </table:table-cell>
              <table:table-cell office:value-type="float" office:value="259.031718813475">
                <text:p>259.031718813475</text:p>
              </table:table-cell>
              <table:table-cell office:value-type="float" office:value="0.385534800629689">
                <text:p>0.385534800629689</text:p>
              </table:table-cell>
              <table:table-cell office:value-type="float" office:value="1487.26485989389">
                <text:p>1487.26485989389</text:p>
              </table:table-cell>
              <table:table-cell office:value-type="float" office:value="0.262845752215985">
                <text:p>0.262845752215985</text:p>
              </table:table-cell>
              <table:table-cell office:value-type="float" office:value="1153.08096738053">
                <text:p>1153.08096738053</text:p>
              </table:table-cell>
              <table:table-cell office:value-type="float" office:value="0.283685673008367">
                <text:p>0.283685673008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0.021753793401">
                <text:p>970.021753793401</text:p>
              </table:table-cell>
              <table:table-cell office:value-type="float" office:value="0.269871828248373">
                <text:p>0.269871828248373</text:p>
              </table:table-cell>
              <table:table-cell office:value-type="float" office:value="278.840500812588">
                <text:p>278.840500812588</text:p>
              </table:table-cell>
              <table:table-cell office:value-type="float" office:value="0.379821415883646">
                <text:p>0.379821415883646</text:p>
              </table:table-cell>
              <table:table-cell office:value-type="float" office:value="1612.8403120203">
                <text:p>1612.8403120203</text:p>
              </table:table-cell>
              <table:table-cell office:value-type="float" office:value="0.258373575383011">
                <text:p>0.258373575383011</text:p>
              </table:table-cell>
              <table:table-cell office:value-type="float" office:value="1332.44381530568">
                <text:p>1332.44381530568</text:p>
              </table:table-cell>
              <table:table-cell office:value-type="float" office:value="0.26004579301201">
                <text:p>0.26004579301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9.107309672716">
                <text:p>769.107309672716</text:p>
              </table:table-cell>
              <table:table-cell office:value-type="float" office:value="0.290412340157775">
                <text:p>0.290412340157775</text:p>
              </table:table-cell>
              <table:table-cell office:value-type="float" office:value="300.370941899752">
                <text:p>300.370941899752</text:p>
              </table:table-cell>
              <table:table-cell office:value-type="float" office:value="0.372938959925654">
                <text:p>0.372938959925654</text:p>
              </table:table-cell>
              <table:table-cell office:value-type="float" office:value="1736.6892201638">
                <text:p>1736.6892201638</text:p>
              </table:table-cell>
              <table:table-cell office:value-type="float" office:value="0.255676418955581">
                <text:p>0.255676418955581</text:p>
              </table:table-cell>
              <table:table-cell office:value-type="float" office:value="1360.85751197621">
                <text:p>1360.85751197621</text:p>
              </table:table-cell>
              <table:table-cell office:value-type="float" office:value="0.24479826149111">
                <text:p>0.24479826149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5.01713757806">
                <text:p>1025.01713757806</text:p>
              </table:table-cell>
              <table:table-cell office:value-type="float" office:value="0.247738353757483">
                <text:p>0.247738353757483</text:p>
              </table:table-cell>
              <table:table-cell office:value-type="float" office:value="319.043558651922">
                <text:p>319.043558651922</text:p>
              </table:table-cell>
              <table:table-cell office:value-type="float" office:value="0.36759502510626">
                <text:p>0.36759502510626</text:p>
              </table:table-cell>
              <table:table-cell office:value-type="float" office:value="1831.28538506062">
                <text:p>1831.28538506062</text:p>
              </table:table-cell>
              <table:table-cell office:value-type="float" office:value="0.253712325778918">
                <text:p>0.253712325778918</text:p>
              </table:table-cell>
              <table:table-cell office:value-type="float" office:value="1508.0352219093">
                <text:p>1508.0352219093</text:p>
              </table:table-cell>
              <table:table-cell office:value-type="float" office:value="0.233656271242354">
                <text:p>0.2336562712423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2.26525345812">
                <text:p>1042.26525345812</text:p>
              </table:table-cell>
              <table:table-cell office:value-type="float" office:value="0.264329206238147">
                <text:p>0.264329206238147</text:p>
              </table:table-cell>
              <table:table-cell office:value-type="float" office:value="338.068417065119">
                <text:p>338.068417065119</text:p>
              </table:table-cell>
              <table:table-cell office:value-type="float" office:value="0.362424778903593">
                <text:p>0.362424778903593</text:p>
              </table:table-cell>
              <table:table-cell office:value-type="float" office:value="1947.5519015765">
                <text:p>1947.5519015765</text:p>
              </table:table-cell>
              <table:table-cell office:value-type="float" office:value="0.251599536257422">
                <text:p>0.251599536257422</text:p>
              </table:table-cell>
              <table:table-cell office:value-type="float" office:value="1586.18391975449">
                <text:p>1586.18391975449</text:p>
              </table:table-cell>
              <table:table-cell office:value-type="float" office:value="0.232925407598581">
                <text:p>0.232925407598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.58848534634">
                <text:p>1357.58848534634</text:p>
              </table:table-cell>
              <table:table-cell office:value-type="float" office:value="0.26822230067725">
                <text:p>0.26822230067725</text:p>
              </table:table-cell>
              <table:table-cell office:value-type="float" office:value="354.802809501482">
                <text:p>354.802809501482</text:p>
              </table:table-cell>
              <table:table-cell office:value-type="float" office:value="0.358482380199319">
                <text:p>0.358482380199319</text:p>
              </table:table-cell>
              <table:table-cell office:value-type="float" office:value="2066.76344787032">
                <text:p>2066.76344787032</text:p>
              </table:table-cell>
              <table:table-cell office:value-type="float" office:value="0.249849668669168">
                <text:p>0.249849668669168</text:p>
              </table:table-cell>
              <table:table-cell office:value-type="float" office:value="1823.68730315341">
                <text:p>1823.68730315341</text:p>
              </table:table-cell>
              <table:table-cell office:value-type="float" office:value="0.229968095727255">
                <text:p>0.229968095727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2.05351146849">
                <text:p>1032.05351146849</text:p>
              </table:table-cell>
              <table:table-cell office:value-type="float" office:value="0.297067292475972">
                <text:p>0.297067292475972</text:p>
              </table:table-cell>
              <table:table-cell office:value-type="float" office:value="377.53489930071">
                <text:p>377.53489930071</text:p>
              </table:table-cell>
              <table:table-cell office:value-type="float" office:value="0.348039000346496">
                <text:p>0.348039000346496</text:p>
              </table:table-cell>
              <table:table-cell office:value-type="float" office:value="2160.27886421368">
                <text:p>2160.27886421368</text:p>
              </table:table-cell>
              <table:table-cell office:value-type="float" office:value="0.248301277856157">
                <text:p>0.248301277856157</text:p>
              </table:table-cell>
              <table:table-cell office:value-type="float" office:value="1754.50745845584">
                <text:p>1754.50745845584</text:p>
              </table:table-cell>
              <table:table-cell office:value-type="float" office:value="0.25870540501542">
                <text:p>0.25870540501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8.45420868037">
                <text:p>1768.45420868037</text:p>
              </table:table-cell>
              <table:table-cell office:value-type="float" office:value="0.233608090455374">
                <text:p>0.233608090455374</text:p>
              </table:table-cell>
              <table:table-cell office:value-type="float" office:value="398.854600758689">
                <text:p>398.854600758689</text:p>
              </table:table-cell>
              <table:table-cell office:value-type="float" office:value="0.344115072617773">
                <text:p>0.344115072617773</text:p>
              </table:table-cell>
              <table:table-cell office:value-type="float" office:value="2392.60847738292">
                <text:p>2392.60847738292</text:p>
              </table:table-cell>
              <table:table-cell office:value-type="float" office:value="0.230272169727562">
                <text:p>0.230272169727562</text:p>
              </table:table-cell>
              <table:table-cell office:value-type="float" office:value="2033.66832701645">
                <text:p>2033.66832701645</text:p>
              </table:table-cell>
              <table:table-cell office:value-type="float" office:value="0.219255507914765">
                <text:p>0.219255507914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6.61836452245">
                <text:p>1066.61836452245</text:p>
              </table:table-cell>
              <table:table-cell office:value-type="float" office:value="0.285956854099546">
                <text:p>0.285956854099546</text:p>
              </table:table-cell>
              <table:table-cell office:value-type="float" office:value="419.830225547716">
                <text:p>419.830225547716</text:p>
              </table:table-cell>
              <table:table-cell office:value-type="float" office:value="0.339830654189258">
                <text:p>0.339830654189258</text:p>
              </table:table-cell>
              <table:table-cell office:value-type="float" office:value="2529.51400184836">
                <text:p>2529.51400184836</text:p>
              </table:table-cell>
              <table:table-cell office:value-type="float" office:value="0.224646805569581">
                <text:p>0.224646805569581</text:p>
              </table:table-cell>
              <table:table-cell office:value-type="float" office:value="1926.97015324861">
                <text:p>1926.97015324861</text:p>
              </table:table-cell>
              <table:table-cell office:value-type="float" office:value="0.253271760329848">
                <text:p>0.2532717603298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.87937349935">
                <text:p>1645.87937349935</text:p>
              </table:table-cell>
              <table:table-cell office:value-type="float" office:value="0.230475630095268">
                <text:p>0.230475630095268</text:p>
              </table:table-cell>
              <table:table-cell office:value-type="float" office:value="439.383397809981">
                <text:p>439.383397809981</text:p>
              </table:table-cell>
              <table:table-cell office:value-type="float" office:value="0.336322219839205">
                <text:p>0.336322219839205</text:p>
              </table:table-cell>
              <table:table-cell office:value-type="float" office:value="2631.23556498241">
                <text:p>2631.23556498241</text:p>
              </table:table-cell>
              <table:table-cell office:value-type="float" office:value="0.223339851047189">
                <text:p>0.223339851047189</text:p>
              </table:table-cell>
              <table:table-cell office:value-type="float" office:value="2257.36698572352">
                <text:p>2257.36698572352</text:p>
              </table:table-cell>
              <table:table-cell office:value-type="float" office:value="0.218266989920281">
                <text:p>0.218266989920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730382391381">
                <text:p>462.730382391381</text:p>
              </table:table-cell>
              <table:table-cell office:value-type="float" office:value="0.332076854670475">
                <text:p>0.33207685467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.125893315726">
                <text:p>481.125893315726</text:p>
              </table:table-cell>
              <table:table-cell office:value-type="float" office:value="0.328999062135208">
                <text:p>0.328999062135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.526048886785">
                <text:p>503.526048886785</text:p>
              </table:table-cell>
              <table:table-cell office:value-type="float" office:value="0.325483244550102">
                <text:p>0.32548324455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.42292866964">
                <text:p>521.42292866964</text:p>
              </table:table-cell>
              <table:table-cell office:value-type="float" office:value="0.322033110342858">
                <text:p>0.32203311034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.482301874285">
                <text:p>548.482301874285</text:p>
              </table:table-cell>
              <table:table-cell office:value-type="float" office:value="0.318633641529539">
                <text:p>0.318633641529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.522575284637">
                <text:p>565.522575284637</text:p>
              </table:table-cell>
              <table:table-cell office:value-type="float" office:value="0.316339441695412">
                <text:p>0.31633944169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692722527739">
                <text:p>587.692722527739</text:p>
              </table:table-cell>
              <table:table-cell office:value-type="float" office:value="0.314344958708715">
                <text:p>0.31434495870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.889474509447">
                <text:p>607.889474509447</text:p>
              </table:table-cell>
              <table:table-cell office:value-type="float" office:value="0.312560475898477">
                <text:p>0.312560475898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.447605543986">
                <text:p>626.447605543986</text:p>
              </table:table-cell>
              <table:table-cell office:value-type="float" office:value="0.311029805778206">
                <text:p>0.311029805778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.309461545805">
                <text:p>646.309461545805</text:p>
              </table:table-cell>
              <table:table-cell office:value-type="float" office:value="0.309199022165431">
                <text:p>0.309199022165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870186126164">
                <text:p>666.870186126164</text:p>
              </table:table-cell>
              <table:table-cell office:value-type="float" office:value="0.307687440807966">
                <text:p>0.307687440807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.247334644351">
                <text:p>693.247334644351</text:p>
              </table:table-cell>
              <table:table-cell office:value-type="float" office:value="0.306315221280662">
                <text:p>0.30631522128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.798169776994">
                <text:p>715.798169776994</text:p>
              </table:table-cell>
              <table:table-cell office:value-type="float" office:value="0.30474448452882">
                <text:p>0.3047444845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.014506866439">
                <text:p>742.014506866439</text:p>
              </table:table-cell>
              <table:table-cell office:value-type="float" office:value="0.303429565471635">
                <text:p>0.30342956547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4.597336355126">
                <text:p>764.597336355126</text:p>
              </table:table-cell>
              <table:table-cell office:value-type="float" office:value="0.301751407682836">
                <text:p>0.30175140768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.666970147106">
                <text:p>789.666970147106</text:p>
              </table:table-cell>
              <table:table-cell office:value-type="float" office:value="0.2997114413568">
                <text:p>0.299711441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8.190420425378">
                <text:p>818.190420425378</text:p>
              </table:table-cell>
              <table:table-cell office:value-type="float" office:value="0.297723721684654">
                <text:p>0.29772372168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.782858308541">
                <text:p>836.782858308541</text:p>
              </table:table-cell>
              <table:table-cell office:value-type="float" office:value="0.296243510597219">
                <text:p>0.296243510597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.73828787259">
                <text:p>855.73828787259</text:p>
              </table:table-cell>
              <table:table-cell office:value-type="float" office:value="0.294760683969444">
                <text:p>0.294760683969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.596982225488">
                <text:p>885.596982225488</text:p>
              </table:table-cell>
              <table:table-cell office:value-type="float" office:value="0.292950357360386">
                <text:p>0.29295035736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72953" draw:fill-color="#77295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23cm" svg:y="0.316cm" chart:style-name="ch2">
          <text:p>6 month</text:p>
        </chart:title>
        <chart:legend chart:legend-position="end" svg:x="13.095cm" svg:y="3.454cm" style:legend-expansion="high" chart:style-name="ch3"/>
        <chart:plot-area chart:style-name="ch4" table:cell-range-address="Sheet2.N3:Sheet2.O21 Sheet2.G3:Sheet2.G41 Sheet2.C3:Sheet2.C21 Sheet2.K3:Sheet2.K21" chart:data-source-has-labels="row" svg:x="1.331cm" svg:y="1.301cm" svg:width="11.444cm" svg:height="6.168cm">
          <chartooo:coordinate-region svg:x="2.058cm" svg:y="1.5cm" svg:width="10.346cm" svg:height="5.322cm"/>
          <chart:axis chart:dimension="x" chart:name="primary-x" chart:style-name="ch5">
            <chart:title svg:x="5.937cm" svg:y="7.649cm" chart:style-name="ch6">
              <text:p>Avg Block Size
</text:p>
            </chart:title>
          </chart:axis>
          <chart:axis chart:dimension="y" chart:name="primary-y" chart:style-name="ch5">
            <chart:title svg:x="0.451cm" svg:y="4.826cm" chart:style-name="ch7">
              <text:p>Ratio</text:p>
            </chart:title>
            <chart:grid chart:style-name="ch8" chart:class="major"/>
          </chart:axis>
          <chart:series chart:style-name="ch9" chart:values-cell-range-address="Sheet2.O3:Sheet2.O21" chart:label-cell-address="kr" chart:class="chart:scatter">
            <chart:domain table:cell-range-address="Sheet2.N3:Sheet2.N21"/>
            <chart:data-point chart:repeated="19"/>
          </chart:series>
          <chart:series chart:style-name="ch10" chart:values-cell-range-address="Sheet2.G3:Sheet2.G41" chart:label-cell-address="winnowing" chart:class="chart:scatter">
            <chart:domain table:cell-range-address="Sheet2.F3:Sheet2.F41"/>
            <chart:data-point chart:repeated="39"/>
          </chart:series>
          <chart:series chart:style-name="ch11" chart:values-cell-range-address="Sheet2.C3:Sheet2.C21" chart:label-cell-address="2min" chart:class="chart:scatter">
            <chart:domain table:cell-range-address="Sheet2.B3:Sheet2.B21"/>
            <chart:data-point chart:repeated="19"/>
          </chart:series>
          <chart:series chart:style-name="ch12" chart:values-cell-range-address="Sheet2.K3:Sheet2.K21" chart:label-cell-address="tddd" chart:class="chart:scatter">
            <chart:domain table:cell-range-address="Sheet2.J3:Sheet2.J21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kr</text:p>
              </table:table-cell>
              <table:table-cell office:value-type="string">
                <text:p>Column F</text:p>
              </table:table-cell>
              <table:table-cell office:value-type="string">
                <text:p>winnowing</text:p>
              </table:table-cell>
              <table:table-cell office:value-type="string">
                <text:p>Column B</text:p>
              </table:table-cell>
              <table:table-cell office:value-type="string">
                <text:p>2min</text:p>
              </table:table-cell>
              <table:table-cell office:value-type="string">
                <text:p>Column J</text:p>
              </table:table-cell>
              <table:table-cell office:value-type="string">
                <text:p>td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861783113739">
                <text:p>112.861783113739</text:p>
                <draw:g>
                  <svg:desc>Sheet2.N3:Sheet2.N21</svg:desc>
                </draw:g>
              </table:table-cell>
              <table:table-cell office:value-type="float" office:value="0.485725140154162">
                <text:p>0.485725140154162</text:p>
                <draw:g>
                  <svg:desc>Sheet2.O3:Sheet2.O21</svg:desc>
                </draw:g>
              </table:table-cell>
              <table:table-cell office:value-type="float" office:value="49.9475325223806">
                <text:p>49.9475325223806</text:p>
                <draw:g>
                  <svg:desc>Sheet2.F3:Sheet2.F41</svg:desc>
                </draw:g>
              </table:table-cell>
              <table:table-cell office:value-type="float" office:value="0.606735199778469">
                <text:p>0.606735199778469</text:p>
                <draw:g>
                  <svg:desc>Sheet2.G3:Sheet2.G41</svg:desc>
                </draw:g>
              </table:table-cell>
              <table:table-cell office:value-type="float" office:value="222.501745177812">
                <text:p>222.501745177812</text:p>
                <draw:g>
                  <svg:desc>Sheet2.B3:Sheet2.B21</svg:desc>
                </draw:g>
              </table:table-cell>
              <table:table-cell office:value-type="float" office:value="0.444916146014198">
                <text:p>0.444916146014198</text:p>
                <draw:g>
                  <svg:desc>Sheet2.C3:Sheet2.C21</svg:desc>
                </draw:g>
              </table:table-cell>
              <table:table-cell office:value-type="float" office:value="314.790110527081">
                <text:p>314.790110527081</text:p>
                <draw:g>
                  <svg:desc>Sheet2.J3:Sheet2.J21</svg:desc>
                </draw:g>
              </table:table-cell>
              <table:table-cell office:value-type="float" office:value="0.375033142576515">
                <text:p>0.375033142576515</text:p>
                <draw:g>
                  <svg:desc>Sheet2.K3:Sheet2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.109549117227">
                <text:p>176.109549117227</text:p>
              </table:table-cell>
              <table:table-cell office:value-type="float" office:value="0.438500740874629">
                <text:p>0.438500740874629</text:p>
              </table:table-cell>
              <table:table-cell office:value-type="float" office:value="75.1023834741233">
                <text:p>75.1023834741233</text:p>
              </table:table-cell>
              <table:table-cell office:value-type="float" office:value="0.559303017094967">
                <text:p>0.559303017094967</text:p>
              </table:table-cell>
              <table:table-cell office:value-type="float" office:value="343.115802173676">
                <text:p>343.115802173676</text:p>
              </table:table-cell>
              <table:table-cell office:value-type="float" office:value="0.397845145349177">
                <text:p>0.397845145349177</text:p>
              </table:table-cell>
              <table:table-cell office:value-type="float" office:value="477.241661529637">
                <text:p>477.241661529637</text:p>
              </table:table-cell>
              <table:table-cell office:value-type="float" office:value="0.34218225409693">
                <text:p>0.34218225409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.35812347551">
                <text:p>224.35812347551</text:p>
              </table:table-cell>
              <table:table-cell office:value-type="float" office:value="0.397838282608353">
                <text:p>0.397838282608353</text:p>
              </table:table-cell>
              <table:table-cell office:value-type="float" office:value="101.263056449916">
                <text:p>101.263056449916</text:p>
              </table:table-cell>
              <table:table-cell office:value-type="float" office:value="0.52523119678539">
                <text:p>0.52523119678539</text:p>
              </table:table-cell>
              <table:table-cell office:value-type="float" office:value="494.441360016681">
                <text:p>494.441360016681</text:p>
              </table:table-cell>
              <table:table-cell office:value-type="float" office:value="0.352468071583626">
                <text:p>0.352468071583626</text:p>
              </table:table-cell>
              <table:table-cell office:value-type="float" office:value="617.519398998652">
                <text:p>617.519398998652</text:p>
              </table:table-cell>
              <table:table-cell office:value-type="float" office:value="0.320240686455648">
                <text:p>0.320240686455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5.209950867179">
                <text:p>345.209950867179</text:p>
              </table:table-cell>
              <table:table-cell office:value-type="float" office:value="0.387925730688704">
                <text:p>0.387925730688704</text:p>
              </table:table-cell>
              <table:table-cell office:value-type="float" office:value="122.990357168969">
                <text:p>122.990357168969</text:p>
              </table:table-cell>
              <table:table-cell office:value-type="float" office:value="0.498335726004402">
                <text:p>0.498335726004402</text:p>
              </table:table-cell>
              <table:table-cell office:value-type="float" office:value="618.779970700762">
                <text:p>618.779970700762</text:p>
              </table:table-cell>
              <table:table-cell office:value-type="float" office:value="0.333432611073199">
                <text:p>0.333432611073199</text:p>
              </table:table-cell>
              <table:table-cell office:value-type="float" office:value="831.686452555407">
                <text:p>831.686452555407</text:p>
              </table:table-cell>
              <table:table-cell office:value-type="float" office:value="0.315993575615006">
                <text:p>0.315993575615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1.802046262694">
                <text:p>411.802046262694</text:p>
              </table:table-cell>
              <table:table-cell office:value-type="float" office:value="0.338124732135973">
                <text:p>0.338124732135973</text:p>
              </table:table-cell>
              <table:table-cell office:value-type="float" office:value="144.773549949223">
                <text:p>144.773549949223</text:p>
              </table:table-cell>
              <table:table-cell office:value-type="float" office:value="0.474330478646199">
                <text:p>0.474330478646199</text:p>
              </table:table-cell>
              <table:table-cell office:value-type="float" office:value="738.534638224281">
                <text:p>738.534638224281</text:p>
              </table:table-cell>
              <table:table-cell office:value-type="float" office:value="0.318860608102907">
                <text:p>0.318860608102907</text:p>
              </table:table-cell>
              <table:table-cell office:value-type="float" office:value="1028.34783286189">
                <text:p>1028.34783286189</text:p>
              </table:table-cell>
              <table:table-cell office:value-type="float" office:value="0.254711097120299">
                <text:p>0.254711097120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3.131746135373">
                <text:p>473.131746135373</text:p>
              </table:table-cell>
              <table:table-cell office:value-type="float" office:value="0.311408099922318">
                <text:p>0.311408099922318</text:p>
              </table:table-cell>
              <table:table-cell office:value-type="float" office:value="167.920995780217">
                <text:p>167.920995780217</text:p>
              </table:table-cell>
              <table:table-cell office:value-type="float" office:value="0.458780642506557">
                <text:p>0.458780642506557</text:p>
              </table:table-cell>
              <table:table-cell office:value-type="float" office:value="882.24066729396">
                <text:p>882.24066729396</text:p>
              </table:table-cell>
              <table:table-cell office:value-type="float" office:value="0.305670946993151">
                <text:p>0.305670946993151</text:p>
              </table:table-cell>
              <table:table-cell office:value-type="float" office:value="1211.71292243582">
                <text:p>1211.71292243582</text:p>
              </table:table-cell>
              <table:table-cell office:value-type="float" office:value="0.253976481802401">
                <text:p>0.2539764818024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3.23880769668">
                <text:p>623.23880769668</text:p>
              </table:table-cell>
              <table:table-cell office:value-type="float" office:value="0.310497201862126">
                <text:p>0.310497201862126</text:p>
              </table:table-cell>
              <table:table-cell office:value-type="float" office:value="191.403822761566">
                <text:p>191.403822761566</text:p>
              </table:table-cell>
              <table:table-cell office:value-type="float" office:value="0.44314784082399">
                <text:p>0.44314784082399</text:p>
              </table:table-cell>
              <table:table-cell office:value-type="float" office:value="1069.86697896571">
                <text:p>1069.86697896571</text:p>
              </table:table-cell>
              <table:table-cell office:value-type="float" office:value="0.286813928507843">
                <text:p>0.286813928507843</text:p>
              </table:table-cell>
              <table:table-cell office:value-type="float" office:value="1409.98836838588">
                <text:p>1409.98836838588</text:p>
              </table:table-cell>
              <table:table-cell office:value-type="float" office:value="0.246575382400015">
                <text:p>0.246575382400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0.983323413438">
                <text:p>530.983323413438</text:p>
              </table:table-cell>
              <table:table-cell office:value-type="float" office:value="0.322220411580731">
                <text:p>0.322220411580731</text:p>
              </table:table-cell>
              <table:table-cell office:value-type="float" office:value="213.442977734934">
                <text:p>213.442977734934</text:p>
              </table:table-cell>
              <table:table-cell office:value-type="float" office:value="0.42900616137501">
                <text:p>0.42900616137501</text:p>
              </table:table-cell>
              <table:table-cell office:value-type="float" office:value="1240.99788032769">
                <text:p>1240.99788032769</text:p>
              </table:table-cell>
              <table:table-cell office:value-type="float" office:value="0.272496010652103">
                <text:p>0.272496010652103</text:p>
              </table:table-cell>
              <table:table-cell office:value-type="float" office:value="1412.64605376759">
                <text:p>1412.64605376759</text:p>
              </table:table-cell>
              <table:table-cell office:value-type="float" office:value="0.23656066657246">
                <text:p>0.23656066657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7.788831614565">
                <text:p>727.788831614565</text:p>
              </table:table-cell>
              <table:table-cell office:value-type="float" office:value="0.315910272464974">
                <text:p>0.315910272464974</text:p>
              </table:table-cell>
              <table:table-cell office:value-type="float" office:value="237.451714560016">
                <text:p>237.451714560016</text:p>
              </table:table-cell>
              <table:table-cell office:value-type="float" office:value="0.417208593219648">
                <text:p>0.417208593219648</text:p>
              </table:table-cell>
              <table:table-cell office:value-type="float" office:value="1363.73126648375">
                <text:p>1363.73126648375</text:p>
              </table:table-cell>
              <table:table-cell office:value-type="float" office:value="0.266163791785681">
                <text:p>0.266163791785681</text:p>
              </table:table-cell>
              <table:table-cell office:value-type="float" office:value="1736.07277750689">
                <text:p>1736.07277750689</text:p>
              </table:table-cell>
              <table:table-cell office:value-type="float" office:value="0.248292115430515">
                <text:p>0.248292115430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1.754080205969">
                <text:p>681.754080205969</text:p>
              </table:table-cell>
              <table:table-cell office:value-type="float" office:value="0.302037109990771">
                <text:p>0.302037109990771</text:p>
              </table:table-cell>
              <table:table-cell office:value-type="float" office:value="260.223151897359">
                <text:p>260.223151897359</text:p>
              </table:table-cell>
              <table:table-cell office:value-type="float" office:value="0.406406210009062">
                <text:p>0.406406210009062</text:p>
              </table:table-cell>
              <table:table-cell office:value-type="float" office:value="1490.51534038305">
                <text:p>1490.51534038305</text:p>
              </table:table-cell>
              <table:table-cell office:value-type="float" office:value="0.260698403769996">
                <text:p>0.260698403769996</text:p>
              </table:table-cell>
              <table:table-cell office:value-type="float" office:value="1815.40063119629">
                <text:p>1815.40063119629</text:p>
              </table:table-cell>
              <table:table-cell office:value-type="float" office:value="0.247804837271295">
                <text:p>0.247804837271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6.445551681484">
                <text:p>976.445551681484</text:p>
              </table:table-cell>
              <table:table-cell office:value-type="float" office:value="0.264603681766873">
                <text:p>0.264603681766873</text:p>
              </table:table-cell>
              <table:table-cell office:value-type="float" office:value="279.977068641196">
                <text:p>279.977068641196</text:p>
              </table:table-cell>
              <table:table-cell office:value-type="float" office:value="0.398956327048437">
                <text:p>0.398956327048437</text:p>
              </table:table-cell>
              <table:table-cell office:value-type="float" office:value="1615.84849583063">
                <text:p>1615.84849583063</text:p>
              </table:table-cell>
              <table:table-cell office:value-type="float" office:value="0.254943062470121">
                <text:p>0.254943062470121</text:p>
              </table:table-cell>
              <table:table-cell office:value-type="float" office:value="2192.36626343977">
                <text:p>2192.36626343977</text:p>
              </table:table-cell>
              <table:table-cell office:value-type="float" office:value="0.206815224765735">
                <text:p>0.206815224765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6.322393605698">
                <text:p>766.322393605698</text:p>
              </table:table-cell>
              <table:table-cell office:value-type="float" office:value="0.288340596944481">
                <text:p>0.288340596944481</text:p>
              </table:table-cell>
              <table:table-cell office:value-type="float" office:value="301.081739631958">
                <text:p>301.081739631958</text:p>
              </table:table-cell>
              <table:table-cell office:value-type="float" office:value="0.389566643914219">
                <text:p>0.389566643914219</text:p>
              </table:table-cell>
              <table:table-cell office:value-type="float" office:value="1741.48317311178">
                <text:p>1741.48317311178</text:p>
              </table:table-cell>
              <table:table-cell office:value-type="float" office:value="0.25070701764749">
                <text:p>0.25070701764749</text:p>
              </table:table-cell>
              <table:table-cell office:value-type="float" office:value="2094.89326445823">
                <text:p>2094.89326445823</text:p>
              </table:table-cell>
              <table:table-cell office:value-type="float" office:value="0.209307913700234">
                <text:p>0.209307913700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5.01988286818">
                <text:p>1035.01988286818</text:p>
              </table:table-cell>
              <table:table-cell office:value-type="float" office:value="0.239978561781693">
                <text:p>0.239978561781693</text:p>
              </table:table-cell>
              <table:table-cell office:value-type="float" office:value="320.10476922467">
                <text:p>320.10476922467</text:p>
              </table:table-cell>
              <table:table-cell office:value-type="float" office:value="0.383457443541632">
                <text:p>0.383457443541632</text:p>
              </table:table-cell>
              <table:table-cell office:value-type="float" office:value="1843.33714717723">
                <text:p>1843.33714717723</text:p>
              </table:table-cell>
              <table:table-cell office:value-type="float" office:value="0.247800500493755">
                <text:p>0.247800500493755</text:p>
              </table:table-cell>
              <table:table-cell office:value-type="float" office:value="2429.81005744183">
                <text:p>2429.81005744183</text:p>
              </table:table-cell>
              <table:table-cell office:value-type="float" office:value="0.191809125155323">
                <text:p>0.191809125155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4.88798114909">
                <text:p>1084.88798114909</text:p>
              </table:table-cell>
              <table:table-cell office:value-type="float" office:value="0.256956782235666">
                <text:p>0.256956782235666</text:p>
              </table:table-cell>
              <table:table-cell office:value-type="float" office:value="339.063320599483">
                <text:p>339.063320599483</text:p>
              </table:table-cell>
              <table:table-cell office:value-type="float" office:value="0.377444983563825">
                <text:p>0.377444983563825</text:p>
              </table:table-cell>
              <table:table-cell office:value-type="float" office:value="1962.3733862643">
                <text:p>1962.3733862643</text:p>
              </table:table-cell>
              <table:table-cell office:value-type="float" office:value="0.244761688462525">
                <text:p>0.244761688462525</text:p>
              </table:table-cell>
              <table:table-cell office:value-type="float" office:value="2615.50363178341">
                <text:p>2615.50363178341</text:p>
              </table:table-cell>
              <table:table-cell office:value-type="float" office:value="0.178419703437489">
                <text:p>0.1784197034374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5.83647872271">
                <text:p>1375.83647872271</text:p>
              </table:table-cell>
              <table:table-cell office:value-type="float" office:value="0.253573742093923">
                <text:p>0.253573742093923</text:p>
              </table:table-cell>
              <table:table-cell office:value-type="float" office:value="356.206034159569">
                <text:p>356.206034159569</text:p>
              </table:table-cell>
              <table:table-cell office:value-type="float" office:value="0.372107910653732">
                <text:p>0.372107910653732</text:p>
              </table:table-cell>
              <table:table-cell office:value-type="float" office:value="2083.43935077932">
                <text:p>2083.43935077932</text:p>
              </table:table-cell>
              <table:table-cell office:value-type="float" office:value="0.242371376400051">
                <text:p>0.242371376400051</text:p>
              </table:table-cell>
              <table:table-cell office:value-type="float" office:value="2850.59441133997">
                <text:p>2850.59441133997</text:p>
              </table:table-cell>
              <table:table-cell office:value-type="float" office:value="0.19031473725679">
                <text:p>0.190314737256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0.14477595894">
                <text:p>1030.14477595894</text:p>
              </table:table-cell>
              <table:table-cell office:value-type="float" office:value="0.290629307284112">
                <text:p>0.290629307284112</text:p>
              </table:table-cell>
              <table:table-cell office:value-type="float" office:value="379.699184023251">
                <text:p>379.699184023251</text:p>
              </table:table-cell>
              <table:table-cell office:value-type="float" office:value="0.36087582138364">
                <text:p>0.36087582138364</text:p>
              </table:table-cell>
              <table:table-cell office:value-type="float" office:value="2174.87861305982">
                <text:p>2174.87861305982</text:p>
              </table:table-cell>
              <table:table-cell office:value-type="float" office:value="0.240184593157449">
                <text:p>0.240184593157449</text:p>
              </table:table-cell>
              <table:table-cell office:value-type="float" office:value="2750.42099347067">
                <text:p>2750.42099347067</text:p>
              </table:table-cell>
              <table:table-cell office:value-type="float" office:value="0.209620630047639">
                <text:p>0.209620630047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5.86386426634">
                <text:p>1755.86386426634</text:p>
              </table:table-cell>
              <table:table-cell office:value-type="float" office:value="0.214839781565726">
                <text:p>0.214839781565726</text:p>
              </table:table-cell>
              <table:table-cell office:value-type="float" office:value="400.867850639394">
                <text:p>400.867850639394</text:p>
              </table:table-cell>
              <table:table-cell office:value-type="float" office:value="0.356035842301978">
                <text:p>0.356035842301978</text:p>
              </table:table-cell>
              <table:table-cell office:value-type="float" office:value="2405.95353167099">
                <text:p>2405.95353167099</text:p>
              </table:table-cell>
              <table:table-cell office:value-type="float" office:value="0.220916918771624">
                <text:p>0.220916918771624</text:p>
              </table:table-cell>
              <table:table-cell office:value-type="float" office:value="3397.87874635255">
                <text:p>3397.87874635255</text:p>
              </table:table-cell>
              <table:table-cell office:value-type="float" office:value="0.16546308738816">
                <text:p>0.16546308738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6.89578187415">
                <text:p>1076.89578187415</text:p>
              </table:table-cell>
              <table:table-cell office:value-type="float" office:value="0.278300530445386">
                <text:p>0.278300530445386</text:p>
              </table:table-cell>
              <table:table-cell office:value-type="float" office:value="421.035208818651">
                <text:p>421.035208818651</text:p>
              </table:table-cell>
              <table:table-cell office:value-type="float" office:value="0.350755064418672">
                <text:p>0.350755064418672</text:p>
              </table:table-cell>
              <table:table-cell office:value-type="float" office:value="2546.54309096708">
                <text:p>2546.54309096708</text:p>
              </table:table-cell>
              <table:table-cell office:value-type="float" office:value="0.213317620039517">
                <text:p>0.213317620039517</text:p>
              </table:table-cell>
              <table:table-cell office:value-type="float" office:value="3121.81037446717">
                <text:p>3121.81037446717</text:p>
              </table:table-cell>
              <table:table-cell office:value-type="float" office:value="0.221019302921657">
                <text:p>0.221019302921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51.4026836394">
                <text:p>1651.4026836394</text:p>
              </table:table-cell>
              <table:table-cell office:value-type="float" office:value="0.209992068423969">
                <text:p>0.209992068423969</text:p>
              </table:table-cell>
              <table:table-cell office:value-type="float" office:value="439.970280332931">
                <text:p>439.970280332931</text:p>
              </table:table-cell>
              <table:table-cell office:value-type="float" office:value="0.346728341531386">
                <text:p>0.346728341531386</text:p>
              </table:table-cell>
              <table:table-cell office:value-type="float" office:value="2652.76441773236">
                <text:p>2652.76441773236</text:p>
              </table:table-cell>
              <table:table-cell office:value-type="float" office:value="0.211145858843228">
                <text:p>0.211145858843228</text:p>
              </table:table-cell>
              <table:table-cell office:value-type="float" office:value="3746.09062424309">
                <text:p>3746.09062424309</text:p>
              </table:table-cell>
              <table:table-cell office:value-type="float" office:value="0.154944563323313">
                <text:p>0.154944563323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.072318154193">
                <text:p>463.072318154193</text:p>
              </table:table-cell>
              <table:table-cell office:value-type="float" office:value="0.341679856956612">
                <text:p>0.341679856956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325211735577">
                <text:p>483.325211735577</text:p>
              </table:table-cell>
              <table:table-cell office:value-type="float" office:value="0.337924188562844">
                <text:p>0.33792418856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.034619245357">
                <text:p>507.034619245357</text:p>
              </table:table-cell>
              <table:table-cell office:value-type="float" office:value="0.333837965959628">
                <text:p>0.33383796595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525435731077">
                <text:p>525.525435731077</text:p>
              </table:table-cell>
              <table:table-cell office:value-type="float" office:value="0.329623668858539">
                <text:p>0.329623668858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947187031021">
                <text:p>550.947187031021</text:p>
              </table:table-cell>
              <table:table-cell office:value-type="float" office:value="0.325800499845431">
                <text:p>0.325800499845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.747049774764">
                <text:p>567.747049774764</text:p>
              </table:table-cell>
              <table:table-cell office:value-type="float" office:value="0.322031183788342">
                <text:p>0.322031183788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693510488814">
                <text:p>587.693510488814</text:p>
              </table:table-cell>
              <table:table-cell office:value-type="float" office:value="0.318919636615342">
                <text:p>0.31891963661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.723925192244">
                <text:p>609.723925192244</text:p>
              </table:table-cell>
              <table:table-cell office:value-type="float" office:value="0.316540088340724">
                <text:p>0.316540088340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.977073140599">
                <text:p>630.977073140599</text:p>
              </table:table-cell>
              <table:table-cell office:value-type="float" office:value="0.314177373243371">
                <text:p>0.31417737324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.383489601395">
                <text:p>648.383489601395</text:p>
              </table:table-cell>
              <table:table-cell office:value-type="float" office:value="0.312080867719681">
                <text:p>0.312080867719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.996506991541">
                <text:p>668.996506991541</text:p>
              </table:table-cell>
              <table:table-cell office:value-type="float" office:value="0.309818443498393">
                <text:p>0.309818443498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.087790533388">
                <text:p>695.087790533388</text:p>
              </table:table-cell>
              <table:table-cell office:value-type="float" office:value="0.308056497909172">
                <text:p>0.308056497909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.855820970856">
                <text:p>719.855820970856</text:p>
              </table:table-cell>
              <table:table-cell office:value-type="float" office:value="0.30624561831137">
                <text:p>0.3062456183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.183483568469">
                <text:p>745.183483568469</text:p>
              </table:table-cell>
              <table:table-cell office:value-type="float" office:value="0.304561348919347">
                <text:p>0.304561348919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.318217423055">
                <text:p>767.318217423055</text:p>
              </table:table-cell>
              <table:table-cell office:value-type="float" office:value="0.302461284643323">
                <text:p>0.302461284643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.206680591259">
                <text:p>793.206680591259</text:p>
              </table:table-cell>
              <table:table-cell office:value-type="float" office:value="0.298851612960036">
                <text:p>0.29885161296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.968581242658">
                <text:p>814.968581242658</text:p>
              </table:table-cell>
              <table:table-cell office:value-type="float" office:value="0.296551021434306">
                <text:p>0.296551021434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.763620610286">
                <text:p>832.763620610286</text:p>
              </table:table-cell>
              <table:table-cell office:value-type="float" office:value="0.294575296141626">
                <text:p>0.29457529614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92396461234">
                <text:p>850.92396461234</text:p>
              </table:table-cell>
              <table:table-cell office:value-type="float" office:value="0.292871026054455">
                <text:p>0.292871026054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8.519875376953">
                <text:p>888.519875376953</text:p>
              </table:table-cell>
              <table:table-cell office:value-type="float" office:value="0.290611197190134">
                <text:p>0.29061119719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72953" draw:fill-color="#77295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ast year</text:p>
        </chart:title>
        <chart:legend chart:legend-position="end" svg:x="13.095cm" svg:y="3.454cm" style:legend-expansion="high" chart:style-name="ch3"/>
        <chart:plot-area chart:style-name="ch4" table:cell-range-address="Sheet2.N47:Sheet2.O65 Sheet2.G47:Sheet2.G85 Sheet2.C47:Sheet2.C65 Sheet2.K46:Sheet2.K64" chart:data-source-has-labels="row" svg:x="1.331cm" svg:y="1.301cm" svg:width="11.444cm" svg:height="6.538cm">
          <chartooo:coordinate-region svg:x="2.058cm" svg:y="1.501cm" svg:width="10.346cm" svg:height="5.691cm"/>
          <chart:axis chart:dimension="x" chart:name="primary-x" chart:style-name="ch5">
            <chart:title svg:x="5.937cm" svg:y="8.019cm" chart:style-name="ch6">
              <text:p>Avg Block Size</text:p>
            </chart:title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Sheet2.O47:Sheet2.O65" chart:label-cell-address="kr" chart:class="chart:scatter">
            <chart:domain table:cell-range-address="Sheet2.N47:Sheet2.N65"/>
            <chart:data-point chart:repeated="19"/>
          </chart:series>
          <chart:series chart:style-name="ch10" chart:values-cell-range-address="Sheet2.G47:Sheet2.G85" chart:label-cell-address="winnowing" chart:class="chart:scatter">
            <chart:domain table:cell-range-address="Sheet2.F47:Sheet2.F85"/>
            <chart:data-point chart:repeated="39"/>
          </chart:series>
          <chart:series chart:style-name="ch11" chart:values-cell-range-address="Sheet2.C47:Sheet2.C65" chart:label-cell-address="2min" chart:class="chart:scatter">
            <chart:domain table:cell-range-address="Sheet2.B47:Sheet2.B65"/>
            <chart:data-point chart:repeated="19"/>
          </chart:series>
          <chart:series chart:style-name="ch12" chart:values-cell-range-address="Sheet2.K46:Sheet2.K64" chart:label-cell-address="tddd" chart:class="chart:scatter">
            <chart:domain table:cell-range-address="Sheet2.J46:Sheet2.J64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kr</text:p>
              </table:table-cell>
              <table:table-cell office:value-type="string">
                <text:p>Column F</text:p>
              </table:table-cell>
              <table:table-cell office:value-type="string">
                <text:p>winnowing</text:p>
              </table:table-cell>
              <table:table-cell office:value-type="string">
                <text:p>Column B</text:p>
              </table:table-cell>
              <table:table-cell office:value-type="string">
                <text:p>2min</text:p>
              </table:table-cell>
              <table:table-cell office:value-type="string">
                <text:p>Column J</text:p>
              </table:table-cell>
              <table:table-cell office:value-type="string">
                <text:p>td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861783113739">
                <text:p>112.861783113739</text:p>
                <draw:g>
                  <svg:desc>Sheet2.N47:Sheet2.N65</svg:desc>
                </draw:g>
              </table:table-cell>
              <table:table-cell office:value-type="float" office:value="0.428272326572729">
                <text:p>0.428272326572729</text:p>
                <draw:g>
                  <svg:desc>Sheet2.O47:Sheet2.O65</svg:desc>
                </draw:g>
              </table:table-cell>
              <table:table-cell office:value-type="float" office:value="49.9475325223806">
                <text:p>49.9475325223806</text:p>
                <draw:g>
                  <svg:desc>Sheet2.F47:Sheet2.F85</svg:desc>
                </draw:g>
              </table:table-cell>
              <table:table-cell office:value-type="float" office:value="0.533386341526766">
                <text:p>0.533386341526766</text:p>
                <draw:g>
                  <svg:desc>Sheet2.G47:Sheet2.G85</svg:desc>
                </draw:g>
              </table:table-cell>
              <table:table-cell office:value-type="float" office:value="222.501745177812">
                <text:p>222.501745177812</text:p>
                <draw:g>
                  <svg:desc>Sheet2.B47:Sheet2.B65</svg:desc>
                </draw:g>
              </table:table-cell>
              <table:table-cell office:value-type="float" office:value="0.391201316059364">
                <text:p>0.391201316059364</text:p>
                <draw:g>
                  <svg:desc>Sheet2.C47:Sheet2.C65</svg:desc>
                </draw:g>
              </table:table-cell>
              <table:table-cell office:value-type="float" office:value="314.790110527081">
                <text:p>314.790110527081</text:p>
                <draw:g>
                  <svg:desc>Sheet2.J46:Sheet2.J64</svg:desc>
                </draw:g>
              </table:table-cell>
              <table:table-cell office:value-type="float" office:value="0.344569948180652">
                <text:p>0.344569948180652</text:p>
                <draw:g>
                  <svg:desc>Sheet2.K46:Sheet2.K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.109549117227">
                <text:p>176.109549117227</text:p>
              </table:table-cell>
              <table:table-cell office:value-type="float" office:value="0.385876588121452">
                <text:p>0.385876588121452</text:p>
              </table:table-cell>
              <table:table-cell office:value-type="float" office:value="75.1023834741233">
                <text:p>75.1023834741233</text:p>
              </table:table-cell>
              <table:table-cell office:value-type="float" office:value="0.490643218927289">
                <text:p>0.490643218927289</text:p>
              </table:table-cell>
              <table:table-cell office:value-type="float" office:value="343.115802173676">
                <text:p>343.115802173676</text:p>
              </table:table-cell>
              <table:table-cell office:value-type="float" office:value="0.353294164709514">
                <text:p>0.353294164709514</text:p>
              </table:table-cell>
              <table:table-cell office:value-type="float" office:value="477.241661529637">
                <text:p>477.241661529637</text:p>
              </table:table-cell>
              <table:table-cell office:value-type="float" office:value="0.31085385855647">
                <text:p>0.31085385855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.35812347551">
                <text:p>224.35812347551</text:p>
              </table:table-cell>
              <table:table-cell office:value-type="float" office:value="0.353007845813315">
                <text:p>0.353007845813315</text:p>
              </table:table-cell>
              <table:table-cell office:value-type="float" office:value="101.263056449916">
                <text:p>101.263056449916</text:p>
              </table:table-cell>
              <table:table-cell office:value-type="float" office:value="0.462429892311178">
                <text:p>0.462429892311178</text:p>
              </table:table-cell>
              <table:table-cell office:value-type="float" office:value="494.441360016681">
                <text:p>494.441360016681</text:p>
              </table:table-cell>
              <table:table-cell office:value-type="float" office:value="0.314667675117031">
                <text:p>0.314667675117031</text:p>
              </table:table-cell>
              <table:table-cell office:value-type="float" office:value="617.519398998652">
                <text:p>617.519398998652</text:p>
              </table:table-cell>
              <table:table-cell office:value-type="float" office:value="0.286767224488988">
                <text:p>0.286767224488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5.209950867179">
                <text:p>345.209950867179</text:p>
              </table:table-cell>
              <table:table-cell office:value-type="float" office:value="0.347282317066449">
                <text:p>0.347282317066449</text:p>
              </table:table-cell>
              <table:table-cell office:value-type="float" office:value="122.990357168969">
                <text:p>122.990357168969</text:p>
              </table:table-cell>
              <table:table-cell office:value-type="float" office:value="0.440155956268287">
                <text:p>0.440155956268287</text:p>
              </table:table-cell>
              <table:table-cell office:value-type="float" office:value="618.779970700762">
                <text:p>618.779970700762</text:p>
              </table:table-cell>
              <table:table-cell office:value-type="float" office:value="0.300407784635341">
                <text:p>0.300407784635341</text:p>
              </table:table-cell>
              <table:table-cell office:value-type="float" office:value="831.686452555407">
                <text:p>831.686452555407</text:p>
              </table:table-cell>
              <table:table-cell office:value-type="float" office:value="0.285736655407884">
                <text:p>0.285736655407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1.802046262694">
                <text:p>411.802046262694</text:p>
              </table:table-cell>
              <table:table-cell office:value-type="float" office:value="0.297932317602367">
                <text:p>0.297932317602367</text:p>
              </table:table-cell>
              <table:table-cell office:value-type="float" office:value="144.773549949223">
                <text:p>144.773549949223</text:p>
              </table:table-cell>
              <table:table-cell office:value-type="float" office:value="0.418062874054311">
                <text:p>0.418062874054311</text:p>
              </table:table-cell>
              <table:table-cell office:value-type="float" office:value="738.534638224281">
                <text:p>738.534638224281</text:p>
              </table:table-cell>
              <table:table-cell office:value-type="float" office:value="0.28673634352139">
                <text:p>0.28673634352139</text:p>
              </table:table-cell>
              <table:table-cell office:value-type="float" office:value="1028.34783286189">
                <text:p>1028.34783286189</text:p>
              </table:table-cell>
              <table:table-cell office:value-type="float" office:value="0.233817237837265">
                <text:p>0.233817237837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3.131746135373">
                <text:p>473.131746135373</text:p>
              </table:table-cell>
              <table:table-cell office:value-type="float" office:value="0.276589577977257">
                <text:p>0.276589577977257</text:p>
              </table:table-cell>
              <table:table-cell office:value-type="float" office:value="167.920995780217">
                <text:p>167.920995780217</text:p>
              </table:table-cell>
              <table:table-cell office:value-type="float" office:value="0.404408866135973">
                <text:p>0.404408866135973</text:p>
              </table:table-cell>
              <table:table-cell office:value-type="float" office:value="882.24066729396">
                <text:p>882.24066729396</text:p>
              </table:table-cell>
              <table:table-cell office:value-type="float" office:value="0.275947823441975">
                <text:p>0.275947823441975</text:p>
              </table:table-cell>
              <table:table-cell office:value-type="float" office:value="1211.71292243582">
                <text:p>1211.71292243582</text:p>
              </table:table-cell>
              <table:table-cell office:value-type="float" office:value="0.227568545216521">
                <text:p>0.227568545216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3.23880769668">
                <text:p>623.23880769668</text:p>
              </table:table-cell>
              <table:table-cell office:value-type="float" office:value="0.277768813354587">
                <text:p>0.277768813354587</text:p>
              </table:table-cell>
              <table:table-cell office:value-type="float" office:value="191.403822761566">
                <text:p>191.403822761566</text:p>
              </table:table-cell>
              <table:table-cell office:value-type="float" office:value="0.390569461381094">
                <text:p>0.390569461381094</text:p>
              </table:table-cell>
              <table:table-cell office:value-type="float" office:value="1069.86697896571">
                <text:p>1069.86697896571</text:p>
              </table:table-cell>
              <table:table-cell office:value-type="float" office:value="0.259866081370231">
                <text:p>0.259866081370231</text:p>
              </table:table-cell>
              <table:table-cell office:value-type="float" office:value="1409.98836838588">
                <text:p>1409.98836838588</text:p>
              </table:table-cell>
              <table:table-cell office:value-type="float" office:value="0.223756063675861">
                <text:p>0.223756063675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0.983323413438">
                <text:p>530.983323413438</text:p>
              </table:table-cell>
              <table:table-cell office:value-type="float" office:value="0.286310798589883">
                <text:p>0.286310798589883</text:p>
              </table:table-cell>
              <table:table-cell office:value-type="float" office:value="213.442977734934">
                <text:p>213.442977734934</text:p>
              </table:table-cell>
              <table:table-cell office:value-type="float" office:value="0.378456777010121">
                <text:p>0.378456777010121</text:p>
              </table:table-cell>
              <table:table-cell office:value-type="float" office:value="1240.99788032769">
                <text:p>1240.99788032769</text:p>
              </table:table-cell>
              <table:table-cell office:value-type="float" office:value="0.247471254452123">
                <text:p>0.247471254452123</text:p>
              </table:table-cell>
              <table:table-cell office:value-type="float" office:value="1412.64605376759">
                <text:p>1412.64605376759</text:p>
              </table:table-cell>
              <table:table-cell office:value-type="float" office:value="0.214780715093838">
                <text:p>0.214780715093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7.788831614565">
                <text:p>727.788831614565</text:p>
              </table:table-cell>
              <table:table-cell office:value-type="float" office:value="0.286869227161129">
                <text:p>0.286869227161129</text:p>
              </table:table-cell>
              <table:table-cell office:value-type="float" office:value="237.451714560016">
                <text:p>237.451714560016</text:p>
              </table:table-cell>
              <table:table-cell office:value-type="float" office:value="0.368457536971458">
                <text:p>0.368457536971458</text:p>
              </table:table-cell>
              <table:table-cell office:value-type="float" office:value="1363.73126648375">
                <text:p>1363.73126648375</text:p>
              </table:table-cell>
              <table:table-cell office:value-type="float" office:value="0.24241160454047">
                <text:p>0.24241160454047</text:p>
              </table:table-cell>
              <table:table-cell office:value-type="float" office:value="1736.07277750689">
                <text:p>1736.07277750689</text:p>
              </table:table-cell>
              <table:table-cell office:value-type="float" office:value="0.225996265405158">
                <text:p>0.225996265405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1.754080205969">
                <text:p>681.754080205969</text:p>
              </table:table-cell>
              <table:table-cell office:value-type="float" office:value="0.273790771550553">
                <text:p>0.273790771550553</text:p>
              </table:table-cell>
              <table:table-cell office:value-type="float" office:value="260.223151897359">
                <text:p>260.223151897359</text:p>
              </table:table-cell>
              <table:table-cell office:value-type="float" office:value="0.358274758272751">
                <text:p>0.358274758272751</text:p>
              </table:table-cell>
              <table:table-cell office:value-type="float" office:value="1490.51534038305">
                <text:p>1490.51534038305</text:p>
              </table:table-cell>
              <table:table-cell office:value-type="float" office:value="0.21872352324011">
                <text:p>0.21872352324011</text:p>
              </table:table-cell>
              <table:table-cell office:value-type="float" office:value="1815.40063119629">
                <text:p>1815.40063119629</text:p>
              </table:table-cell>
              <table:table-cell office:value-type="float" office:value="0.228554731681435">
                <text:p>0.228554731681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6.445551681484">
                <text:p>976.445551681484</text:p>
              </table:table-cell>
              <table:table-cell office:value-type="float" office:value="0.236310398533084">
                <text:p>0.236310398533084</text:p>
              </table:table-cell>
              <table:table-cell office:value-type="float" office:value="279.977068641196">
                <text:p>279.977068641196</text:p>
              </table:table-cell>
              <table:table-cell office:value-type="float" office:value="0.352508893321501">
                <text:p>0.352508893321501</text:p>
              </table:table-cell>
              <table:table-cell office:value-type="float" office:value="1615.84849583063">
                <text:p>1615.84849583063</text:p>
              </table:table-cell>
              <table:table-cell office:value-type="float" office:value="0.214084032161024">
                <text:p>0.214084032161024</text:p>
              </table:table-cell>
              <table:table-cell office:value-type="float" office:value="2192.36626343977">
                <text:p>2192.36626343977</text:p>
              </table:table-cell>
              <table:table-cell office:value-type="float" office:value="0.184239300506999">
                <text:p>0.184239300506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6.322393605698">
                <text:p>766.322393605698</text:p>
              </table:table-cell>
              <table:table-cell office:value-type="float" office:value="0.259309436317052">
                <text:p>0.259309436317052</text:p>
              </table:table-cell>
              <table:table-cell office:value-type="float" office:value="301.081739631958">
                <text:p>301.081739631958</text:p>
              </table:table-cell>
              <table:table-cell office:value-type="float" office:value="0.346071431446451">
                <text:p>0.346071431446451</text:p>
              </table:table-cell>
              <table:table-cell office:value-type="float" office:value="1741.48317311178">
                <text:p>1741.48317311178</text:p>
              </table:table-cell>
              <table:table-cell office:value-type="float" office:value="0.211136205326572">
                <text:p>0.211136205326572</text:p>
              </table:table-cell>
              <table:table-cell office:value-type="float" office:value="2094.89326445823">
                <text:p>2094.89326445823</text:p>
              </table:table-cell>
              <table:table-cell office:value-type="float" office:value="0.189798302659866">
                <text:p>0.189798302659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5.01988286818">
                <text:p>1035.01988286818</text:p>
              </table:table-cell>
              <table:table-cell office:value-type="float" office:value="0.214271338882729">
                <text:p>0.214271338882729</text:p>
              </table:table-cell>
              <table:table-cell office:value-type="float" office:value="320.10476922467">
                <text:p>320.10476922467</text:p>
              </table:table-cell>
              <table:table-cell office:value-type="float" office:value="0.340872096964711">
                <text:p>0.340872096964711</text:p>
              </table:table-cell>
              <table:table-cell office:value-type="float" office:value="1843.33714717723">
                <text:p>1843.33714717723</text:p>
              </table:table-cell>
              <table:table-cell office:value-type="float" office:value="0.208785527980946">
                <text:p>0.208785527980946</text:p>
              </table:table-cell>
              <table:table-cell office:value-type="float" office:value="2429.81005744183">
                <text:p>2429.81005744183</text:p>
              </table:table-cell>
              <table:table-cell office:value-type="float" office:value="0.174310573557182">
                <text:p>0.174310573557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4.88798114909">
                <text:p>1084.88798114909</text:p>
              </table:table-cell>
              <table:table-cell office:value-type="float" office:value="0.231407548474659">
                <text:p>0.231407548474659</text:p>
              </table:table-cell>
              <table:table-cell office:value-type="float" office:value="339.063320599483">
                <text:p>339.063320599483</text:p>
              </table:table-cell>
              <table:table-cell office:value-type="float" office:value="0.335879361047012">
                <text:p>0.335879361047012</text:p>
              </table:table-cell>
              <table:table-cell office:value-type="float" office:value="1962.3733862643">
                <text:p>1962.3733862643</text:p>
              </table:table-cell>
              <table:table-cell office:value-type="float" office:value="0.206540737618564">
                <text:p>0.206540737618564</text:p>
              </table:table-cell>
              <table:table-cell office:value-type="float" office:value="2615.50363178341">
                <text:p>2615.50363178341</text:p>
              </table:table-cell>
              <table:table-cell office:value-type="float" office:value="0.162199172300605">
                <text:p>0.162199172300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5.83647872271">
                <text:p>1375.83647872271</text:p>
              </table:table-cell>
              <table:table-cell office:value-type="float" office:value="0.230610511082794">
                <text:p>0.230610511082794</text:p>
              </table:table-cell>
              <table:table-cell office:value-type="float" office:value="356.206034159569">
                <text:p>356.206034159569</text:p>
              </table:table-cell>
              <table:table-cell office:value-type="float" office:value="0.331476703704488">
                <text:p>0.331476703704488</text:p>
              </table:table-cell>
              <table:table-cell office:value-type="float" office:value="2083.43935077932">
                <text:p>2083.43935077932</text:p>
              </table:table-cell>
              <table:table-cell office:value-type="float" office:value="0.204825979281937">
                <text:p>0.204825979281937</text:p>
              </table:table-cell>
              <table:table-cell office:value-type="float" office:value="2850.59441133997">
                <text:p>2850.59441133997</text:p>
              </table:table-cell>
              <table:table-cell office:value-type="float" office:value="0.175176118905238">
                <text:p>0.175176118905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0.14477595894">
                <text:p>1030.14477595894</text:p>
              </table:table-cell>
              <table:table-cell office:value-type="float" office:value="0.267020539513518">
                <text:p>0.267020539513518</text:p>
              </table:table-cell>
              <table:table-cell office:value-type="float" office:value="379.699184023251">
                <text:p>379.699184023251</text:p>
              </table:table-cell>
              <table:table-cell office:value-type="float" office:value="0.320762433701436">
                <text:p>0.320762433701436</text:p>
              </table:table-cell>
              <table:table-cell office:value-type="float" office:value="2174.87861305982">
                <text:p>2174.87861305982</text:p>
              </table:table-cell>
              <table:table-cell office:value-type="float" office:value="0.203083998264019">
                <text:p>0.203083998264019</text:p>
              </table:table-cell>
              <table:table-cell office:value-type="float" office:value="2750.42099347067">
                <text:p>2750.42099347067</text:p>
              </table:table-cell>
              <table:table-cell office:value-type="float" office:value="0.193454095913467">
                <text:p>0.193454095913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5.86386426634">
                <text:p>1755.86386426634</text:p>
              </table:table-cell>
              <table:table-cell office:value-type="float" office:value="0.194149869281921">
                <text:p>0.194149869281921</text:p>
              </table:table-cell>
              <table:table-cell office:value-type="float" office:value="400.867850639394">
                <text:p>400.867850639394</text:p>
              </table:table-cell>
              <table:table-cell office:value-type="float" office:value="0.316911185285599">
                <text:p>0.316911185285599</text:p>
              </table:table-cell>
              <table:table-cell office:value-type="float" office:value="2405.95353167099">
                <text:p>2405.95353167099</text:p>
              </table:table-cell>
              <table:table-cell office:value-type="float" office:value="0.184818984875608">
                <text:p>0.184818984875608</text:p>
              </table:table-cell>
              <table:table-cell office:value-type="float" office:value="3397.87874635255">
                <text:p>3397.87874635255</text:p>
              </table:table-cell>
              <table:table-cell office:value-type="float" office:value="0.151002534175443">
                <text:p>0.1510025341754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6.89578187415">
                <text:p>1076.89578187415</text:p>
              </table:table-cell>
              <table:table-cell office:value-type="float" office:value="0.255940293819594">
                <text:p>0.255940293819594</text:p>
              </table:table-cell>
              <table:table-cell office:value-type="float" office:value="421.035208818651">
                <text:p>421.035208818651</text:p>
              </table:table-cell>
              <table:table-cell office:value-type="float" office:value="0.312386076287725">
                <text:p>0.312386076287725</text:p>
              </table:table-cell>
              <table:table-cell office:value-type="float" office:value="2546.54309096708">
                <text:p>2546.54309096708</text:p>
              </table:table-cell>
              <table:table-cell office:value-type="float" office:value="0.180715680065913">
                <text:p>0.180715680065913</text:p>
              </table:table-cell>
              <table:table-cell office:value-type="float" office:value="3121.81037446717">
                <text:p>3121.81037446717</text:p>
              </table:table-cell>
              <table:table-cell office:value-type="float" office:value="0.205436825991526">
                <text:p>0.205436825991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51.4026836394">
                <text:p>1651.4026836394</text:p>
              </table:table-cell>
              <table:table-cell office:value-type="float" office:value="0.189772519965457">
                <text:p>0.189772519965457</text:p>
              </table:table-cell>
              <table:table-cell office:value-type="float" office:value="439.970280332931">
                <text:p>439.970280332931</text:p>
              </table:table-cell>
              <table:table-cell office:value-type="float" office:value="0.309063653362458">
                <text:p>0.309063653362458</text:p>
              </table:table-cell>
              <table:table-cell office:value-type="float" office:value="2652.76441773236">
                <text:p>2652.76441773236</text:p>
              </table:table-cell>
              <table:table-cell office:value-type="float" office:value="0.179251233028748">
                <text:p>0.179251233028748</text:p>
              </table:table-cell>
              <table:table-cell office:value-type="float" office:value="3746.09062424309">
                <text:p>3746.09062424309</text:p>
              </table:table-cell>
              <table:table-cell office:value-type="float" office:value="0.141408034388232">
                <text:p>0.141408034388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.072318154193">
                <text:p>463.072318154193</text:p>
              </table:table-cell>
              <table:table-cell office:value-type="float" office:value="0.304657070182428">
                <text:p>0.304657070182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325211735577">
                <text:p>483.325211735577</text:p>
              </table:table-cell>
              <table:table-cell office:value-type="float" office:value="0.301434786024421">
                <text:p>0.301434786024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.034619245357">
                <text:p>507.034619245357</text:p>
              </table:table-cell>
              <table:table-cell office:value-type="float" office:value="0.298016903699792">
                <text:p>0.298016903699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525435731077">
                <text:p>525.525435731077</text:p>
              </table:table-cell>
              <table:table-cell office:value-type="float" office:value="0.294355347925405">
                <text:p>0.294355347925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947187031021">
                <text:p>550.947187031021</text:p>
              </table:table-cell>
              <table:table-cell office:value-type="float" office:value="0.290906889944451">
                <text:p>0.290906889944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.747049774764">
                <text:p>567.747049774764</text:p>
              </table:table-cell>
              <table:table-cell office:value-type="float" office:value="0.28854345624199">
                <text:p>0.28854345624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693510488814">
                <text:p>587.693510488814</text:p>
              </table:table-cell>
              <table:table-cell office:value-type="float" office:value="0.286339760937846">
                <text:p>0.286339760937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.723925192244">
                <text:p>609.723925192244</text:p>
              </table:table-cell>
              <table:table-cell office:value-type="float" office:value="0.284433157205667">
                <text:p>0.284433157205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.977073140599">
                <text:p>630.977073140599</text:p>
              </table:table-cell>
              <table:table-cell office:value-type="float" office:value="0.28253269432086">
                <text:p>0.2825326943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.383489601395">
                <text:p>648.383489601395</text:p>
              </table:table-cell>
              <table:table-cell office:value-type="float" office:value="0.280739673540252">
                <text:p>0.28073967354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.996506991541">
                <text:p>668.996506991541</text:p>
              </table:table-cell>
              <table:table-cell office:value-type="float" office:value="0.279302184859026">
                <text:p>0.279302184859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.087790533388">
                <text:p>695.087790533388</text:p>
              </table:table-cell>
              <table:table-cell office:value-type="float" office:value="0.277977726353957">
                <text:p>0.277977726353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.855820970856">
                <text:p>719.855820970856</text:p>
              </table:table-cell>
              <table:table-cell office:value-type="float" office:value="0.276611178658683">
                <text:p>0.276611178658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.183483568469">
                <text:p>745.183483568469</text:p>
              </table:table-cell>
              <table:table-cell office:value-type="float" office:value="0.275325999249652">
                <text:p>0.275325999249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.318217423055">
                <text:p>767.318217423055</text:p>
              </table:table-cell>
              <table:table-cell office:value-type="float" office:value="0.273674840226583">
                <text:p>0.27367484022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.206680591259">
                <text:p>793.206680591259</text:p>
              </table:table-cell>
              <table:table-cell office:value-type="float" office:value="0.270629413355568">
                <text:p>0.270629413355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.968581242658">
                <text:p>814.968581242658</text:p>
              </table:table-cell>
              <table:table-cell office:value-type="float" office:value="0.268589918332033">
                <text:p>0.26858991833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.763620610286">
                <text:p>832.763620610286</text:p>
              </table:table-cell>
              <table:table-cell office:value-type="float" office:value="0.26689610904754">
                <text:p>0.26689610904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92396461234">
                <text:p>850.92396461234</text:p>
              </table:table-cell>
              <table:table-cell office:value-type="float" office:value="0.265472290594078">
                <text:p>0.265472290594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8.519875376953">
                <text:p>888.519875376953</text:p>
              </table:table-cell>
              <table:table-cell office:value-type="float" office:value="0.263612793451109">
                <text:p>0.26361279345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72953" draw:fill-color="#77295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76cm" svg:y="0.316cm" chart:style-name="ch2">
          <text:p>2 years</text:p>
        </chart:title>
        <chart:legend chart:legend-position="end" svg:x="13.095cm" svg:y="3.454cm" style:legend-expansion="high" chart:style-name="ch3"/>
        <chart:plot-area chart:style-name="ch4" table:cell-range-address="Sheet2.N90:Sheet2.O108 Sheet2.G89:Sheet2.G127 Sheet2.C89:Sheet2.C107 Sheet2.K89:Sheet2.K107" chart:data-source-has-labels="row" svg:x="1.331cm" svg:y="1.301cm" svg:width="11.444cm" svg:height="6.538cm">
          <chartooo:coordinate-region svg:x="2.243cm" svg:y="1.5cm" svg:width="10.16cm" svg:height="5.692cm"/>
          <chart:axis chart:dimension="x" chart:name="primary-x" chart:style-name="ch5">
            <chart:title svg:x="5.937cm" svg:y="8.019cm" chart:style-name="ch6">
              <text:p>Avg Block Size</text:p>
            </chart:title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Sheet2.O90:Sheet2.O108" chart:label-cell-address="kr" chart:class="chart:scatter">
            <chart:domain table:cell-range-address="Sheet2.N90:Sheet2.N108"/>
            <chart:data-point chart:repeated="19"/>
          </chart:series>
          <chart:series chart:style-name="ch10" chart:values-cell-range-address="Sheet2.G89:Sheet2.G127" chart:label-cell-address="winnowing" chart:class="chart:scatter">
            <chart:domain table:cell-range-address="Sheet2.F89:Sheet2.F127"/>
            <chart:data-point chart:repeated="39"/>
          </chart:series>
          <chart:series chart:style-name="ch11" chart:values-cell-range-address="Sheet2.C89:Sheet2.C107" chart:label-cell-address="2min" chart:class="chart:scatter">
            <chart:domain table:cell-range-address="Sheet2.B89:Sheet2.B107"/>
            <chart:data-point chart:repeated="19"/>
          </chart:series>
          <chart:series chart:style-name="ch12" chart:values-cell-range-address="Sheet2.K89:Sheet2.K107" chart:label-cell-address="tddd" chart:class="chart:scatter">
            <chart:domain table:cell-range-address="Sheet2.J89:Sheet2.J107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kr</text:p>
              </table:table-cell>
              <table:table-cell office:value-type="string">
                <text:p>Column F</text:p>
              </table:table-cell>
              <table:table-cell office:value-type="string">
                <text:p>winnowing</text:p>
              </table:table-cell>
              <table:table-cell office:value-type="string">
                <text:p>Column B</text:p>
              </table:table-cell>
              <table:table-cell office:value-type="string">
                <text:p>2min</text:p>
              </table:table-cell>
              <table:table-cell office:value-type="string">
                <text:p>Column J</text:p>
              </table:table-cell>
              <table:table-cell office:value-type="string">
                <text:p>td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861783113739">
                <text:p>112.861783113739</text:p>
                <draw:g>
                  <svg:desc>Sheet2.N90:Sheet2.N108</svg:desc>
                </draw:g>
              </table:table-cell>
              <table:table-cell office:value-type="float" office:value="0.362543775926307">
                <text:p>0.362543775926307</text:p>
                <draw:g>
                  <svg:desc>Sheet2.O90:Sheet2.O108</svg:desc>
                </draw:g>
              </table:table-cell>
              <table:table-cell office:value-type="float" office:value="49.9475325223806">
                <text:p>49.9475325223806</text:p>
                <draw:g>
                  <svg:desc>Sheet2.F89:Sheet2.F127</svg:desc>
                </draw:g>
              </table:table-cell>
              <table:table-cell office:value-type="float" office:value="0.444547792959177">
                <text:p>0.444547792959177</text:p>
                <draw:g>
                  <svg:desc>Sheet2.G89:Sheet2.G127</svg:desc>
                </draw:g>
              </table:table-cell>
              <table:table-cell office:value-type="float" office:value="222.501745177812">
                <text:p>222.501745177812</text:p>
                <draw:g>
                  <svg:desc>Sheet2.B89:Sheet2.B107</svg:desc>
                </draw:g>
              </table:table-cell>
              <table:table-cell office:value-type="float" office:value="0.33442032627318">
                <text:p>0.33442032627318</text:p>
                <draw:g>
                  <svg:desc>Sheet2.C89:Sheet2.C107</svg:desc>
                </draw:g>
              </table:table-cell>
              <table:table-cell office:value-type="float" office:value="314.790110527081">
                <text:p>314.790110527081</text:p>
                <draw:g>
                  <svg:desc>Sheet2.J89:Sheet2.J107</svg:desc>
                </draw:g>
              </table:table-cell>
              <table:table-cell office:value-type="float" office:value="0.296973541480069">
                <text:p>0.296973541480069</text:p>
                <draw:g>
                  <svg:desc>Sheet2.K89:Sheet2.K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.109549117227">
                <text:p>176.109549117227</text:p>
              </table:table-cell>
              <table:table-cell office:value-type="float" office:value="0.329102310758445">
                <text:p>0.329102310758445</text:p>
              </table:table-cell>
              <table:table-cell office:value-type="float" office:value="75.1023834741233">
                <text:p>75.1023834741233</text:p>
              </table:table-cell>
              <table:table-cell office:value-type="float" office:value="0.411357397484605">
                <text:p>0.411357397484605</text:p>
              </table:table-cell>
              <table:table-cell office:value-type="float" office:value="343.115802173676">
                <text:p>343.115802173676</text:p>
              </table:table-cell>
              <table:table-cell office:value-type="float" office:value="0.305888820050981">
                <text:p>0.305888820050981</text:p>
              </table:table-cell>
              <table:table-cell office:value-type="float" office:value="477.241661529637">
                <text:p>477.241661529637</text:p>
              </table:table-cell>
              <table:table-cell office:value-type="float" office:value="0.272981100563614">
                <text:p>0.272981100563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.35812347551">
                <text:p>224.35812347551</text:p>
              </table:table-cell>
              <table:table-cell office:value-type="float" office:value="0.30342882788652">
                <text:p>0.30342882788652</text:p>
              </table:table-cell>
              <table:table-cell office:value-type="float" office:value="101.263056449916">
                <text:p>101.263056449916</text:p>
              </table:table-cell>
              <table:table-cell office:value-type="float" office:value="0.389766172624841">
                <text:p>0.389766172624841</text:p>
              </table:table-cell>
              <table:table-cell office:value-type="float" office:value="494.441360016681">
                <text:p>494.441360016681</text:p>
              </table:table-cell>
              <table:table-cell office:value-type="float" office:value="0.273559108245579">
                <text:p>0.273559108245579</text:p>
              </table:table-cell>
              <table:table-cell office:value-type="float" office:value="617.519398998652">
                <text:p>617.519398998652</text:p>
              </table:table-cell>
              <table:table-cell office:value-type="float" office:value="0.251689671206854">
                <text:p>0.251689671206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5.209950867179">
                <text:p>345.209950867179</text:p>
              </table:table-cell>
              <table:table-cell office:value-type="float" office:value="0.302006707641546">
                <text:p>0.302006707641546</text:p>
              </table:table-cell>
              <table:table-cell office:value-type="float" office:value="122.990357168969">
                <text:p>122.990357168969</text:p>
              </table:table-cell>
              <table:table-cell office:value-type="float" office:value="0.373122742109726">
                <text:p>0.373122742109726</text:p>
              </table:table-cell>
              <table:table-cell office:value-type="float" office:value="618.779970700762">
                <text:p>618.779970700762</text:p>
              </table:table-cell>
              <table:table-cell office:value-type="float" office:value="0.26232322883589">
                <text:p>0.26232322883589</text:p>
              </table:table-cell>
              <table:table-cell office:value-type="float" office:value="831.686452555407">
                <text:p>831.686452555407</text:p>
              </table:table-cell>
              <table:table-cell office:value-type="float" office:value="0.24781236276298">
                <text:p>0.24781236276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1.802046262694">
                <text:p>411.802046262694</text:p>
              </table:table-cell>
              <table:table-cell office:value-type="float" office:value="0.258025336315728">
                <text:p>0.258025336315728</text:p>
              </table:table-cell>
              <table:table-cell office:value-type="float" office:value="144.773549949223">
                <text:p>144.773549949223</text:p>
              </table:table-cell>
              <table:table-cell office:value-type="float" office:value="0.355560711489265">
                <text:p>0.355560711489265</text:p>
              </table:table-cell>
              <table:table-cell office:value-type="float" office:value="738.534638224281">
                <text:p>738.534638224281</text:p>
              </table:table-cell>
              <table:table-cell office:value-type="float" office:value="0.253915045536421">
                <text:p>0.253915045536421</text:p>
              </table:table-cell>
              <table:table-cell office:value-type="float" office:value="1028.34783286189">
                <text:p>1028.34783286189</text:p>
              </table:table-cell>
              <table:table-cell office:value-type="float" office:value="0.206651808563849">
                <text:p>0.206651808563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3.131746135373">
                <text:p>473.131746135373</text:p>
              </table:table-cell>
              <table:table-cell office:value-type="float" office:value="0.239172231813217">
                <text:p>0.239172231813217</text:p>
              </table:table-cell>
              <table:table-cell office:value-type="float" office:value="167.920995780217">
                <text:p>167.920995780217</text:p>
              </table:table-cell>
              <table:table-cell office:value-type="float" office:value="0.344866408048412">
                <text:p>0.344866408048412</text:p>
              </table:table-cell>
              <table:table-cell office:value-type="float" office:value="882.24066729396">
                <text:p>882.24066729396</text:p>
              </table:table-cell>
              <table:table-cell office:value-type="float" office:value="0.246240178881522">
                <text:p>0.246240178881522</text:p>
              </table:table-cell>
              <table:table-cell office:value-type="float" office:value="1211.71292243582">
                <text:p>1211.71292243582</text:p>
              </table:table-cell>
              <table:table-cell office:value-type="float" office:value="0.202434866108755">
                <text:p>0.202434866108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3.23880769668">
                <text:p>623.23880769668</text:p>
              </table:table-cell>
              <table:table-cell office:value-type="float" office:value="0.241988239479706">
                <text:p>0.241988239479706</text:p>
              </table:table-cell>
              <table:table-cell office:value-type="float" office:value="191.403822761566">
                <text:p>191.403822761566</text:p>
              </table:table-cell>
              <table:table-cell office:value-type="float" office:value="0.334830597010652">
                <text:p>0.334830597010652</text:p>
              </table:table-cell>
              <table:table-cell office:value-type="float" office:value="1069.86697896571">
                <text:p>1069.86697896571</text:p>
              </table:table-cell>
              <table:table-cell office:value-type="float" office:value="0.232785148530147">
                <text:p>0.232785148530147</text:p>
              </table:table-cell>
              <table:table-cell office:value-type="float" office:value="1409.98836838588">
                <text:p>1409.98836838588</text:p>
              </table:table-cell>
              <table:table-cell office:value-type="float" office:value="0.200140449232204">
                <text:p>0.200140449232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0.983323413438">
                <text:p>530.983323413438</text:p>
              </table:table-cell>
              <table:table-cell office:value-type="float" office:value="0.25255081761106">
                <text:p>0.25255081761106</text:p>
              </table:table-cell>
              <table:table-cell office:value-type="float" office:value="213.442977734934">
                <text:p>213.442977734934</text:p>
              </table:table-cell>
              <table:table-cell office:value-type="float" office:value="0.325208816789615">
                <text:p>0.325208816789615</text:p>
              </table:table-cell>
              <table:table-cell office:value-type="float" office:value="1240.99788032769">
                <text:p>1240.99788032769</text:p>
              </table:table-cell>
              <table:table-cell office:value-type="float" office:value="0.222232531062029">
                <text:p>0.222232531062029</text:p>
              </table:table-cell>
              <table:table-cell office:value-type="float" office:value="1412.64605376759">
                <text:p>1412.64605376759</text:p>
              </table:table-cell>
              <table:table-cell office:value-type="float" office:value="0.193955171947958">
                <text:p>0.1939551719479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7.788831614565">
                <text:p>727.788831614565</text:p>
              </table:table-cell>
              <table:table-cell office:value-type="float" office:value="0.25445105222477">
                <text:p>0.25445105222477</text:p>
              </table:table-cell>
              <table:table-cell office:value-type="float" office:value="237.451714560016">
                <text:p>237.451714560016</text:p>
              </table:table-cell>
              <table:table-cell office:value-type="float" office:value="0.316168236775289">
                <text:p>0.316168236775289</text:p>
              </table:table-cell>
              <table:table-cell office:value-type="float" office:value="1363.73126648375">
                <text:p>1363.73126648375</text:p>
              </table:table-cell>
              <table:table-cell office:value-type="float" office:value="0.218435802811971">
                <text:p>0.218435802811971</text:p>
              </table:table-cell>
              <table:table-cell office:value-type="float" office:value="1736.07277750689">
                <text:p>1736.07277750689</text:p>
              </table:table-cell>
              <table:table-cell office:value-type="float" office:value="0.204542878304773">
                <text:p>0.204542878304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1.754080205969">
                <text:p>681.754080205969</text:p>
              </table:table-cell>
              <table:table-cell office:value-type="float" office:value="0.243653134958312">
                <text:p>0.243653134958312</text:p>
              </table:table-cell>
              <table:table-cell office:value-type="float" office:value="260.223151897359">
                <text:p>260.223151897359</text:p>
              </table:table-cell>
              <table:table-cell office:value-type="float" office:value="0.308927547817748">
                <text:p>0.308927547817748</text:p>
              </table:table-cell>
              <table:table-cell office:value-type="float" office:value="1490.51534038305">
                <text:p>1490.51534038305</text:p>
              </table:table-cell>
              <table:table-cell office:value-type="float" office:value="0.21532719722821">
                <text:p>0.21532719722821</text:p>
              </table:table-cell>
              <table:table-cell office:value-type="float" office:value="1815.40063119629">
                <text:p>1815.40063119629</text:p>
              </table:table-cell>
              <table:table-cell office:value-type="float" office:value="0.208278320130319">
                <text:p>0.208278320130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6.445551681484">
                <text:p>976.445551681484</text:p>
              </table:table-cell>
              <table:table-cell office:value-type="float" office:value="0.208273577431433">
                <text:p>0.208273577431433</text:p>
              </table:table-cell>
              <table:table-cell office:value-type="float" office:value="279.977068641196">
                <text:p>279.977068641196</text:p>
              </table:table-cell>
              <table:table-cell office:value-type="float" office:value="0.304867861564538">
                <text:p>0.304867861564538</text:p>
              </table:table-cell>
              <table:table-cell office:value-type="float" office:value="1615.84849583063">
                <text:p>1615.84849583063</text:p>
              </table:table-cell>
              <table:table-cell office:value-type="float" office:value="0.211864881479552">
                <text:p>0.211864881479552</text:p>
              </table:table-cell>
              <table:table-cell office:value-type="float" office:value="2192.36626343977">
                <text:p>2192.36626343977</text:p>
              </table:table-cell>
              <table:table-cell office:value-type="float" office:value="0.166777842963138">
                <text:p>0.166777842963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6.322393605698">
                <text:p>766.322393605698</text:p>
              </table:table-cell>
              <table:table-cell office:value-type="float" office:value="0.229993847734198">
                <text:p>0.229993847734198</text:p>
              </table:table-cell>
              <table:table-cell office:value-type="float" office:value="301.081739631958">
                <text:p>301.081739631958</text:p>
              </table:table-cell>
              <table:table-cell office:value-type="float" office:value="0.299546836621523">
                <text:p>0.299546836621523</text:p>
              </table:table-cell>
              <table:table-cell office:value-type="float" office:value="1741.48317311178">
                <text:p>1741.48317311178</text:p>
              </table:table-cell>
              <table:table-cell office:value-type="float" office:value="0.209634383044112">
                <text:p>0.209634383044112</text:p>
              </table:table-cell>
              <table:table-cell office:value-type="float" office:value="2094.89326445823">
                <text:p>2094.89326445823</text:p>
              </table:table-cell>
              <table:table-cell office:value-type="float" office:value="0.170749012854107">
                <text:p>0.170749012854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5.01988286818">
                <text:p>1035.01988286818</text:p>
              </table:table-cell>
              <table:table-cell office:value-type="float" office:value="0.1881533037845">
                <text:p>0.1881533037845</text:p>
              </table:table-cell>
              <table:table-cell office:value-type="float" office:value="320.10476922467">
                <text:p>320.10476922467</text:p>
              </table:table-cell>
              <table:table-cell office:value-type="float" office:value="0.29497852329196">
                <text:p>0.29497852329196</text:p>
              </table:table-cell>
              <table:table-cell office:value-type="float" office:value="1843.33714717723">
                <text:p>1843.33714717723</text:p>
              </table:table-cell>
              <table:table-cell office:value-type="float" office:value="0.208196073874831">
                <text:p>0.208196073874831</text:p>
              </table:table-cell>
              <table:table-cell office:value-type="float" office:value="2429.81005744183">
                <text:p>2429.81005744183</text:p>
              </table:table-cell>
              <table:table-cell office:value-type="float" office:value="0.158072646069881">
                <text:p>0.158072646069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4.88798114909">
                <text:p>1084.88798114909</text:p>
              </table:table-cell>
              <table:table-cell office:value-type="float" office:value="0.206426475652408">
                <text:p>0.206426475652408</text:p>
              </table:table-cell>
              <table:table-cell office:value-type="float" office:value="339.063320599483">
                <text:p>339.063320599483</text:p>
              </table:table-cell>
              <table:table-cell office:value-type="float" office:value="0.2913213241147">
                <text:p>0.2913213241147</text:p>
              </table:table-cell>
              <table:table-cell office:value-type="float" office:value="1962.3733862643">
                <text:p>1962.3733862643</text:p>
              </table:table-cell>
              <table:table-cell office:value-type="float" office:value="0.206796089007785">
                <text:p>0.206796089007785</text:p>
              </table:table-cell>
              <table:table-cell office:value-type="float" office:value="2615.50363178341">
                <text:p>2615.50363178341</text:p>
              </table:table-cell>
              <table:table-cell office:value-type="float" office:value="0.147076558264211">
                <text:p>0.147076558264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5.83647872271">
                <text:p>1375.83647872271</text:p>
              </table:table-cell>
              <table:table-cell office:value-type="float" office:value="0.204503399367401">
                <text:p>0.204503399367401</text:p>
              </table:table-cell>
              <table:table-cell office:value-type="float" office:value="356.206034159569">
                <text:p>356.206034159569</text:p>
              </table:table-cell>
              <table:table-cell office:value-type="float" office:value="0.287856150379549">
                <text:p>0.287856150379549</text:p>
              </table:table-cell>
              <table:table-cell office:value-type="float" office:value="2083.43935077932">
                <text:p>2083.43935077932</text:p>
              </table:table-cell>
              <table:table-cell office:value-type="float" office:value="0.205642202574707">
                <text:p>0.205642202574707</text:p>
              </table:table-cell>
              <table:table-cell office:value-type="float" office:value="2850.59441133997">
                <text:p>2850.59441133997</text:p>
              </table:table-cell>
              <table:table-cell office:value-type="float" office:value="0.159456160164586">
                <text:p>0.159456160164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0.14477595894">
                <text:p>1030.14477595894</text:p>
              </table:table-cell>
              <table:table-cell office:value-type="float" office:value="0.241278122993551">
                <text:p>0.241278122993551</text:p>
              </table:table-cell>
              <table:table-cell office:value-type="float" office:value="379.699184023251">
                <text:p>379.699184023251</text:p>
              </table:table-cell>
              <table:table-cell office:value-type="float" office:value="0.278815491657928">
                <text:p>0.278815491657928</text:p>
              </table:table-cell>
              <table:table-cell office:value-type="float" office:value="2174.87861305982">
                <text:p>2174.87861305982</text:p>
              </table:table-cell>
              <table:table-cell office:value-type="float" office:value="0.204489549098036">
                <text:p>0.204489549098036</text:p>
              </table:table-cell>
              <table:table-cell office:value-type="float" office:value="2750.42099347067">
                <text:p>2750.42099347067</text:p>
              </table:table-cell>
              <table:table-cell office:value-type="float" office:value="0.176128016020291">
                <text:p>0.176128016020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5.86386426634">
                <text:p>1755.86386426634</text:p>
              </table:table-cell>
              <table:table-cell office:value-type="float" office:value="0.17325167328997">
                <text:p>0.17325167328997</text:p>
              </table:table-cell>
              <table:table-cell office:value-type="float" office:value="400.867850639394">
                <text:p>400.867850639394</text:p>
              </table:table-cell>
              <table:table-cell office:value-type="float" office:value="0.275682354030899">
                <text:p>0.275682354030899</text:p>
              </table:table-cell>
              <table:table-cell office:value-type="float" office:value="2405.95353167099">
                <text:p>2405.95353167099</text:p>
              </table:table-cell>
              <table:table-cell office:value-type="float" office:value="0.1865699797641">
                <text:p>0.1865699797641</text:p>
              </table:table-cell>
              <table:table-cell office:value-type="float" office:value="3397.87874635255">
                <text:p>3397.87874635255</text:p>
              </table:table-cell>
              <table:table-cell office:value-type="float" office:value="0.137477385007442">
                <text:p>0.137477385007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6.89578187415">
                <text:p>1076.89578187415</text:p>
              </table:table-cell>
              <table:table-cell office:value-type="float" office:value="0.23284996103454">
                <text:p>0.23284996103454</text:p>
              </table:table-cell>
              <table:table-cell office:value-type="float" office:value="421.035208818651">
                <text:p>421.035208818651</text:p>
              </table:table-cell>
              <table:table-cell office:value-type="float" office:value="0.271848893419768">
                <text:p>0.271848893419768</text:p>
              </table:table-cell>
              <table:table-cell office:value-type="float" office:value="2546.54309096708">
                <text:p>2546.54309096708</text:p>
              </table:table-cell>
              <table:table-cell office:value-type="float" office:value="0.180220593106095">
                <text:p>0.180220593106095</text:p>
              </table:table-cell>
              <table:table-cell office:value-type="float" office:value="3121.81037446717">
                <text:p>3121.81037446717</text:p>
              </table:table-cell>
              <table:table-cell office:value-type="float" office:value="0.19081593322824">
                <text:p>0.190815933228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51.4026836394">
                <text:p>1651.4026836394</text:p>
              </table:table-cell>
              <table:table-cell office:value-type="float" office:value="0.168750446555447">
                <text:p>0.168750446555447</text:p>
              </table:table-cell>
              <table:table-cell office:value-type="float" office:value="439.970280332931">
                <text:p>439.970280332931</text:p>
              </table:table-cell>
              <table:table-cell office:value-type="float" office:value="0.269186723721526">
                <text:p>0.269186723721526</text:p>
              </table:table-cell>
              <table:table-cell office:value-type="float" office:value="2652.76441773236">
                <text:p>2652.76441773236</text:p>
              </table:table-cell>
              <table:table-cell office:value-type="float" office:value="0.178923337409143">
                <text:p>0.178923337409143</text:p>
              </table:table-cell>
              <table:table-cell office:value-type="float" office:value="3746.09062424309">
                <text:p>3746.09062424309</text:p>
              </table:table-cell>
              <table:table-cell office:value-type="float" office:value="0.128082519660329">
                <text:p>0.128082519660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.072318154193">
                <text:p>463.072318154193</text:p>
              </table:table-cell>
              <table:table-cell office:value-type="float" office:value="0.265511234893564">
                <text:p>0.265511234893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325211735577">
                <text:p>483.325211735577</text:p>
              </table:table-cell>
              <table:table-cell office:value-type="float" office:value="0.262920024274258">
                <text:p>0.26292002427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.034619245357">
                <text:p>507.034619245357</text:p>
              </table:table-cell>
              <table:table-cell office:value-type="float" office:value="0.260360821443066">
                <text:p>0.26036082144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525435731077">
                <text:p>525.525435731077</text:p>
              </table:table-cell>
              <table:table-cell office:value-type="float" office:value="0.258422491389818">
                <text:p>0.258422491389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947187031021">
                <text:p>550.947187031021</text:p>
              </table:table-cell>
              <table:table-cell office:value-type="float" office:value="0.256736290729305">
                <text:p>0.256736290729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.747049774764">
                <text:p>567.747049774764</text:p>
              </table:table-cell>
              <table:table-cell office:value-type="float" office:value="0.255119960703042">
                <text:p>0.255119960703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693510488814">
                <text:p>587.693510488814</text:p>
              </table:table-cell>
              <table:table-cell office:value-type="float" office:value="0.253388637417227">
                <text:p>0.253388637417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.723925192244">
                <text:p>609.723925192244</text:p>
              </table:table-cell>
              <table:table-cell office:value-type="float" office:value="0.251753012982525">
                <text:p>0.25175301298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.977073140599">
                <text:p>630.977073140599</text:p>
              </table:table-cell>
              <table:table-cell office:value-type="float" office:value="0.250384617255868">
                <text:p>0.250384617255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.383489601395">
                <text:p>648.383489601395</text:p>
              </table:table-cell>
              <table:table-cell office:value-type="float" office:value="0.249292030080537">
                <text:p>0.24929203008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.996506991541">
                <text:p>668.996506991541</text:p>
              </table:table-cell>
              <table:table-cell office:value-type="float" office:value="0.248294094772422">
                <text:p>0.24829409477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.087790533388">
                <text:p>695.087790533388</text:p>
              </table:table-cell>
              <table:table-cell office:value-type="float" office:value="0.247161399883225">
                <text:p>0.24716139988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.855820970856">
                <text:p>719.855820970856</text:p>
              </table:table-cell>
              <table:table-cell office:value-type="float" office:value="0.246081802951549">
                <text:p>0.24608180295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.183483568469">
                <text:p>745.183483568469</text:p>
              </table:table-cell>
              <table:table-cell office:value-type="float" office:value="0.245250414728424">
                <text:p>0.245250414728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.318217423055">
                <text:p>767.318217423055</text:p>
              </table:table-cell>
              <table:table-cell office:value-type="float" office:value="0.243903219755968">
                <text:p>0.243903219755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.206680591259">
                <text:p>793.206680591259</text:p>
              </table:table-cell>
              <table:table-cell office:value-type="float" office:value="0.24129164398716">
                <text:p>0.24129164398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.968581242658">
                <text:p>814.968581242658</text:p>
              </table:table-cell>
              <table:table-cell office:value-type="float" office:value="0.239595669266524">
                <text:p>0.239595669266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.763620610286">
                <text:p>832.763620610286</text:p>
              </table:table-cell>
              <table:table-cell office:value-type="float" office:value="0.238187381637975">
                <text:p>0.238187381637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92396461234">
                <text:p>850.92396461234</text:p>
              </table:table-cell>
              <table:table-cell office:value-type="float" office:value="0.237049261010273">
                <text:p>0.23704926101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8.519875376953">
                <text:p>888.519875376953</text:p>
              </table:table-cell>
              <table:table-cell office:value-type="float" office:value="0.235441567329359">
                <text:p>0.235441567329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7.123cm" svg:y="0.316cm" chart:style-name="ch2">
          <text:p>6 month</text:p>
        </chart:title>
        <chart:legend chart:legend-position="end" svg:x="11.957cm" svg:y="3.952cm" style:legend-expansion="high" chart:style-name="ch3"/>
        <chart:plot-area chart:style-name="ch4" chart:data-source-has-labels="both" svg:x="1.331cm" svg:y="1.301cm" svg:width="10.306cm" svg:height="6.538cm">
          <chartooo:coordinate-region svg:x="2.243cm" svg:y="1.5cm" svg:width="9.022cm" svg:height="5.692cm"/>
          <chart:axis chart:dimension="x" chart:name="primary-x" chart:style-name="ch5" chartooo:axis-type="auto">
            <chart:title svg:x="5.368cm" svg:y="8.019cm" chart:style-name="ch6">
              <text:p>Avg Block Size</text:p>
            </chart:title>
            <chart:categories table:cell-range-address="local-table.$A$2:.$A$20"/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10" chart:values-cell-range-address="local-table.$E$2:.$E$20" chart:label-cell-address="local-table.$E$1" chart:class="chart:scatter">
            <chart:domain table:cell-range-address="local-table.$D$2:.$D$2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trictly_less_than</text:p>
              </table:table-cell>
              <table:table-cell office:value-type="string">
                <text:p/>
              </table:table-cell>
              <table:table-cell office:value-type="string">
                <text:p>less_than_equ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.285389950473">
                <text:p>198.285389950473</text:p>
              </table:table-cell>
              <table:table-cell office:value-type="float" office:value="0.459073669612134">
                <text:p>0.459073669612134</text:p>
              </table:table-cell>
              <table:table-cell office:value-type="float" office:value="222.501745177812">
                <text:p>222.501745177812</text:p>
              </table:table-cell>
              <table:table-cell office:value-type="float" office:value="0.444916146014198">
                <text:p>0.4449161460141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6.724631336123">
                <text:p>286.724631336123</text:p>
              </table:table-cell>
              <table:table-cell office:value-type="float" office:value="0.412802320362573">
                <text:p>0.412802320362573</text:p>
              </table:table-cell>
              <table:table-cell office:value-type="float" office:value="343.115802173676">
                <text:p>343.115802173676</text:p>
              </table:table-cell>
              <table:table-cell office:value-type="float" office:value="0.397845145349177">
                <text:p>0.397845145349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4.763096047227">
                <text:p>394.763096047227</text:p>
              </table:table-cell>
              <table:table-cell office:value-type="float" office:value="0.374025301601006">
                <text:p>0.374025301601006</text:p>
              </table:table-cell>
              <table:table-cell office:value-type="float" office:value="494.441360016681">
                <text:p>494.441360016681</text:p>
              </table:table-cell>
              <table:table-cell office:value-type="float" office:value="0.352468071583626">
                <text:p>0.352468071583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.280852661901">
                <text:p>486.280852661901</text:p>
              </table:table-cell>
              <table:table-cell office:value-type="float" office:value="0.354494981997316">
                <text:p>0.354494981997316</text:p>
              </table:table-cell>
              <table:table-cell office:value-type="float" office:value="618.779970700762">
                <text:p>618.779970700762</text:p>
              </table:table-cell>
              <table:table-cell office:value-type="float" office:value="0.333432611073199">
                <text:p>0.333432611073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0.272494888697">
                <text:p>570.272494888697</text:p>
              </table:table-cell>
              <table:table-cell office:value-type="float" office:value="0.339403751579573">
                <text:p>0.339403751579573</text:p>
              </table:table-cell>
              <table:table-cell office:value-type="float" office:value="738.534638224281">
                <text:p>738.534638224281</text:p>
              </table:table-cell>
              <table:table-cell office:value-type="float" office:value="0.318860608102907">
                <text:p>0.318860608102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0.169524838758">
                <text:p>670.169524838758</text:p>
              </table:table-cell>
              <table:table-cell office:value-type="float" office:value="0.325132302977268">
                <text:p>0.325132302977268</text:p>
              </table:table-cell>
              <table:table-cell office:value-type="float" office:value="882.24066729396">
                <text:p>882.24066729396</text:p>
              </table:table-cell>
              <table:table-cell office:value-type="float" office:value="0.305670946993151">
                <text:p>0.305670946993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1.344400929318">
                <text:p>771.344400929318</text:p>
              </table:table-cell>
              <table:table-cell office:value-type="float" office:value="0.31244477504529">
                <text:p>0.31244477504529</text:p>
              </table:table-cell>
              <table:table-cell office:value-type="float" office:value="1069.86697896571">
                <text:p>1069.86697896571</text:p>
              </table:table-cell>
              <table:table-cell office:value-type="float" office:value="0.286813928507843">
                <text:p>0.2868139285078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8.165353836708">
                <text:p>878.165353836708</text:p>
              </table:table-cell>
              <table:table-cell office:value-type="float" office:value="0.303420759484027">
                <text:p>0.303420759484027</text:p>
              </table:table-cell>
              <table:table-cell office:value-type="float" office:value="1240.99788032769">
                <text:p>1240.99788032769</text:p>
              </table:table-cell>
              <table:table-cell office:value-type="float" office:value="0.272496010652103">
                <text:p>0.272496010652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9.40719430885">
                <text:p>969.40719430885</text:p>
              </table:table-cell>
              <table:table-cell office:value-type="float" office:value="0.295434293081339">
                <text:p>0.295434293081339</text:p>
              </table:table-cell>
              <table:table-cell office:value-type="float" office:value="1363.73126648375">
                <text:p>1363.73126648375</text:p>
              </table:table-cell>
              <table:table-cell office:value-type="float" office:value="0.266163791785681">
                <text:p>0.2661637917856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9.56000921916">
                <text:p>1069.56000921916</text:p>
              </table:table-cell>
              <table:table-cell office:value-type="float" office:value="0.289952110404">
                <text:p>0.289952110404</text:p>
              </table:table-cell>
              <table:table-cell office:value-type="float" office:value="1490.51534038305">
                <text:p>1490.51534038305</text:p>
              </table:table-cell>
              <table:table-cell office:value-type="float" office:value="0.260698403769996">
                <text:p>0.260698403769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5.2061035517">
                <text:p>1175.2061035517</text:p>
              </table:table-cell>
              <table:table-cell office:value-type="float" office:value="0.285274434430997">
                <text:p>0.285274434430997</text:p>
              </table:table-cell>
              <table:table-cell office:value-type="float" office:value="1615.84849583063">
                <text:p>1615.84849583063</text:p>
              </table:table-cell>
              <table:table-cell office:value-type="float" office:value="0.254943062470121">
                <text:p>0.254943062470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4.6145521977">
                <text:p>1254.6145521977</text:p>
              </table:table-cell>
              <table:table-cell office:value-type="float" office:value="0.280746318164731">
                <text:p>0.280746318164731</text:p>
              </table:table-cell>
              <table:table-cell office:value-type="float" office:value="1741.48317311178">
                <text:p>1741.48317311178</text:p>
              </table:table-cell>
              <table:table-cell office:value-type="float" office:value="0.25070701764749">
                <text:p>0.250707017647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1.91045527319">
                <text:p>1321.91045527319</text:p>
              </table:table-cell>
              <table:table-cell office:value-type="float" office:value="0.277252952772897">
                <text:p>0.277252952772897</text:p>
              </table:table-cell>
              <table:table-cell office:value-type="float" office:value="1843.33714717723">
                <text:p>1843.33714717723</text:p>
              </table:table-cell>
              <table:table-cell office:value-type="float" office:value="0.247800500493755">
                <text:p>0.247800500493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4.28180858774">
                <text:p>1404.28180858774</text:p>
              </table:table-cell>
              <table:table-cell office:value-type="float" office:value="0.273996773780685">
                <text:p>0.273996773780685</text:p>
              </table:table-cell>
              <table:table-cell office:value-type="float" office:value="1962.3733862643">
                <text:p>1962.3733862643</text:p>
              </table:table-cell>
              <table:table-cell office:value-type="float" office:value="0.244761688462525">
                <text:p>0.244761688462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7.48802431798">
                <text:p>1507.48802431798</text:p>
              </table:table-cell>
              <table:table-cell office:value-type="float" office:value="0.270188468437612">
                <text:p>0.270188468437612</text:p>
              </table:table-cell>
              <table:table-cell office:value-type="float" office:value="2083.43935077932">
                <text:p>2083.43935077932</text:p>
              </table:table-cell>
              <table:table-cell office:value-type="float" office:value="0.242371376400051">
                <text:p>0.242371376400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81.06502335758">
                <text:p>1581.06502335758</text:p>
              </table:table-cell>
              <table:table-cell office:value-type="float" office:value="0.265552661712939">
                <text:p>0.265552661712939</text:p>
              </table:table-cell>
              <table:table-cell office:value-type="float" office:value="2174.87861305982">
                <text:p>2174.87861305982</text:p>
              </table:table-cell>
              <table:table-cell office:value-type="float" office:value="0.240184593157449">
                <text:p>0.240184593157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20.13234075557">
                <text:p>1720.13234075557</text:p>
              </table:table-cell>
              <table:table-cell office:value-type="float" office:value="0.245611927235975">
                <text:p>0.245611927235975</text:p>
              </table:table-cell>
              <table:table-cell office:value-type="float" office:value="2405.95353167099">
                <text:p>2405.95353167099</text:p>
              </table:table-cell>
              <table:table-cell office:value-type="float" office:value="0.220916918771624">
                <text:p>0.2209169187716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13.75274589058">
                <text:p>1813.75274589058</text:p>
              </table:table-cell>
              <table:table-cell office:value-type="float" office:value="0.2373090553574">
                <text:p>0.2373090553574</text:p>
              </table:table-cell>
              <table:table-cell office:value-type="float" office:value="2546.54309096708">
                <text:p>2546.54309096708</text:p>
              </table:table-cell>
              <table:table-cell office:value-type="float" office:value="0.213317620039517">
                <text:p>0.213317620039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83.15030869232">
                <text:p>1883.15030869232</text:p>
              </table:table-cell>
              <table:table-cell office:value-type="float" office:value="0.234700571089102">
                <text:p>0.234700571089102</text:p>
              </table:table-cell>
              <table:table-cell office:value-type="float" office:value="2652.76441773236">
                <text:p>2652.76441773236</text:p>
              </table:table-cell>
              <table:table-cell office:value-type="float" office:value="0.211145858843228">
                <text:p>0.2111458588432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7.295cm" svg:y="0.316cm" chart:style-name="ch2">
          <text:p>last yr</text:p>
        </chart:title>
        <chart:legend chart:legend-position="end" svg:x="11.957cm" svg:y="3.952cm" style:legend-expansion="high" chart:style-name="ch3"/>
        <chart:plot-area chart:style-name="ch4" chart:data-source-has-labels="both" svg:x="1.331cm" svg:y="1.301cm" svg:width="10.306cm" svg:height="6.538cm">
          <chartooo:coordinate-region svg:x="2.243cm" svg:y="1.5cm" svg:width="9.022cm" svg:height="5.692cm"/>
          <chart:axis chart:dimension="x" chart:name="primary-x" chart:style-name="ch5" chartooo:axis-type="auto">
            <chart:title svg:x="5.368cm" svg:y="8.019cm" chart:style-name="ch6">
              <text:p>Avg Block Size</text:p>
            </chart:title>
            <chart:categories table:cell-range-address="local-table.$A$2:.$A$20"/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10" chart:values-cell-range-address="local-table.$E$2:.$E$20" chart:label-cell-address="local-table.$E$1" chart:class="chart:scatter">
            <chart:domain table:cell-range-address="local-table.$D$2:.$D$2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trictly_less_than</text:p>
              </table:table-cell>
              <table:table-cell office:value-type="string">
                <text:p/>
              </table:table-cell>
              <table:table-cell office:value-type="string">
                <text:p>less_than_equ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.285389950473">
                <text:p>198.285389950473</text:p>
              </table:table-cell>
              <table:table-cell office:value-type="float" office:value="0.403990497493399">
                <text:p>0.403990497493399</text:p>
              </table:table-cell>
              <table:table-cell office:value-type="float" office:value="222.501745177812">
                <text:p>222.501745177812</text:p>
              </table:table-cell>
              <table:table-cell office:value-type="float" office:value="0.391201316059364">
                <text:p>0.3912013160593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6.724631336123">
                <text:p>286.724631336123</text:p>
              </table:table-cell>
              <table:table-cell office:value-type="float" office:value="0.366297057186353">
                <text:p>0.366297057186353</text:p>
              </table:table-cell>
              <table:table-cell office:value-type="float" office:value="343.115802173676">
                <text:p>343.115802173676</text:p>
              </table:table-cell>
              <table:table-cell office:value-type="float" office:value="0.353294164709514">
                <text:p>0.3532941647095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4.763096047227">
                <text:p>394.763096047227</text:p>
              </table:table-cell>
              <table:table-cell office:value-type="float" office:value="0.332429939074417">
                <text:p>0.332429939074417</text:p>
              </table:table-cell>
              <table:table-cell office:value-type="float" office:value="494.441360016681">
                <text:p>494.441360016681</text:p>
              </table:table-cell>
              <table:table-cell office:value-type="float" office:value="0.314667675117031">
                <text:p>0.314667675117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.280852661901">
                <text:p>486.280852661901</text:p>
              </table:table-cell>
              <table:table-cell office:value-type="float" office:value="0.317551569327326">
                <text:p>0.317551569327326</text:p>
              </table:table-cell>
              <table:table-cell office:value-type="float" office:value="618.779970700762">
                <text:p>618.779970700762</text:p>
              </table:table-cell>
              <table:table-cell office:value-type="float" office:value="0.300407784635341">
                <text:p>0.300407784635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0.272494888697">
                <text:p>570.272494888697</text:p>
              </table:table-cell>
              <table:table-cell office:value-type="float" office:value="0.303142297109694">
                <text:p>0.303142297109694</text:p>
              </table:table-cell>
              <table:table-cell office:value-type="float" office:value="738.534638224281">
                <text:p>738.534638224281</text:p>
              </table:table-cell>
              <table:table-cell office:value-type="float" office:value="0.28673634352139">
                <text:p>0.28673634352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0.169524838758">
                <text:p>670.169524838758</text:p>
              </table:table-cell>
              <table:table-cell office:value-type="float" office:value="0.291346566019264">
                <text:p>0.291346566019264</text:p>
              </table:table-cell>
              <table:table-cell office:value-type="float" office:value="882.24066729396">
                <text:p>882.24066729396</text:p>
              </table:table-cell>
              <table:table-cell office:value-type="float" office:value="0.275947823441975">
                <text:p>0.275947823441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1.344400929318">
                <text:p>771.344400929318</text:p>
              </table:table-cell>
              <table:table-cell office:value-type="float" office:value="0.280920492463054">
                <text:p>0.280920492463054</text:p>
              </table:table-cell>
              <table:table-cell office:value-type="float" office:value="1069.86697896571">
                <text:p>1069.86697896571</text:p>
              </table:table-cell>
              <table:table-cell office:value-type="float" office:value="0.259866081370231">
                <text:p>0.259866081370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8.165353836708">
                <text:p>878.165353836708</text:p>
              </table:table-cell>
              <table:table-cell office:value-type="float" office:value="0.273837848402041">
                <text:p>0.273837848402041</text:p>
              </table:table-cell>
              <table:table-cell office:value-type="float" office:value="1240.99788032769">
                <text:p>1240.99788032769</text:p>
              </table:table-cell>
              <table:table-cell office:value-type="float" office:value="0.247471254452123">
                <text:p>0.247471254452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9.40719430885">
                <text:p>969.40719430885</text:p>
              </table:table-cell>
              <table:table-cell office:value-type="float" office:value="0.267470559210287">
                <text:p>0.267470559210287</text:p>
              </table:table-cell>
              <table:table-cell office:value-type="float" office:value="1363.73126648375">
                <text:p>1363.73126648375</text:p>
              </table:table-cell>
              <table:table-cell office:value-type="float" office:value="0.24241160454047">
                <text:p>0.24241160454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9.56000921916">
                <text:p>1069.56000921916</text:p>
              </table:table-cell>
              <table:table-cell office:value-type="float" office:value="0.243898504575692">
                <text:p>0.243898504575692</text:p>
              </table:table-cell>
              <table:table-cell office:value-type="float" office:value="1490.51534038305">
                <text:p>1490.51534038305</text:p>
              </table:table-cell>
              <table:table-cell office:value-type="float" office:value="0.21872352324011">
                <text:p>0.21872352324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5.2061035517">
                <text:p>1175.2061035517</text:p>
              </table:table-cell>
              <table:table-cell office:value-type="float" office:value="0.240214727531218">
                <text:p>0.240214727531218</text:p>
              </table:table-cell>
              <table:table-cell office:value-type="float" office:value="1615.84849583063">
                <text:p>1615.84849583063</text:p>
              </table:table-cell>
              <table:table-cell office:value-type="float" office:value="0.214084032161024">
                <text:p>0.214084032161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4.6145521977">
                <text:p>1254.6145521977</text:p>
              </table:table-cell>
              <table:table-cell office:value-type="float" office:value="0.237082771796411">
                <text:p>0.237082771796411</text:p>
              </table:table-cell>
              <table:table-cell office:value-type="float" office:value="1741.48317311178">
                <text:p>1741.48317311178</text:p>
              </table:table-cell>
              <table:table-cell office:value-type="float" office:value="0.211136205326572">
                <text:p>0.211136205326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1.91045527319">
                <text:p>1321.91045527319</text:p>
              </table:table-cell>
              <table:table-cell office:value-type="float" office:value="0.234238871307882">
                <text:p>0.234238871307882</text:p>
              </table:table-cell>
              <table:table-cell office:value-type="float" office:value="1843.33714717723">
                <text:p>1843.33714717723</text:p>
              </table:table-cell>
              <table:table-cell office:value-type="float" office:value="0.208785527980946">
                <text:p>0.208785527980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4.28180858774">
                <text:p>1404.28180858774</text:p>
              </table:table-cell>
              <table:table-cell office:value-type="float" office:value="0.231900380306051">
                <text:p>0.231900380306051</text:p>
              </table:table-cell>
              <table:table-cell office:value-type="float" office:value="1962.3733862643">
                <text:p>1962.3733862643</text:p>
              </table:table-cell>
              <table:table-cell office:value-type="float" office:value="0.206540737618564">
                <text:p>0.2065407376185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7.48802431798">
                <text:p>1507.48802431798</text:p>
              </table:table-cell>
              <table:table-cell office:value-type="float" office:value="0.228917133092618">
                <text:p>0.228917133092618</text:p>
              </table:table-cell>
              <table:table-cell office:value-type="float" office:value="2083.43935077932">
                <text:p>2083.43935077932</text:p>
              </table:table-cell>
              <table:table-cell office:value-type="float" office:value="0.204825979281937">
                <text:p>0.204825979281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81.06502335758">
                <text:p>1581.06502335758</text:p>
              </table:table-cell>
              <table:table-cell office:value-type="float" office:value="0.225038383529679">
                <text:p>0.225038383529679</text:p>
              </table:table-cell>
              <table:table-cell office:value-type="float" office:value="2174.87861305982">
                <text:p>2174.87861305982</text:p>
              </table:table-cell>
              <table:table-cell office:value-type="float" office:value="0.203083998264019">
                <text:p>0.203083998264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20.13234075557">
                <text:p>1720.13234075557</text:p>
              </table:table-cell>
              <table:table-cell office:value-type="float" office:value="0.20625797120996">
                <text:p>0.20625797120996</text:p>
              </table:table-cell>
              <table:table-cell office:value-type="float" office:value="2405.95353167099">
                <text:p>2405.95353167099</text:p>
              </table:table-cell>
              <table:table-cell office:value-type="float" office:value="0.184818984875608">
                <text:p>0.1848189848756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13.75274589058">
                <text:p>1813.75274589058</text:p>
              </table:table-cell>
              <table:table-cell office:value-type="float" office:value="0.201489856522655">
                <text:p>0.201489856522655</text:p>
              </table:table-cell>
              <table:table-cell office:value-type="float" office:value="2546.54309096708">
                <text:p>2546.54309096708</text:p>
              </table:table-cell>
              <table:table-cell office:value-type="float" office:value="0.180715680065913">
                <text:p>0.180715680065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83.15030869232">
                <text:p>1883.15030869232</text:p>
              </table:table-cell>
              <table:table-cell office:value-type="float" office:value="0.199630681815222">
                <text:p>0.199630681815222</text:p>
              </table:table-cell>
              <table:table-cell office:value-type="float" office:value="2652.76441773236">
                <text:p>2652.76441773236</text:p>
              </table:table-cell>
              <table:table-cell office:value-type="float" office:value="0.179251233028748">
                <text:p>0.17925123302874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911cm" svg:y="0.316cm" chart:style-name="ch2">
          <text:p>Two Years</text:p>
        </chart:title>
        <chart:legend chart:legend-position="end" svg:x="11.957cm" svg:y="3.952cm" style:legend-expansion="high" chart:style-name="ch3"/>
        <chart:plot-area chart:style-name="ch4" chart:data-source-has-labels="both" svg:x="1.331cm" svg:y="1.301cm" svg:width="10.306cm" svg:height="6.538cm">
          <chartooo:coordinate-region svg:x="2.243cm" svg:y="1.5cm" svg:width="9.022cm" svg:height="5.692cm"/>
          <chart:axis chart:dimension="x" chart:name="primary-x" chart:style-name="ch5" chartooo:axis-type="auto">
            <chart:title svg:x="5.368cm" svg:y="8.019cm" chart:style-name="ch6">
              <text:p>Avg Block Size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E$2:.$E$21" chart:label-cell-address="local-table.$E$1" chart:class="chart:scatter">
            <chart:domain table:cell-range-address="local-table.$D$2:.$D$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trictly_less_than</text:p>
              </table:table-cell>
              <table:table-cell office:value-type="string">
                <text:p/>
              </table:table-cell>
              <table:table-cell office:value-type="string">
                <text:p>less_than_equ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.285389950473">
                <text:p>198.285389950473</text:p>
              </table:table-cell>
              <table:table-cell office:value-type="float" office:value="0.345007594020906">
                <text:p>0.345007594020906</text:p>
              </table:table-cell>
              <table:table-cell office:value-type="float" office:value="222.501745177812">
                <text:p>222.501745177812</text:p>
              </table:table-cell>
              <table:table-cell office:value-type="float" office:value="0.33442032627318">
                <text:p>0.334420326273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6.724631336123">
                <text:p>286.724631336123</text:p>
              </table:table-cell>
              <table:table-cell office:value-type="float" office:value="0.316116289198216">
                <text:p>0.316116289198216</text:p>
              </table:table-cell>
              <table:table-cell office:value-type="float" office:value="343.115802173676">
                <text:p>343.115802173676</text:p>
              </table:table-cell>
              <table:table-cell office:value-type="float" office:value="0.305888820050981">
                <text:p>0.305888820050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4.763096047227">
                <text:p>394.763096047227</text:p>
              </table:table-cell>
              <table:table-cell office:value-type="float" office:value="0.28704897024087">
                <text:p>0.28704897024087</text:p>
              </table:table-cell>
              <table:table-cell office:value-type="float" office:value="494.441360016681">
                <text:p>494.441360016681</text:p>
              </table:table-cell>
              <table:table-cell office:value-type="float" office:value="0.273559108245579">
                <text:p>0.273559108245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.280852661901">
                <text:p>486.280852661901</text:p>
              </table:table-cell>
              <table:table-cell office:value-type="float" office:value="0.275295860849519">
                <text:p>0.275295860849519</text:p>
              </table:table-cell>
              <table:table-cell office:value-type="float" office:value="618.779970700762">
                <text:p>618.779970700762</text:p>
              </table:table-cell>
              <table:table-cell office:value-type="float" office:value="0.26232322883589">
                <text:p>0.26232322883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0.272494888697">
                <text:p>570.272494888697</text:p>
              </table:table-cell>
              <table:table-cell office:value-type="float" office:value="0.266233178022078">
                <text:p>0.266233178022078</text:p>
              </table:table-cell>
              <table:table-cell office:value-type="float" office:value="738.534638224281">
                <text:p>738.534638224281</text:p>
              </table:table-cell>
              <table:table-cell office:value-type="float" office:value="0.253915045536421">
                <text:p>0.253915045536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0.169524838758">
                <text:p>670.169524838758</text:p>
              </table:table-cell>
              <table:table-cell office:value-type="float" office:value="0.257744296811115">
                <text:p>0.257744296811115</text:p>
              </table:table-cell>
              <table:table-cell office:value-type="float" office:value="882.24066729396">
                <text:p>882.24066729396</text:p>
              </table:table-cell>
              <table:table-cell office:value-type="float" office:value="0.246240178881522">
                <text:p>0.246240178881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1.344400929318">
                <text:p>771.344400929318</text:p>
              </table:table-cell>
              <table:table-cell office:value-type="float" office:value="0.249473426838163">
                <text:p>0.249473426838163</text:p>
              </table:table-cell>
              <table:table-cell office:value-type="float" office:value="1069.86697896571">
                <text:p>1069.86697896571</text:p>
              </table:table-cell>
              <table:table-cell office:value-type="float" office:value="0.232785148530147">
                <text:p>0.232785148530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8.165353836708">
                <text:p>878.165353836708</text:p>
              </table:table-cell>
              <table:table-cell office:value-type="float" office:value="0.244301339944852">
                <text:p>0.244301339944852</text:p>
              </table:table-cell>
              <table:table-cell office:value-type="float" office:value="1240.99788032769">
                <text:p>1240.99788032769</text:p>
              </table:table-cell>
              <table:table-cell office:value-type="float" office:value="0.222232531062029">
                <text:p>0.222232531062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9.40719430885">
                <text:p>969.40719430885</text:p>
              </table:table-cell>
              <table:table-cell office:value-type="float" office:value="0.23934648392284">
                <text:p>0.23934648392284</text:p>
              </table:table-cell>
              <table:table-cell office:value-type="float" office:value="1363.73126648375">
                <text:p>1363.73126648375</text:p>
              </table:table-cell>
              <table:table-cell office:value-type="float" office:value="0.218435802811971">
                <text:p>0.218435802811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9.56000921916">
                <text:p>1069.56000921916</text:p>
              </table:table-cell>
              <table:table-cell office:value-type="float" office:value="0.236289864981342">
                <text:p>0.236289864981342</text:p>
              </table:table-cell>
              <table:table-cell office:value-type="float" office:value="1490.51534038305">
                <text:p>1490.51534038305</text:p>
              </table:table-cell>
              <table:table-cell office:value-type="float" office:value="0.21532719722821">
                <text:p>0.21532719722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5.2061035517">
                <text:p>1175.2061035517</text:p>
              </table:table-cell>
              <table:table-cell office:value-type="float" office:value="0.233913995690147">
                <text:p>0.233913995690147</text:p>
              </table:table-cell>
              <table:table-cell office:value-type="float" office:value="1615.84849583063">
                <text:p>1615.84849583063</text:p>
              </table:table-cell>
              <table:table-cell office:value-type="float" office:value="0.211864881479552">
                <text:p>0.211864881479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4.6145521977">
                <text:p>1254.6145521977</text:p>
              </table:table-cell>
              <table:table-cell office:value-type="float" office:value="0.231711225815399">
                <text:p>0.231711225815399</text:p>
              </table:table-cell>
              <table:table-cell office:value-type="float" office:value="1741.48317311178">
                <text:p>1741.48317311178</text:p>
              </table:table-cell>
              <table:table-cell office:value-type="float" office:value="0.209634383044112">
                <text:p>0.209634383044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1.91045527319">
                <text:p>1321.91045527319</text:p>
              </table:table-cell>
              <table:table-cell office:value-type="float" office:value="0.229865753585378">
                <text:p>0.229865753585378</text:p>
              </table:table-cell>
              <table:table-cell office:value-type="float" office:value="1843.33714717723">
                <text:p>1843.33714717723</text:p>
              </table:table-cell>
              <table:table-cell office:value-type="float" office:value="0.208196073874831">
                <text:p>0.208196073874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4.28180858774">
                <text:p>1404.28180858774</text:p>
              </table:table-cell>
              <table:table-cell office:value-type="float" office:value="0.22826081011331">
                <text:p>0.22826081011331</text:p>
              </table:table-cell>
              <table:table-cell office:value-type="float" office:value="1962.3733862643">
                <text:p>1962.3733862643</text:p>
              </table:table-cell>
              <table:table-cell office:value-type="float" office:value="0.206796089007785">
                <text:p>0.2067960890077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7.48802431798">
                <text:p>1507.48802431798</text:p>
              </table:table-cell>
              <table:table-cell office:value-type="float" office:value="0.225710817343405">
                <text:p>0.225710817343405</text:p>
              </table:table-cell>
              <table:table-cell office:value-type="float" office:value="2083.43935077932">
                <text:p>2083.43935077932</text:p>
              </table:table-cell>
              <table:table-cell office:value-type="float" office:value="0.205642202574707">
                <text:p>0.205642202574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81.06502335758">
                <text:p>1581.06502335758</text:p>
              </table:table-cell>
              <table:table-cell office:value-type="float" office:value="0.22266220368762">
                <text:p>0.22266220368762</text:p>
              </table:table-cell>
              <table:table-cell office:value-type="float" office:value="2174.87861305982">
                <text:p>2174.87861305982</text:p>
              </table:table-cell>
              <table:table-cell office:value-type="float" office:value="0.204489549098036">
                <text:p>0.204489549098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20.13234075557">
                <text:p>1720.13234075557</text:p>
              </table:table-cell>
              <table:table-cell office:value-type="float" office:value="0.204395850502168">
                <text:p>0.204395850502168</text:p>
              </table:table-cell>
              <table:table-cell office:value-type="float" office:value="2405.95353167099">
                <text:p>2405.95353167099</text:p>
              </table:table-cell>
              <table:table-cell office:value-type="float" office:value="0.1865699797641">
                <text:p>0.18656997976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13.75274589058">
                <text:p>1813.75274589058</text:p>
              </table:table-cell>
              <table:table-cell office:value-type="float" office:value="0.197518712208737">
                <text:p>0.197518712208737</text:p>
              </table:table-cell>
              <table:table-cell office:value-type="float" office:value="2546.54309096708">
                <text:p>2546.54309096708</text:p>
              </table:table-cell>
              <table:table-cell office:value-type="float" office:value="0.180220593106095">
                <text:p>0.180220593106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83.15030869232">
                <text:p>1883.15030869232</text:p>
              </table:table-cell>
              <table:table-cell office:value-type="float" office:value="0.195969866577339">
                <text:p>0.195969866577339</text:p>
              </table:table-cell>
              <table:table-cell office:value-type="float" office:value="2652.76441773236">
                <text:p>2652.76441773236</text:p>
              </table:table-cell>
              <table:table-cell office:value-type="float" office:value="0.178923337409143">
                <text:p>0.178923337409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